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4.591cm"/>
    </style:style>
    <style:style style:name="co6" style:family="table-column">
      <style:table-column-properties fo:break-before="auto" style:column-width="7.0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Summary: 777 extractions, 908 sentences</text:p>
          </table:table-cell>
        </table:table-row>
        <table:table-row table:style-name="ro1">
          <table:table-cell table:number-columns-repeated="3"/>
          <table:table-cell office:value-type="string">
            <text:p>Tweet</text:p>
          </table:table-cell>
          <table:table-cell office:value-type="string">
            <text:p>Arg1</text:p>
          </table:table-cell>
          <table:table-cell office:value-type="string">
            <text:p>Relation</text:p>
          </table:table-cell>
          <table:table-cell office:value-type="string">
            <text:p>Arg2</text:p>
          </table:table-cell>
          <table:table-cell office:value-type="string">
            <text:p>Right/Wrong/NotSu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return of coach Tito Vilanova &amp;amp; Eric Abidal has lifted Barca , but the threat of # PSG 's Zlatan Ibrahimovic remains http ://t.co/s1jzZNtbxX .</text:p>
          </table:table-cell>
          <table:table-cell office:value-type="string">
            <text:p>eric abidal</text:p>
          </table:table-cell>
          <table:table-cell office:value-type="string">
            <text:p>lift</text:p>
          </table:table-cell>
          <table:table-cell office:value-type="string">
            <text:p>barc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return of coach Tito Vilanova &amp;amp; Eric Abidal has lifted Barca , but the threat of # PSG 's Zlatan Ibrahimovic remains http ://t.co/s1jzZNtbxX .</text:p>
          </table:table-cell>
          <table:table-cell office:value-type="string">
            <text:p>the threat of # psg 's zlatan ibrahimovic</text:p>
          </table:table-cell>
          <table:table-cell office:value-type="string">
            <text:p>remain</text:p>
          </table:table-cell>
          <table:table-cell office:value-type="string">
            <text:p>http ://t.co/s1jzzntbxx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the eurozone unemployment has been rising for 22 months - making it longest and bleakest period for unemployment since early 90 's . . RT @BBCBreaking : UN Secretary General Ban Ki-Moon says current North Korea crisis has \"gone too far \ " and urges negotiations .</text:p>
          </table:table-cell>
          <table:table-cell office:value-type="string">
            <text:p>the eurozone unemployment</text:p>
          </table:table-cell>
          <table:table-cell office:value-type="string">
            <text:p>rise for</text:p>
          </table:table-cell>
          <table:table-cell office:value-type="string">
            <text:p># month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the eurozone unemployment has been rising for 22 months - making it longest and bleakest period for unemployment since early 90 's . . RT @BBCBreaking : UN Secretary General Ban Ki-Moon says current North Korea crisis has \"gone too far \ " and urges negotiations .</text:p>
          </table:table-cell>
          <table:table-cell office:value-type="string">
            <text:p>secretary general ban ki-moon</text:p>
          </table:table-cell>
          <table:table-cell office:value-type="string">
            <text:p>say</text:p>
          </table:table-cell>
          <table:table-cell office:value-type="string">
            <text:p>current north korea crisi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the eurozone unemployment has been rising for 22 months - making it longest and bleakest period for unemployment since early 90 's . . RT @BBCBreaking : UN Secretary General Ban Ki-Moon says current North Korea crisis has \"gone too far \ " and urges negotiations .</text:p>
          </table:table-cell>
          <table:table-cell office:value-type="string">
            <text:p>current north korea crisis</text:p>
          </table:table-cell>
          <table:table-cell office:value-type="string">
            <text:p>urge</text:p>
          </table:table-cell>
          <table:table-cell office:value-type="string">
            <text:p>negotiation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@BBCPallab visits tunnels to see what 's involved in repair and upgrade work on Large Hadron Collider in Cern http ://t.co/8lMTKRTeoc.</text:p>
          </table:table-cell>
          <table:table-cell office:value-type="string">
            <text:p>@bbcpallab</text:p>
          </table:table-cell>
          <table:table-cell office:value-type="string">
            <text:p>visit</text:p>
          </table:table-cell>
          <table:table-cell office:value-type="string">
            <text:p>tunnel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uth Africa 's President Jacob Zuma attends memorial service for 13 soldiers killed in Central African Republic http ://t.co/KCTdmqmDpB.</text:p>
          </table:table-cell>
          <table:table-cell office:value-type="string">
            <text:p>south africa 's president jacob zuma</text:p>
          </table:table-cell>
          <table:table-cell office:value-type="string">
            <text:p>attend service for</text:p>
          </table:table-cell>
          <table:table-cell office:value-type="string">
            <text:p># soldi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uth Africa 's President Jacob Zuma attends memorial service for 13 soldiers killed in Central African Republic http ://t.co/KCTdmqmDpB.</text:p>
          </table:table-cell>
          <table:table-cell office:value-type="string">
            <text:p># soldiers</text:p>
          </table:table-cell>
          <table:table-cell office:value-type="string">
            <text:p>kill in</text:p>
          </table:table-cell>
          <table:table-cell office:value-type="string">
            <text:p>central african republic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AndrewH : SA 's Zuma condemns \"deliberate attempt to cast doubt and distort purpose of mission \ " in CAR. . RT @BBCAndrewH : At memorial service President Zuma says 13 SA soldiers died on \"noble mission of building peace in the continent . \" .</text:p>
          </table:table-cell>
          <table:table-cell office:value-type="string">
            <text:p>sa 's zuma</text:p>
          </table:table-cell>
          <table:table-cell office:value-type="string">
            <text:p>condemn</text:p>
          </table:table-cell>
          <table:table-cell office:value-type="string">
            <text:p>\"deliberate attemp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AndrewH : SA 's Zuma condemns \"deliberate attempt to cast doubt and distort purpose of mission \ " in CAR. . RT @BBCAndrewH : At memorial service President Zuma says 13 SA soldiers died on \"noble mission of building peace in the continent . \" .</text:p>
          </table:table-cell>
          <table:table-cell office:value-type="string">
            <text:p>president zuma</text:p>
          </table:table-cell>
          <table:table-cell office:value-type="string">
            <text:p>say</text:p>
          </table:table-cell>
          <table:table-cell office:value-type="string">
            <text:p># sa soldier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AndrewH : SA 's Zuma condemns \"deliberate attempt to cast doubt and distort purpose of mission \ " in CAR. . RT @BBCAndrewH : At memorial service President Zuma says 13 SA soldiers died on \"noble mission of building peace in the continent . \" .</text:p>
          </table:table-cell>
          <table:table-cell office:value-type="string">
            <text:p># sa soldiers</text:p>
          </table:table-cell>
          <table:table-cell office:value-type="string">
            <text:p>die on</text:p>
          </table:table-cell>
          <table:table-cell office:value-type="string">
            <text:p>\"noble miss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y China 's military has turned to gaming and made its training aid , Glorious Mission , available to the public http ://t.co/aLy2435sfT.</text:p>
          </table:table-cell>
          <table:table-cell office:value-type="string">
            <text:p>china 's military</text:p>
          </table:table-cell>
          <table:table-cell office:value-type="string">
            <text:p>turn to</text:p>
          </table:table-cell>
          <table:table-cell office:value-type="string">
            <text:p>gam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y China 's military has turned to gaming and made its training aid , Glorious Mission , available to the public http ://t.co/aLy2435sfT.</text:p>
          </table:table-cell>
          <table:table-cell office:value-type="string">
            <text:p>china 's military</text:p>
          </table:table-cell>
          <table:table-cell office:value-type="string">
            <text:p>make</text:p>
          </table:table-cell>
          <table:table-cell office:value-type="string">
            <text:p>its training ai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iki Bank customers in UK escape Cyprus levy as Bank of England says deposits protected by compensation scheme http ://t.co/BlpjEjdoQy .</text:p>
          </table:table-cell>
          <table:table-cell office:value-type="string">
            <text:p>bank of england</text:p>
          </table:table-cell>
          <table:table-cell office:value-type="string">
            <text:p>say</text:p>
          </table:table-cell>
          <table:table-cell office:value-type="string">
            <text:p>deposit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Unemployment in eurozone hits record high of 12 % , says statistics agency Eurostat http ://t.co/Ea8swcoKlx .</text:p>
          </table:table-cell>
          <table:table-cell office:value-type="string">
            <text:p>unemployment</text:p>
          </table:table-cell>
          <table:table-cell office:value-type="string">
            <text:p>say</text:p>
          </table:table-cell>
          <table:table-cell office:value-type="string">
            <text:p>statistics agency eurosta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Unemployment in eurozone hits record high of 12 % , says statistics agency Eurostat http ://t.co/Ea8swcoKlx .</text:p>
          </table:table-cell>
          <table:table-cell office:value-type="string">
            <text:p>statistics agency eurostat</text:p>
          </table:table-cell>
          <table:table-cell office:value-type="string">
            <text:p>http</text:p>
          </table:table-cell>
          <table:table-cell office:value-type="string">
            <text:p>://t.co/ea8swcoklx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etnamese farmers who used home-made bombs and shotguns to fight land evictions on trial in Haiphong http ://t.co/BWKtgM2HRK.</text:p>
          </table:table-cell>
          <table:table-cell office:value-type="string">
            <text:p>vietnamese farmers</text:p>
          </table:table-cell>
          <table:table-cell office:value-type="string">
            <text:p>use</text:p>
          </table:table-cell>
          <table:table-cell office:value-type="string">
            <text:p>home-made bombs and shotgu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earch raises concerns over mislabelled fish entering food chain http ://t.co/zHb51pU5fZ.</text:p>
          </table:table-cell>
          <table:table-cell office:value-type="string">
            <text:p>research</text:p>
          </table:table-cell>
          <table:table-cell office:value-type="string">
            <text:p>raise</text:p>
          </table:table-cell>
          <table:table-cell office:value-type="string">
            <text:p>concer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dia 's Supreme Court withdraws its order barring the Italian ambassador from leaving the country http ://t.co/6nO35Dqf91 .</text:p>
          </table:table-cell>
          <table:table-cell office:value-type="string">
            <text:p>the country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U begins Mali army training mission http ://t.co/ypLiTyeAHq .</text:p>
          </table:table-cell>
          <table:table-cell office:value-type="string">
            <text:p>eu</text:p>
          </table:table-cell>
          <table:table-cell office:value-type="string">
            <text:p>begin</text:p>
          </table:table-cell>
          <table:table-cell office:value-type="string">
            <text:p>mali army training mission http ://t.co/yplityeahq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 to vote on global arms treaty http ://t.co/Y2u4bAeCj9 .</text:p>
          </table:table-cell>
          <table:table-cell office:value-type="string">
            <text:p>global arms treaty</text:p>
          </table:table-cell>
          <table:table-cell office:value-type="string">
            <text:p>http</text:p>
          </table:table-cell>
          <table:table-cell office:value-type="string">
            <text:p>://t.co/y2u4baecj9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urma school hit by deadly blaze http ://t.co/wUal4VlcLa .</text:p>
          </table:table-cell>
          <table:table-cell office:value-type="string">
            <text:p>burma school</text:p>
          </table:table-cell>
          <table:table-cell office:value-type="string">
            <text:p>hit by</text:p>
          </table:table-cell>
          <table:table-cell office:value-type="string">
            <text:p>deadly blaz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Man , 80 , aims to be oldest Everest climber http ://t.co/etKaQ67QJ8 .</text:p>
          </table:table-cell>
          <table:table-cell office:value-type="string">
            <text:p>video</text:p>
          </table:table-cell>
          <table:table-cell office:value-type="string">
            <text:p>aim to be</text:p>
          </table:table-cell>
          <table:table-cell office:value-type="string">
            <text:p>oldest everest climber http ://t.co/etkaq67qj8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rwegian airline prepares for global expansion http ://t.co/5nAUbDEwhx .</text:p>
          </table:table-cell>
          <table:table-cell office:value-type="string">
            <text:p>norwegian airline</text:p>
          </table:table-cell>
          <table:table-cell office:value-type="string">
            <text:p>prepare for</text:p>
          </table:table-cell>
          <table:table-cell office:value-type="string">
            <text:p>global expansion http ://t.co/5naubdewhx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lsh defends Grand National race http ://t.co/6eeY2lLB1U.</text:p>
          </table:table-cell>
          <table:table-cell office:value-type="string">
            <text:p>walsh</text:p>
          </table:table-cell>
          <table:table-cell office:value-type="string">
            <text:p>defend</text:p>
          </table:table-cell>
          <table:table-cell office:value-type="string">
            <text:p>grand national race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ifornia city enters bankruptcy http ://t.co/y4aakgLXVp .</text:p>
          </table:table-cell>
          <table:table-cell office:value-type="string">
            <text:p>california city</text:p>
          </table:table-cell>
          <table:table-cell office:value-type="string">
            <text:p>enter</text:p>
          </table:table-cell>
          <table:table-cell office:value-type="string">
            <text:p>bankruptcy http ://t.co/y4aakglxv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Tourist raped on Rio de Janeiro minibus http ://t.co/3XcJWwtzwn .</text:p>
          </table:table-cell>
          <table:table-cell office:value-type="string">
            <text:p>tourist</text:p>
          </table:table-cell>
          <table:table-cell office:value-type="string">
            <text:p>rape on</text:p>
          </table:table-cell>
          <table:table-cell office:value-type="string">
            <text:p>rio de janeiro minibus http ://t.co/3xcjwwtzw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ager Warnock leaves Leeds role http ://t.co/UrWFWz6wP0 .</text:p>
          </table:table-cell>
          <table:table-cell office:value-type="string">
            <text:p>manager warnock</text:p>
          </table:table-cell>
          <table:table-cell office:value-type="string">
            <text:p>leave</text:p>
          </table:table-cell>
          <table:table-cell office:value-type="string">
            <text:p>leeds role http ://t.co/urwfwz6wp0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pple apologises to China customers http ://t.co/qMGJ0Vt3Ct .</text:p>
          </table:table-cell>
          <table:table-cell office:value-type="string">
            <text:p>apple</text:p>
          </table:table-cell>
          <table:table-cell office:value-type="string">
            <text:p>apologise to</text:p>
          </table:table-cell>
          <table:table-cell office:value-type="string">
            <text:p>china custom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yria suffers 'deadliest month ' http ://t.co/wVRES5vmIy .</text:p>
          </table:table-cell>
          <table:table-cell office:value-type="string">
            <text:p>syria</text:p>
          </table:table-cell>
          <table:table-cell office:value-type="string">
            <text:p>suffer</text:p>
          </table:table-cell>
          <table:table-cell office:value-type="string">
            <text:p>deadliest month ' http ://t.co/wvres5vmi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C denies CAR business links claim http ://t.co/D4g4AM5R4a .</text:p>
          </table:table-cell>
          <table:table-cell office:value-type="string">
            <text:p>anc</text:p>
          </table:table-cell>
          <table:table-cell office:value-type="string">
            <text:p>deny</text:p>
          </table:table-cell>
          <table:table-cell office:value-type="string">
            <text:p>car business link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C denies CAR business links claim http ://t.co/D4g4AM5R4a .</text:p>
          </table:table-cell>
          <table:table-cell office:value-type="string">
            <text:p>car business links</text:p>
          </table:table-cell>
          <table:table-cell office:value-type="string">
            <text:p>claim</text:p>
          </table:table-cell>
          <table:table-cell office:value-type="string">
            <text:p>http ://t.co/d4g4am5r4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Is Kashmir the new Chamonix ?</text:p>
          </table:table-cell>
          <table:table-cell office:value-type="string">
            <text:p>video</text:p>
          </table:table-cell>
          <table:table-cell office:value-type="string">
            <text:p>be</text:p>
          </table:table-cell>
          <table:table-cell office:value-type="string">
            <text:p>kashmi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berty wins Irish National at 50-1 http ://t.co/Q4S91rqxbt .</text:p>
          </table:table-cell>
          <table:table-cell office:value-type="string">
            <text:p>liberty</text:p>
          </table:table-cell>
          <table:table-cell office:value-type="string">
            <text:p>win</text:p>
          </table:table-cell>
          <table:table-cell office:value-type="string">
            <text:p>irish nation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SteveR : Tomorrow on @BBCWorld I 'll be going live from Moscow-under the ground .</text:p>
          </table:table-cell>
          <table:table-cell office:value-type="string">
            <text:p>i</text:p>
          </table:table-cell>
          <table:table-cell office:value-type="string">
            <text:p>go live from</text:p>
          </table:table-cell>
          <table:table-cell office:value-type="string">
            <text:p>moscow-und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ve reports from the Metro throughout the day . . RT @bbcworldservice : On our news podcast : # India rejects new # Novartis patent for cancer drug : http ://t.co/H95wPui7EA.</text:p>
          </table:table-cell>
          <table:table-cell office:value-type="string">
            <text:p># india</text:p>
          </table:table-cell>
          <table:table-cell office:value-type="string">
            <text:p>reject</text:p>
          </table:table-cell>
          <table:table-cell office:value-type="string">
            <text:p>new # novartis pate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weather : Deadly floods hit Port Louis , the capital of Mauritius , over the weekend .</text:p>
          </table:table-cell>
          <table:table-cell office:value-type="string">
            <text:p>deadly floods</text:p>
          </table:table-cell>
          <table:table-cell office:value-type="string">
            <text:p>hit</text:p>
          </table:table-cell>
          <table:table-cell office:value-type="string">
            <text:p>port loui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lans to give nuclear weapons greater prominence in North # Korea 's defences are endorsed by its parliament http ://t.co/RtqyPgTX7o .</text:p>
          </table:table-cell>
          <table:table-cell office:value-type="string">
            <text:p>north # korea 's defences</text:p>
          </table:table-cell>
          <table:table-cell office:value-type="string">
            <text:p>endorse by</text:p>
          </table:table-cell>
          <table:table-cell office:value-type="string">
            <text:p>its parliame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lans to give nuclear weapons greater prominence in North # Korea 's defences are endorsed by its parliament http ://t.co/RtqyPgTX7o .</text:p>
          </table:table-cell>
          <table:table-cell office:value-type="string">
            <text:p>its parliament</text:p>
          </table:table-cell>
          <table:table-cell office:value-type="string">
            <text:p>http</text:p>
          </table:table-cell>
          <table:table-cell office:value-type="string">
            <text:p>://t.co/rtqypgtx7o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Latest update on Nelson # Mandela 's health says \"no significant change in condition \ " &amp;amp; he spent part of day with family .</text:p>
          </table:table-cell>
          <table:table-cell office:value-type="string">
            <text:p>rt @bbcbreaking</text:p>
          </table:table-cell>
          <table:table-cell office:value-type="string">
            <text:p>update on</text:p>
          </table:table-cell>
          <table:table-cell office:value-type="string">
            <text:p>nelson # mandela 's health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Latest update on Nelson # Mandela 's health says \"no significant change in condition \ " &amp;amp; he spent part of day with family .</text:p>
          </table:table-cell>
          <table:table-cell office:value-type="string">
            <text:p>he</text:p>
          </table:table-cell>
          <table:table-cell office:value-type="string">
            <text:p>spend part of</text:p>
          </table:table-cell>
          <table:table-cell office:value-type="string">
            <text:p>da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Death penalty sought for James Holmes , accused of killing 12 people last July at cinema in Colorado http ://t.co/0OyRq8q5XF.</text:p>
          </table:table-cell>
          <table:table-cell office:value-type="string">
            <text:p>death penalty</text:p>
          </table:table-cell>
          <table:table-cell office:value-type="string">
            <text:p>seek for</text:p>
          </table:table-cell>
          <table:table-cell office:value-type="string">
            <text:p>james holm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Prosecutors say they will seek the death penalty against Colorado cinema massacre suspect James Holmes .</text:p>
          </table:table-cell>
          <table:table-cell office:value-type="string">
            <text:p>prosecutors</text:p>
          </table:table-cell>
          <table:table-cell office:value-type="string">
            <text:p>say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Prosecutors say they will seek the death penalty against Colorado cinema massacre suspect James Holmes .</text:p>
          </table:table-cell>
          <table:table-cell office:value-type="string">
            <text:p>they</text:p>
          </table:table-cell>
          <table:table-cell office:value-type="string">
            <text:p>seek death penalty against</text:p>
          </table:table-cell>
          <table:table-cell office:value-type="string">
            <text:p>colorado cinema massacr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Prosecutors say they will seek the death penalty against Colorado cinema massacre suspect James Holmes .</text:p>
          </table:table-cell>
          <table:table-cell office:value-type="string">
            <text:p>colorado cinema massacre</text:p>
          </table:table-cell>
          <table:table-cell office:value-type="string">
            <text:p>suspect</text:p>
          </table:table-cell>
          <table:table-cell office:value-type="string">
            <text:p>james holm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18GMT : Would you work with someone who describes themselves as a fascist ?</text:p>
          </table:table-cell>
          <table:table-cell office:value-type="string">
            <text:p>you</text:p>
          </table:table-cell>
          <table:table-cell office:value-type="string">
            <text:p>work with</text:p>
          </table:table-cell>
          <table:table-cell office:value-type="string">
            <text:p>someon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18GMT : Would you work with someone who describes themselves as a fascist ?</text:p>
          </table:table-cell>
          <table:table-cell office:value-type="string">
            <text:p>someone</text:p>
          </table:table-cell>
          <table:table-cell office:value-type="string">
            <text:p>describe</text:p>
          </table:table-cell>
          <table:table-cell office:value-type="string">
            <text:p>themselv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mpaigners welcome rejection of cancer drug patent in # India - it means generic versions can still be sold http ://t.co/pqPcHkpTSP.</text:p>
          </table:table-cell>
          <table:table-cell office:value-type="string">
            <text:p>it</text:p>
          </table:table-cell>
          <table:table-cell office:value-type="string">
            <text:p>mean</text:p>
          </table:table-cell>
          <table:table-cell office:value-type="string">
            <text:p>generic version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upercomputer used to model viruses and distant parts of the universe switched off in US state of New Mexico http ://t.co/vI4yj91y2c .</text:p>
          </table:table-cell>
          <table:table-cell office:value-type="string">
            <text:p>supercomputer</text:p>
          </table:table-cell>
          <table:table-cell office:value-type="string">
            <text:p>use to model</text:p>
          </table:table-cell>
          <table:table-cell office:value-type="string">
            <text:p>virus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upercomputer used to model viruses and distant parts of the universe switched off in US state of New Mexico http ://t.co/vI4yj91y2c .</text:p>
          </table:table-cell>
          <table:table-cell office:value-type="string">
            <text:p>distant parts of the universe</text:p>
          </table:table-cell>
          <table:table-cell office:value-type="string">
            <text:p>switch off in</text:p>
          </table:table-cell>
          <table:table-cell office:value-type="string">
            <text:p>us state of new mexico http ://t.co/vi4yj91y2c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S media reporting that Caroline Kennedy , daughter of U.S. President John F Kennedy , will be named the US Ambassador to Japan . . RT @BBCAfrica : DR Congo rebels reject UN force http ://t.co/Mn2LJW0SQl .</text:p>
          </table:table-cell>
          <table:table-cell office:value-type="string">
            <text:p>caroline kennedy</text:p>
          </table:table-cell>
          <table:table-cell office:value-type="string">
            <text:p>name</text:p>
          </table:table-cell>
          <table:table-cell office:value-type="string">
            <text:p>the us ambassado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S media reporting that Caroline Kennedy , daughter of U.S. President John F Kennedy , will be named the US Ambassador to Japan . . RT @BBCAfrica : DR Congo rebels reject UN force http ://t.co/Mn2LJW0SQl .</text:p>
          </table:table-cell>
          <table:table-cell office:value-type="string">
            <text:p>dr congo rebels</text:p>
          </table:table-cell>
          <table:table-cell office:value-type="string">
            <text:p>reject un</text:p>
          </table:table-cell>
          <table:table-cell office:value-type="string">
            <text:p>force http ://t.co/mn2ljw0sq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p aide to # Libya 's PM is missing after apparently being seized by armed men , officials say http ://t.co/x8Zro07PPy .</text:p>
          </table:table-cell>
          <table:table-cell office:value-type="string">
            <text:p>officials</text:p>
          </table:table-cell>
          <table:table-cell office:value-type="string">
            <text:p>say</text:p>
          </table:table-cell>
          <table:table-cell office:value-type="string">
            <text:p>http ://t.co/x8zro07pp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: Commander warns of \"dangerous \ " # BritishArmy troop cut in Afghanistan http ://t.co/q6OYIsw7Ts .</text:p>
          </table:table-cell>
          <table:table-cell office:value-type="string">
            <text:p>commander</text:p>
          </table:table-cell>
          <table:table-cell office:value-type="string">
            <text:p>warn of</text:p>
          </table:table-cell>
          <table:table-cell office:value-type="string">
            <text:p>\"dangerous \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woman raised by capuchin monkeys and nine other stories that look like April Fools pranks but arent .</text:p>
          </table:table-cell>
          <table:table-cell office:value-type="string">
            <text:p># other stories</text:p>
          </table:table-cell>
          <table:table-cell office:value-type="string">
            <text:p>look like</text:p>
          </table:table-cell>
          <table:table-cell office:value-type="string">
            <text:p>april fools pranks but are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 're giving money &amp;amp; trying to help \ " - why some in # Germany feel unloved after #Cyprus #bailout http ://t.co/2BCbkmkFxZ.</text:p>
          </table:table-cell>
          <table:table-cell office:value-type="string">
            <text:p>we</text:p>
          </table:table-cell>
          <table:table-cell office:value-type="string">
            <text:p>give</text:p>
          </table:table-cell>
          <table:table-cell office:value-type="string">
            <text:p>money &amp;amp;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oalkeeper at # Argentina club San Lorenzo held on suspicion of helping alleged killer http ://t.co/gjuRqENdV1 .</text:p>
          </table:table-cell>
          <table:table-cell office:value-type="string">
            <text:p># argentina club san lorenzo</text:p>
          </table:table-cell>
          <table:table-cell office:value-type="string">
            <text:p>hold on</text:p>
          </table:table-cell>
          <table:table-cell office:value-type="string">
            <text:p>suspic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 \"angels \ " are investing cash to help new businesses in # India http ://t.co/2Q3wPgbE8g .</text:p>
          </table:table-cell>
          <table:table-cell office:value-type="string">
            <text:p>\</text:p>
          </table:table-cell>
          <table:table-cell office:value-type="string">
            <text:p>invest</text:p>
          </table:table-cell>
          <table:table-cell office:value-type="string">
            <text:p>cash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Workers who cross border into industrial zone shared by North &amp;amp; South # Korea http ://t.co/rIUseG9Pw8 .</text:p>
          </table:table-cell>
          <table:table-cell office:value-type="string">
            <text:p>workers</text:p>
          </table:table-cell>
          <table:table-cell office:value-type="string">
            <text:p>cross border into</text:p>
          </table:table-cell>
          <table:table-cell office:value-type="string">
            <text:p>industrial zon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Signed copy of Beatles LP sells for $ 290,000 , nearly 10 times original estimated price http ://t.co/oqnHkKO8mG.</text:p>
          </table:table-cell>
          <table:table-cell office:value-type="string">
            <text:p>copy of beatles lp</text:p>
          </table:table-cell>
          <table:table-cell office:value-type="string">
            <text:p>sell for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ivate daily newspapers sold in # Burma for first time in 50 years http ://t.co/yGvW0Xov4R .</text:p>
          </table:table-cell>
          <table:table-cell office:value-type="string">
            <text:p>private daily newspapers</text:p>
          </table:table-cell>
          <table:table-cell office:value-type="string">
            <text:p>sell in</text:p>
          </table:table-cell>
          <table:table-cell office:value-type="string">
            <text:p># burm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: New BBC director general starts tomorrow - @BBCTorinD considers challenges Tony Hall faces http ://t.co/ULxFOnRkig .</text:p>
          </table:table-cell>
          <table:table-cell office:value-type="string">
            <text:p>@bbctorind</text:p>
          </table:table-cell>
          <table:table-cell office:value-type="string">
            <text:p>consider</text:p>
          </table:table-cell>
          <table:table-cell office:value-type="string">
            <text:p>challenges tony hal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: New BBC director general starts tomorrow - @BBCTorinD considers challenges Tony Hall faces http ://t.co/ULxFOnRkig .</text:p>
          </table:table-cell>
          <table:table-cell office:value-type="string">
            <text:p>challenges tony hall</text:p>
          </table:table-cell>
          <table:table-cell office:value-type="string">
            <text:p>face</text:p>
          </table:table-cell>
          <table:table-cell office:value-type="string">
            <text:p>http ://t.co/ulxfonrkig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least 21 bodies recovered from landslide in # Tibet , state media report - dozens of miners buried on Friday http ://t.co/HyNCyO5Rmn .</text:p>
          </table:table-cell>
          <table:table-cell office:value-type="string">
            <text:p># bodies</text:p>
          </table:table-cell>
          <table:table-cell office:value-type="string">
            <text:p>recover from</text:p>
          </table:table-cell>
          <table:table-cell office:value-type="string">
            <text:p>landslid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Suicide attacker blows up tanker lorry at police HQ in # Iraq city of # Tikrit , killing at least 5 people .</text:p>
          </table:table-cell>
          <table:table-cell office:value-type="string">
            <text:p>suicide attacker</text:p>
          </table:table-cell>
          <table:table-cell office:value-type="string">
            <text:p>blow up</text:p>
          </table:table-cell>
          <table:table-cell office:value-type="string">
            <text:p>tanker lor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 show The Newsroom launches at 10GMT.</text:p>
          </table:table-cell>
          <table:table-cell office:value-type="string">
            <text:p>new</text:p>
          </table:table-cell>
          <table:table-cell office:value-type="string">
            <text:p>show</text:p>
          </table:table-cell>
          <table:table-cell office:value-type="string">
            <text:p>the newsroo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xciting times for me - am back on @bbc_whys radio at 1030GMT.. RT @BBCIndia : India Olympic boxer 'took heroin' http ://t.co/0YY3Cd2MBr .</text:p>
          </table:table-cell>
          <table:table-cell office:value-type="string">
            <text:p>me</text:p>
          </table:table-cell>
          <table:table-cell office:value-type="string">
            <text:p>be on</text:p>
          </table:table-cell>
          <table:table-cell office:value-type="string">
            <text:p>@bbc_whys radio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xciting times for me - am back on @bbc_whys radio at 1030GMT.. RT @BBCIndia : India Olympic boxer 'took heroin' http ://t.co/0YY3Cd2MBr .</text:p>
          </table:table-cell>
          <table:table-cell office:value-type="string">
            <text:p>took</text:p>
          </table:table-cell>
          <table:table-cell office:value-type="string">
            <text:p>http</text:p>
          </table:table-cell>
          <table:table-cell office:value-type="string">
            <text:p>://t.co/0yy3cd2mb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lson # Mandela spends 6th day in hospital - on Sunday doctors reported \"further improvement \ " in his health http ://t.co/mGeHSOJO4f .</text:p>
          </table:table-cell>
          <table:table-cell office:value-type="string">
            <text:p>nelson # mandela</text:p>
          </table:table-cell>
          <table:table-cell office:value-type="string">
            <text:p>spend day in</text:p>
          </table:table-cell>
          <table:table-cell office:value-type="string">
            <text:p>hospit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lson # Mandela spends 6th day in hospital - on Sunday doctors reported \"further improvement \ " in his health http ://t.co/mGeHSOJO4f .</text:p>
          </table:table-cell>
          <table:table-cell office:value-type="string">
            <text:p>sunday doctors</text:p>
          </table:table-cell>
          <table:table-cell office:value-type="string">
            <text:p>report</text:p>
          </table:table-cell>
          <table:table-cell office:value-type="string">
            <text:p>\"further improveme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HS changes come into force http ://t.co/XudzHA0H0L.</text:p>
          </table:table-cell>
          <table:table-cell office:value-type="string">
            <text:p>nhs changes</text:p>
          </table:table-cell>
          <table:table-cell office:value-type="string">
            <text:p>come into</text:p>
          </table:table-cell>
          <table:table-cell office:value-type="string">
            <text:p>force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merican Points wins Houston Open http ://t.co/4GSbRbOqTV .</text:p>
          </table:table-cell>
          <table:table-cell office:value-type="string">
            <text:p>american points</text:p>
          </table:table-cell>
          <table:table-cell office:value-type="string">
            <text:p>win</text:p>
          </table:table-cell>
          <table:table-cell office:value-type="string">
            <text:p>houston open http ://t.co/4gsbrboqtv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Who will be next to lead Cuba ? http ://t.co/OGOMUvFLEY .</text:p>
          </table:table-cell>
          <table:table-cell office:value-type="string">
            <text:p>video</text:p>
          </table:table-cell>
          <table:table-cell office:value-type="string">
            <text:p>be next to lead</text:p>
          </table:table-cell>
          <table:table-cell office:value-type="string">
            <text:p>cub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Who will be next to lead Cuba ? http ://t.co/OGOMUvFLEY .</text:p>
          </table:table-cell>
          <table:table-cell office:value-type="string">
            <text:p>cuba</text:p>
          </table:table-cell>
          <table:table-cell office:value-type="string">
            <text:p>http</text:p>
          </table:table-cell>
          <table:table-cell office:value-type="string">
            <text:p>://t.co/ogomuvfle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apanese business sentiment improves http ://t.co/bvvmKEJu0e .</text:p>
          </table:table-cell>
          <table:table-cell office:value-type="string">
            <text:p>japanese business sentiment</text:p>
          </table:table-cell>
          <table:table-cell office:value-type="string">
            <text:p>improve</text:p>
          </table:table-cell>
          <table:table-cell office:value-type="string">
            <text:p>http ://t.co/bvvmkeju0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S sends jets amid Korea tensions http ://t.co/GLZPQr0k7l .</text:p>
          </table:table-cell>
          <table:table-cell office:value-type="string">
            <text:p>us</text:p>
          </table:table-cell>
          <table:table-cell office:value-type="string">
            <text:p>send</text:p>
          </table:table-cell>
          <table:table-cell office:value-type="string">
            <text:p>je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dia Olympic boxer 'took heroin' http ://t.co/su0tYHg0ar .</text:p>
          </table:table-cell>
          <table:table-cell office:value-type="string">
            <text:p>took</text:p>
          </table:table-cell>
          <table:table-cell office:value-type="string">
            <text:p>http</text:p>
          </table:table-cell>
          <table:table-cell office:value-type="string">
            <text:p>://t.co/su0tyhg0a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 much gold is there in the world ?</text:p>
          </table:table-cell>
          <table:table-cell office:value-type="string">
            <text:p>gold</text:p>
          </table:table-cell>
          <table:table-cell office:value-type="string">
            <text:p>be in</text:p>
          </table:table-cell>
          <table:table-cell office:value-type="string">
            <text:p>the worl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Floods wreak havoc in Mauritius http ://t.co/alHONSLdG4 .</text:p>
          </table:table-cell>
          <table:table-cell office:value-type="string">
            <text:p>floods</text:p>
          </table:table-cell>
          <table:table-cell office:value-type="string">
            <text:p>wreak havoc in</text:p>
          </table:table-cell>
          <table:table-cell office:value-type="string">
            <text:p>mauritiu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Floods wreak havoc in Mauritius http ://t.co/alHONSLdG4 .</text:p>
          </table:table-cell>
          <table:table-cell office:value-type="string">
            <text:p>mauritius</text:p>
          </table:table-cell>
          <table:table-cell office:value-type="string">
            <text:p>http</text:p>
          </table:table-cell>
          <table:table-cell office:value-type="string">
            <text:p>://t.co/alhonsldg4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ivate newspapers return to Burma http ://t.co/o86nvOFfc4 .</text:p>
          </table:table-cell>
          <table:table-cell office:value-type="string">
            <text:p>private newspapers</text:p>
          </table:table-cell>
          <table:table-cell office:value-type="string">
            <text:p>return to</text:p>
          </table:table-cell>
          <table:table-cell office:value-type="string">
            <text:p>burm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reign tourist raped on Rio minibus http ://t.co/QEmljGDkM0 .</text:p>
          </table:table-cell>
          <table:table-cell office:value-type="string">
            <text:p>foreign tourist</text:p>
          </table:table-cell>
          <table:table-cell office:value-type="string">
            <text:p>rape on</text:p>
          </table:table-cell>
          <table:table-cell office:value-type="string">
            <text:p>rio minibus http ://t.co/qemljgdkm0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 house survey 'is false economy ' http ://t.co/qRWEIuNUPr .</text:p>
          </table:table-cell>
          <table:table-cell office:value-type="string">
            <text:p>no house survey</text:p>
          </table:table-cell>
          <table:table-cell office:value-type="string">
            <text:p>i</text:p>
          </table:table-cell>
          <table:table-cell office:value-type="string">
            <text:p>false economy ' http ://t.co/qrweiunup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lson Mandela condition 'improves ' http ://t.co/CuHtWtpRlH.</text:p>
          </table:table-cell>
          <table:table-cell office:value-type="string">
            <text:p>nelson mandela condition</text:p>
          </table:table-cell>
          <table:table-cell office:value-type="string">
            <text:p>improve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 Canio set for Sunderland talks http ://t.co/biaPEofjZ6 .</text:p>
          </table:table-cell>
          <table:table-cell office:value-type="string">
            <text:p>di canio</text:p>
          </table:table-cell>
          <table:table-cell office:value-type="string">
            <text:p>set for</text:p>
          </table:table-cell>
          <table:table-cell office:value-type="string">
            <text:p>sunderland talk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 Canio set for Sunderland talks http ://t.co/biaPEofjZ6 .</text:p>
          </table:table-cell>
          <table:table-cell office:value-type="string">
            <text:p>sunderland talks</text:p>
          </table:table-cell>
          <table:table-cell office:value-type="string">
            <text:p>http</text:p>
          </table:table-cell>
          <table:table-cell office:value-type="string">
            <text:p>://t.co/biapeofjz6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urray climbs second with Miami win http ://t.co/vaK2XGsFgl .</text:p>
          </table:table-cell>
          <table:table-cell office:value-type="string">
            <text:p>murray</text:p>
          </table:table-cell>
          <table:table-cell office:value-type="string">
            <text:p>climb second with</text:p>
          </table:table-cell>
          <table:table-cell office:value-type="string">
            <text:p>miami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urray climbs second with Miami win http ://t.co/vaK2XGsFgl .</text:p>
          </table:table-cell>
          <table:table-cell office:value-type="string">
            <text:p>miami</text:p>
          </table:table-cell>
          <table:table-cell office:value-type="string">
            <text:p>win</text:p>
          </table:table-cell>
          <table:table-cell office:value-type="string">
            <text:p>http ://t.co/vak2xgsfgl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igerian troops 'kill 14 militants ' http ://t.co/Zbb9flIvkK.</text:p>
          </table:table-cell>
          <table:table-cell office:value-type="string">
            <text:p>nigerian troops</text:p>
          </table:table-cell>
          <table:table-cell office:value-type="string">
            <text:p>kill</text:p>
          </table:table-cell>
          <table:table-cell office:value-type="string">
            <text:p># militants '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olt begins season with 150m Rio win http ://t.co/KTElipDrk4 .</text:p>
          </table:table-cell>
          <table:table-cell office:value-type="string">
            <text:p>bolt</text:p>
          </table:table-cell>
          <table:table-cell office:value-type="string">
            <text:p>begin season with</text:p>
          </table:table-cell>
          <table:table-cell office:value-type="string">
            <text:p>150m rio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olt begins season with 150m Rio win http ://t.co/KTElipDrk4 .</text:p>
          </table:table-cell>
          <table:table-cell office:value-type="string">
            <text:p>150m rio</text:p>
          </table:table-cell>
          <table:table-cell office:value-type="string">
            <text:p>win</text:p>
          </table:table-cell>
          <table:table-cell office:value-type="string">
            <text:p>http ://t.co/ktelipdrk4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pictures : Floods leave several people dead in # PortLouis , # Mauritius http ://t.co/uUzj4Y2FJY .</text:p>
          </table:table-cell>
          <table:table-cell office:value-type="string">
            <text:p>floods</text:p>
          </table:table-cell>
          <table:table-cell office:value-type="string">
            <text:p>leave people in</text:p>
          </table:table-cell>
          <table:table-cell office:value-type="string">
            <text:p># portloui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Sport : Usain Bolt falls 0.07 seconds short of his own 150m world record in victory on Rio 's Copacabana beach .</text:p>
          </table:table-cell>
          <table:table-cell office:value-type="string">
            <text:p>usain bolt</text:p>
          </table:table-cell>
          <table:table-cell office:value-type="string">
            <text:p>fall</text:p>
          </table:table-cell>
          <table:table-cell office:value-type="string">
            <text:p># second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hour : Listen : Pope Francis delivers Easter Mass ; Karzai in Qatar for peace talks ; Maldives ' rape sentence http ://t.co/czYXwRtz6K.</text:p>
          </table:table-cell>
          <table:table-cell office:value-type="string">
            <text:p>pope francis</text:p>
          </table:table-cell>
          <table:table-cell office:value-type="string">
            <text:p>deliver</text:p>
          </table:table-cell>
          <table:table-cell office:value-type="string">
            <text:p>easter mas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Tech : VIDEO : Could virtual cash replace money ?</text:p>
          </table:table-cell>
          <table:table-cell office:value-type="string">
            <text:p>could virtual cash</text:p>
          </table:table-cell>
          <table:table-cell office:value-type="string">
            <text:p>replace</text:p>
          </table:table-cell>
          <table:table-cell office:value-type="string">
            <text:p>mone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Africa : Rebels attack Mali army in Timbuktu http ://t.co/RAO7ZT13qq .</text:p>
          </table:table-cell>
          <table:table-cell office:value-type="string">
            <text:p>rebels</text:p>
          </table:table-cell>
          <table:table-cell office:value-type="string">
            <text:p>attack</text:p>
          </table:table-cell>
          <table:table-cell office:value-type="string">
            <text:p>mali arm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DIO : # Kenya 's @RailaOdinga tells @BBCNewshour why he accepts court 's validation of # Kenyatta election win http ://t.co/Q44BBtCONG.</text:p>
          </table:table-cell>
          <table:table-cell office:value-type="string">
            <text:p>he</text:p>
          </table:table-cell>
          <table:table-cell office:value-type="string">
            <text:p>accept</text:p>
          </table:table-cell>
          <table:table-cell office:value-type="string">
            <text:p>court 's validation of # kenyatta elec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DIO : # Kenya 's @RailaOdinga tells @BBCNewshour why he accepts court 's validation of # Kenyatta election win http ://t.co/Q44BBtCONG.</text:p>
          </table:table-cell>
          <table:table-cell office:value-type="string">
            <text:p>court 's validation of # kenyatta election</text:p>
          </table:table-cell>
          <table:table-cell office:value-type="string">
            <text:p>win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ussian tycoon Boris # Berezovsky - found dead in UK last week - was \"an inspiration \" , daughter says http ://t.co/bo4chtgRxv.</text:p>
          </table:table-cell>
          <table:table-cell office:value-type="string">
            <text:p>russian tycoon boris # berezovsky</text:p>
          </table:table-cell>
          <table:table-cell office:value-type="string">
            <text:p>find dead in</text:p>
          </table:table-cell>
          <table:table-cell office:value-type="string">
            <text:p>u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ussian tycoon Boris # Berezovsky - found dead in UK last week - was \"an inspiration \" , daughter says http ://t.co/bo4chtgRxv.</text:p>
          </table:table-cell>
          <table:table-cell office:value-type="string">
            <text:p>last week</text:p>
          </table:table-cell>
          <table:table-cell office:value-type="string">
            <text:p>be</text:p>
          </table:table-cell>
          <table:table-cell office:value-type="string">
            <text:p>\"an inspiration \"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ussian tycoon Boris # Berezovsky - found dead in UK last week - was \"an inspiration \" , daughter says http ://t.co/bo4chtgRxv.</text:p>
          </table:table-cell>
          <table:table-cell office:value-type="string">
            <text:p>daughter</text:p>
          </table:table-cell>
          <table:table-cell office:value-type="string">
            <text:p>say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least 10 people die after sudden rains caused flooding in # Mauritius capital , # PortLouis http ://t.co/GJD6B8ShPS.</text:p>
          </table:table-cell>
          <table:table-cell office:value-type="string">
            <text:p># people</text:p>
          </table:table-cell>
          <table:table-cell office:value-type="string">
            <text:p>die after</text:p>
          </table:table-cell>
          <table:table-cell office:value-type="string">
            <text:p>sudden rai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least 10 people die after sudden rains caused flooding in # Mauritius capital , # PortLouis http ://t.co/GJD6B8ShPS.</text:p>
          </table:table-cell>
          <table:table-cell office:value-type="string">
            <text:p>sudden rains</text:p>
          </table:table-cell>
          <table:table-cell office:value-type="string">
            <text:p>cause flooding in</text:p>
          </table:table-cell>
          <table:table-cell office:value-type="string">
            <text:p># mauritius capit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Actor Stephen # Baldwin avoids jail after admitting income tax evasion http ://t.co/7wdrLEHlld .</text:p>
          </table:table-cell>
          <table:table-cell office:value-type="string">
            <text:p>actor stephen # baldwin</text:p>
          </table:table-cell>
          <table:table-cell office:value-type="string">
            <text:p>avoid</text:p>
          </table:table-cell>
          <table:table-cell office:value-type="string">
            <text:p>jai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2 men die in # Shanghai after contracting strain of #birdflu \"not previously known in humans \ " http ://t.co/1v9I33DZGw .</text:p>
          </table:table-cell>
          <table:table-cell office:value-type="string">
            <text:p># men</text:p>
          </table:table-cell>
          <table:table-cell office:value-type="string">
            <text:p>die in</text:p>
          </table:table-cell>
          <table:table-cell office:value-type="string">
            <text:p># shanghai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LondonNews : Trio begin a challenge to run in 39 marathons within a month through eastern Europe .</text:p>
          </table:table-cell>
          <table:table-cell office:value-type="string">
            <text:p>trio</text:p>
          </table:table-cell>
          <table:table-cell office:value-type="string">
            <text:p>begin</text:p>
          </table:table-cell>
          <table:table-cell office:value-type="string">
            <text:p>a challeng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o many Afghans to read names . . Tributes for producer Phil Ramone http ://t.co/FG3sJW2kFr .</text:p>
          </table:table-cell>
          <table:table-cell office:value-type="string">
            <text:p>producer phil ramone</text:p>
          </table:table-cell>
          <table:table-cell office:value-type="string">
            <text:p>http</text:p>
          </table:table-cell>
          <table:table-cell office:value-type="string">
            <text:p>://t.co/fg3sjw2kf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osecutors question #Egypt satirist Bassem Youssef http ://t.co/nBuq86MWWb .</text:p>
          </table:table-cell>
          <table:table-cell office:value-type="string">
            <text:p>prosecutors</text:p>
          </table:table-cell>
          <table:table-cell office:value-type="string">
            <text:p>question</text:p>
          </table:table-cell>
          <table:table-cell office:value-type="string">
            <text:p>#egypt satirist bassem youssef http ://t.co/nbuq86mwwb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South Africans offer prayers for Nelson # Mandela http ://t.co/1PDolRuIiK.</text:p>
          </table:table-cell>
          <table:table-cell office:value-type="string">
            <text:p>south africans</text:p>
          </table:table-cell>
          <table:table-cell office:value-type="string">
            <text:p>offer prayer for</text:p>
          </table:table-cell>
          <table:table-cell office:value-type="string">
            <text:p>nelson # mandela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# Apple denied trademark for iPad Mini by US Patent &amp;amp; Trademark Office http ://t.co/Z2CRpkO2bs .</text:p>
          </table:table-cell>
          <table:table-cell office:value-type="string">
            <text:p># apple</text:p>
          </table:table-cell>
          <table:table-cell office:value-type="string">
            <text:p>deny</text:p>
          </table:table-cell>
          <table:table-cell office:value-type="string">
            <text:p>trademar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# Apple denied trademark for iPad Mini by US Patent &amp;amp; Trademark Office http ://t.co/Z2CRpkO2bs .</text:p>
          </table:table-cell>
          <table:table-cell office:value-type="string">
            <text:p>us patent &amp;amp; trademark office</text:p>
          </table:table-cell>
          <table:table-cell office:value-type="string">
            <text:p>http</text:p>
          </table:table-cell>
          <table:table-cell office:value-type="string">
            <text:p>://t.co/z2crpko2b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: \" Y viva Cymru\ " - 3 tales from Spanish people who have moved to Wales in search of work http ://t.co/N0HytvSTQw .</text:p>
          </table:table-cell>
          <table:table-cell office:value-type="string">
            <text:p>spanish people</text:p>
          </table:table-cell>
          <table:table-cell office:value-type="string">
            <text:p>move to</text:p>
          </table:table-cell>
          <table:table-cell office:value-type="string">
            <text:p>wal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# Texas district attorney becomes third law official to be killed in US in recent weeks http ://t.co/Pftf6PCeoY .</text:p>
          </table:table-cell>
          <table:table-cell office:value-type="string">
            <text:p># texas district attorney</text:p>
          </table:table-cell>
          <table:table-cell office:value-type="string">
            <text:p>become</text:p>
          </table:table-cell>
          <table:table-cell office:value-type="string">
            <text:p>third law offici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VIDEO : # Gorilla raised by human surrogate parents after being rejected by own mother in # Cincinnati http ://t.co/MvlFYYcklu .</text:p>
          </table:table-cell>
          <table:table-cell office:value-type="string">
            <text:p># cincinnati</text:p>
          </table:table-cell>
          <table:table-cell office:value-type="string">
            <text:p>http</text:p>
          </table:table-cell>
          <table:table-cell office:value-type="string">
            <text:p>://t.co/mvlfyycklu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aila Odinga tells Julian Marshall \" Kenya still needs a solution \ " and that ' Kenyatta confirmation leaves wounds '\n\nhttp ://t.co/pEh4T8bOyP.</text:p>
          </table:table-cell>
          <table:table-cell office:value-type="string">
            <text:p>raila odinga</text:p>
          </table:table-cell>
          <table:table-cell office:value-type="string">
            <text:p>tell</text:p>
          </table:table-cell>
          <table:table-cell office:value-type="string">
            <text:p>julian marshall \" keny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aila Odinga tells Julian Marshall \" Kenya still needs a solution \ " and that ' Kenyatta confirmation leaves wounds '\n\nhttp ://t.co/pEh4T8bOyP.</text:p>
          </table:table-cell>
          <table:table-cell office:value-type="string">
            <text:p>julian marshall \" kenya</text:p>
          </table:table-cell>
          <table:table-cell office:value-type="string">
            <text:p>need</text:p>
          </table:table-cell>
          <table:table-cell office:value-type="string">
            <text:p>a solut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aila Odinga tells Julian Marshall \" Kenya still needs a solution \ " and that ' Kenyatta confirmation leaves wounds '\n\nhttp ://t.co/pEh4T8bOyP.</text:p>
          </table:table-cell>
          <table:table-cell office:value-type="string">
            <text:p>kenyatta confirmation</text:p>
          </table:table-cell>
          <table:table-cell office:value-type="string">
            <text:p>leave</text:p>
          </table:table-cell>
          <table:table-cell office:value-type="string">
            <text:p>wound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: Dangerous infection which can infect #cysticfibrosis patients \" can now be spread between patients \ " http ://t.co/zm2d8hk8Vu .</text:p>
          </table:table-cell>
          <table:table-cell office:value-type="string">
            <text:p>dangerous infection</text:p>
          </table:table-cell>
          <table:table-cell office:value-type="string">
            <text:p>infect</text:p>
          </table:table-cell>
          <table:table-cell office:value-type="string">
            <text:p>#cysticfibrosis patien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: Dangerous infection which can infect #cysticfibrosis patients \" can now be spread between patients \ " http ://t.co/zm2d8hk8Vu .</text:p>
          </table:table-cell>
          <table:table-cell office:value-type="string">
            <text:p>patients</text:p>
          </table:table-cell>
          <table:table-cell office:value-type="string">
            <text:p>http</text:p>
          </table:table-cell>
          <table:table-cell office:value-type="string">
            <text:p>://t.co/zm2d8hk8vu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TCH LIVE : # Pope Francis leads # Easter Sunday Mass in the Vatican http ://t.co/EoOgw0QbDu .</text:p>
          </table:table-cell>
          <table:table-cell office:value-type="string">
            <text:p># pope francis</text:p>
          </table:table-cell>
          <table:table-cell office:value-type="string">
            <text:p>lead</text:p>
          </table:table-cell>
          <table:table-cell office:value-type="string">
            <text:p># easter sunday mas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5 children aged between 2 &amp;amp; 10 are killed in house fire in northern France town of Saint-Quentin , officials say .</text:p>
          </table:table-cell>
          <table:table-cell office:value-type="string">
            <text:p>#</text:p>
          </table:table-cell>
          <table:table-cell office:value-type="string">
            <text:p>kill in</text:p>
          </table:table-cell>
          <table:table-cell office:value-type="string">
            <text:p>house fir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ruger helicopter crash kills five http ://t.co/RjBAxNrkDg .</text:p>
          </table:table-cell>
          <table:table-cell office:value-type="string">
            <text:p>kruger helicopter crash</text:p>
          </table:table-cell>
          <table:table-cell office:value-type="string">
            <text:p>kill</text:p>
          </table:table-cell>
          <table:table-cell office:value-type="string">
            <text:p># http ://t.co/rjbaxnrkd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pe to lead Easter celebrations http ://t.co/yA0QQ2r3tR .</text:p>
          </table:table-cell>
          <table:table-cell office:value-type="string">
            <text:p>easter celebrations</text:p>
          </table:table-cell>
          <table:table-cell office:value-type="string">
            <text:p>http</text:p>
          </table:table-cell>
          <table:table-cell office:value-type="string">
            <text:p>://t.co/ya0qq2r3t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Egypt 's satirist stands up for freedom http ://t.co/LNlKNGC5DY .</text:p>
          </table:table-cell>
          <table:table-cell office:value-type="string">
            <text:p>egypt 's satirist</text:p>
          </table:table-cell>
          <table:table-cell office:value-type="string">
            <text:p>stand up for</text:p>
          </table:table-cell>
          <table:table-cell office:value-type="string">
            <text:p>freedom http ://t.co/lnlkngc5d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urches say welfare cuts 'unjust ' http ://t.co/y3sa2pKbZ7 .</text:p>
          </table:table-cell>
          <table:table-cell office:value-type="string">
            <text:p>churches</text:p>
          </table:table-cell>
          <table:table-cell office:value-type="string">
            <text:p>say</text:p>
          </table:table-cell>
          <table:table-cell office:value-type="string">
            <text:p>welfare cut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Elephant skeleton loses tusk in theft http ://t.co/g4s1ID8Yet .</text:p>
          </table:table-cell>
          <table:table-cell office:value-type="string">
            <text:p>elephant skeleton</text:p>
          </table:table-cell>
          <table:table-cell office:value-type="string">
            <text:p>lose</text:p>
          </table:table-cell>
          <table:table-cell office:value-type="string">
            <text:p>tus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Elephant skeleton loses tusk in theft http ://t.co/g4s1ID8Yet .</text:p>
          </table:table-cell>
          <table:table-cell office:value-type="string">
            <text:p>theft</text:p>
          </table:table-cell>
          <table:table-cell office:value-type="string">
            <text:p>http</text:p>
          </table:table-cell>
          <table:table-cell office:value-type="string">
            <text:p>://t.co/g4s1id8ye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tchell complains to IPCC over Met http ://t.co/ETu0BgV1A2 .</text:p>
          </table:table-cell>
          <table:table-cell office:value-type="string">
            <text:p>mitchell</text:p>
          </table:table-cell>
          <table:table-cell office:value-type="string">
            <text:p>complain to</text:p>
          </table:table-cell>
          <table:table-cell office:value-type="string">
            <text:p>ipcc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tchell complains to IPCC over Met http ://t.co/ETu0BgV1A2 .</text:p>
          </table:table-cell>
          <table:table-cell office:value-type="string">
            <text:p>met</text:p>
          </table:table-cell>
          <table:table-cell office:value-type="string">
            <text:p>http</text:p>
          </table:table-cell>
          <table:table-cell office:value-type="string">
            <text:p>://t.co/etu0bgv1a2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ordanian king swears in government http ://t.co/yaoqAD8ojL.</text:p>
          </table:table-cell>
          <table:table-cell office:value-type="string">
            <text:p>jordanian king</text:p>
          </table:table-cell>
          <table:table-cell office:value-type="string">
            <text:p>swear in</text:p>
          </table:table-cell>
          <table:table-cell office:value-type="string">
            <text:p>government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usic producer Phil Ramone dies http ://t.co/6Dkw2OlShh .</text:p>
          </table:table-cell>
          <table:table-cell office:value-type="string">
            <text:p>music producer phil ramone</text:p>
          </table:table-cell>
          <table:table-cell office:value-type="string">
            <text:p>die</text:p>
          </table:table-cell>
          <table:table-cell office:value-type="string">
            <text:p>http ://t.co/6dkw2olshh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iffel Tower evacuated over 'threat ' http ://t.co/gKtjpXtdq2 .</text:p>
          </table:table-cell>
          <table:table-cell office:value-type="string">
            <text:p>eiffel tower</text:p>
          </table:table-cell>
          <table:table-cell office:value-type="string">
            <text:p>evacuate over</text:p>
          </table:table-cell>
          <table:table-cell office:value-type="string">
            <text:p>threat http ://t.co/gktjpxtdq2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rena storms to record Miami win http ://t.co/iaGYcPLbuK.</text:p>
          </table:table-cell>
          <table:table-cell office:value-type="string">
            <text:p>miami</text:p>
          </table:table-cell>
          <table:table-cell office:value-type="string">
            <text:p>win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New rules hit Italy 's race tracks http ://t.co/oAjPJecBRM .</text:p>
          </table:table-cell>
          <table:table-cell office:value-type="string">
            <text:p>new rules</text:p>
          </table:table-cell>
          <table:table-cell office:value-type="string">
            <text:p>hit</text:p>
          </table:table-cell>
          <table:table-cell office:value-type="string">
            <text:p>italy 's rac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New rules hit Italy 's race tracks http ://t.co/oAjPJecBRM .</text:p>
          </table:table-cell>
          <table:table-cell office:value-type="string">
            <text:p>italy 's race</text:p>
          </table:table-cell>
          <table:table-cell office:value-type="string">
            <text:p>track</text:p>
          </table:table-cell>
          <table:table-cell office:value-type="string">
            <text:p>http ://t.co/oajpjecbr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DEO : Odinga 'respects election ruling ' http ://t.co/cD2FmD0WD1 .</text:p>
          </table:table-cell>
          <table:table-cell office:value-type="string">
            <text:p>odinga</text:p>
          </table:table-cell>
          <table:table-cell office:value-type="string">
            <text:p>respect</text:p>
          </table:table-cell>
          <table:table-cell office:value-type="string">
            <text:p>election ruling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: Why does # Easter move around so much ?</text:p>
          </table:table-cell>
          <table:table-cell office:value-type="string">
            <text:p>rt @bbcnews</text:p>
          </table:table-cell>
          <table:table-cell office:value-type="string">
            <text:p>do</text:p>
          </table:table-cell>
          <table:table-cell office:value-type="string">
            <text:p># easter mov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ind out why it falls anywhere from 22 March to 25 April http ://t.co/MwIYCFuAml .</text:p>
          </table:table-cell>
          <table:table-cell office:value-type="string">
            <text:p>it</text:p>
          </table:table-cell>
          <table:table-cell office:value-type="string">
            <text:p>fall from</text:p>
          </table:table-cell>
          <table:table-cell office:value-type="string">
            <text:p># march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VIDEO : US President # Obama wishes those who celebrate Easter \" a blessed &amp;amp; joyful \ " time http ://t.co/QFx4G0rt6q .</text:p>
          </table:table-cell>
          <table:table-cell office:value-type="string">
            <text:p># obama</text:p>
          </table:table-cell>
          <table:table-cell office:value-type="string">
            <text:p>wish</text:p>
          </table:table-cell>
          <table:table-cell office:value-type="string">
            <text:p>thos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VIDEO : US President # Obama wishes those who celebrate Easter \" a blessed &amp;amp; joyful \ " time http ://t.co/QFx4G0rt6q .</text:p>
          </table:table-cell>
          <table:table-cell office:value-type="string">
            <text:p>those</text:p>
          </table:table-cell>
          <table:table-cell office:value-type="string">
            <text:p>celebrate</text:p>
          </table:table-cell>
          <table:table-cell office:value-type="string">
            <text:p>east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News US : VIDEO : US President # Obama wishes those who celebrate Easter \" a blessed &amp;amp; joyful \ " time http ://t.co/QFx4G0rt6q .</text:p>
          </table:table-cell>
          <table:table-cell office:value-type="string">
            <text:p>easter</text:p>
          </table:table-cell>
          <table:table-cell office:value-type="string">
            <text:p>\"</text:p>
          </table:table-cell>
          <table:table-cell office:value-type="string">
            <text:p>a blessed &amp;amp; joyful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Africa : Egypt satirist faces arrest warrant http ://t.co/lwoIakIQYK.</text:p>
          </table:table-cell>
          <table:table-cell office:value-type="string">
            <text:p>egypt satirist</text:p>
          </table:table-cell>
          <table:table-cell office:value-type="string">
            <text:p>face</text:p>
          </table:table-cell>
          <table:table-cell office:value-type="string">
            <text:p>arrest warrant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ople with more than €100,000 in Bank of #Cyprus accounts will have 37.5 % of savings turned into bank shares , officials say .</text:p>
          </table:table-cell>
          <table:table-cell office:value-type="string">
            <text:p>bank of #cyprus accounts</text:p>
          </table:table-cell>
          <table:table-cell office:value-type="string">
            <text:p>have</text:p>
          </table:table-cell>
          <table:table-cell office:value-type="string">
            <text:p># % of saving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ople with more than €100,000 in Bank of #Cyprus accounts will have 37.5 % of savings turned into bank shares , officials say .</text:p>
          </table:table-cell>
          <table:table-cell office:value-type="string">
            <text:p># % of savings</text:p>
          </table:table-cell>
          <table:table-cell office:value-type="string">
            <text:p>turn into</text:p>
          </table:table-cell>
          <table:table-cell office:value-type="string">
            <text:p>bank shar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 Raila Odinga responds to ruling is critical and so too the question of whether he will now end a career in #kenyan politics . . # Kenya 's Supreme Court rules President Uhuru Kenyatta legitimately elected in free , fair &amp;amp; credible poll http ://t.co/mJQdTKSYGi .</text:p>
          </table:table-cell>
          <table:table-cell office:value-type="string">
            <text:p>he</text:p>
          </table:table-cell>
          <table:table-cell office:value-type="string">
            <text:p>end career in</text:p>
          </table:table-cell>
          <table:table-cell office:value-type="string">
            <text:p>#kenyan politic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 Raila Odinga responds to ruling is critical and so too the question of whether he will now end a career in #kenyan politics . . # Kenya 's Supreme Court rules President Uhuru Kenyatta legitimately elected in free , fair &amp;amp; credible poll http ://t.co/mJQdTKSYGi .</text:p>
          </table:table-cell>
          <table:table-cell office:value-type="string">
            <text:p>president uhuru kenyatta</text:p>
          </table:table-cell>
          <table:table-cell office:value-type="string">
            <text:p>elect in</text:p>
          </table:table-cell>
          <table:table-cell office:value-type="string">
            <text:p>free , fair &amp;amp; credible poll http ://t.co/mjqdtksygi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# Italy President Giorgio Napolitano says he 'll continue in office &amp;amp; intensify efforts to form new government .</text:p>
          </table:table-cell>
          <table:table-cell office:value-type="string">
            <text:p># italy president giorgio napolitano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# Italy President Giorgio Napolitano says he 'll continue in office &amp;amp; intensify efforts to form new government .</text:p>
          </table:table-cell>
          <table:table-cell office:value-type="string">
            <text:p>he</text:p>
          </table:table-cell>
          <table:table-cell office:value-type="string">
            <text:p>continue in</text:p>
          </table:table-cell>
          <table:table-cell office:value-type="string">
            <text:p>offic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Breaking : # Italy President Giorgio Napolitano says he 'll continue in office &amp;amp; intensify efforts to form new government .</text:p>
          </table:table-cell>
          <table:table-cell office:value-type="string">
            <text:p>office</text:p>
          </table:table-cell>
          <table:table-cell office:value-type="string">
            <text:p>intensify</text:p>
          </table:table-cell>
          <table:table-cell office:value-type="string">
            <text:p>effort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scow accuses US of 'cynical , provocative remarks ' regarding checks on NGOs in Russia .</text:p>
          </table:table-cell>
          <table:table-cell office:value-type="string">
            <text:p>moscow</text:p>
          </table:table-cell>
          <table:table-cell office:value-type="string">
            <text:p>accuse us of</text:p>
          </table:table-cell>
          <table:table-cell office:value-type="string">
            <text:p>cynical , provocative remarks ' regarding check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Africa : Nelson Mandela begins third day in South Africa hospital http ://t.co/uaVvbyeFeq .</text:p>
          </table:table-cell>
          <table:table-cell office:value-type="string">
            <text:p>nelson mandela</text:p>
          </table:table-cell>
          <table:table-cell office:value-type="string">
            <text:p>begin day in</text:p>
          </table:table-cell>
          <table:table-cell office:value-type="string">
            <text:p>south africa hospital http ://t.co/uavvbyefeq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BCAfrica : Tanzania collapse 'leaves 17 dead ' http ://t.co/j8CuUHmq46 .</text:p>
          </table:table-cell>
          <table:table-cell office:value-type="string">
            <text:p>tanzania collapse</text:p>
          </table:table-cell>
          <table:table-cell office:value-type="string">
            <text:p>leave</text:p>
          </table:table-cell>
          <table:table-cell office:value-type="string">
            <text:p># dead http ://t.co/j8cuuhmq46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enya awaits election ruling http ://t.co/M2VvmJsiOH.</text:p>
          </table:table-cell>
          <table:table-cell office:value-type="string">
            <text:p>kenya</text:p>
          </table:table-cell>
          <table:table-cell office:value-type="string">
            <text:p>await</text:p>
          </table:table-cell>
          <table:table-cell office:value-type="string">
            <text:p>election ruling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ying veteran 's parting shot at Bush http ://t.co/NQ50pWtIas .</text:p>
          </table:table-cell>
          <table:table-cell office:value-type="string">
            <text:p>dying veteran 's parting</text:p>
          </table:table-cell>
          <table:table-cell office:value-type="string">
            <text:p>shoot at</text:p>
          </table:table-cell>
          <table:table-cell office:value-type="string">
            <text:p>bush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ying veteran 's parting shot at Bush http ://t.co/NQ50pWtIas .</text:p>
          </table:table-cell>
          <table:table-cell office:value-type="string">
            <text:p>bush</text:p>
          </table:table-cell>
          <table:table-cell office:value-type="string">
            <text:p>http</text:p>
          </table:table-cell>
          <table:table-cell office:value-type="string">
            <text:p>://t.co/nq50pwtia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M attacked over Christian 'support ' http ://t.co/LR1y5jkoMH.</text:p>
          </table:table-cell>
          <table:table-cell office:value-type="string">
            <text:p>pm</text:p>
          </table:table-cell>
          <table:table-cell office:value-type="string">
            <text:p>attack over</text:p>
          </table:table-cell>
          <table:table-cell office:value-type="string">
            <text:p>christi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 Korea in 'state of war ' with South http ://t.co/VSPvHjq6DA.</text:p>
          </table:table-cell>
          <table:table-cell office:value-type="string">
            <text:p>n korea</text:p>
          </table:table-cell>
          <table:table-cell office:value-type="string">
            <text:p>state of</text:p>
          </table:table-cell>
          <table:table-cell office:value-type="string">
            <text:p>wa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ere 's a look back at some of the weirder moments of 2012 and what we learned from each one : http ://t.co/H4bjPQp6 .</text:p>
          </table:table-cell>
          <table:table-cell office:value-type="string">
            <text:p>we</text:p>
          </table:table-cell>
          <table:table-cell office:value-type="string">
            <text:p>learn from</text:p>
          </table:table-cell>
          <table:table-cell office:value-type="string">
            <text:p>each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Obama on Senate approval of fiscal cliff deal : Agreement is right thing to do for our country ; House should pass without delay . . Senate approves fiscal cliff deal .</text:p>
          </table:table-cell>
          <table:table-cell office:value-type="string">
            <text:p>agreement</text:p>
          </table:table-cell>
          <table:table-cell office:value-type="string">
            <text:p>be thing to do for</text:p>
          </table:table-cell>
          <table:table-cell office:value-type="string">
            <text:p>our count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Obama on Senate approval of fiscal cliff deal : Agreement is right thing to do for our country ; House should pass without delay . . Senate approves fiscal cliff deal .</text:p>
          </table:table-cell>
          <table:table-cell office:value-type="string">
            <text:p>house</text:p>
          </table:table-cell>
          <table:table-cell office:value-type="string">
            <text:p>pass without</text:p>
          </table:table-cell>
          <table:table-cell office:value-type="string">
            <text:p>dela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Obama on Senate approval of fiscal cliff deal : Agreement is right thing to do for our country ; House should pass without delay . . Senate approves fiscal cliff deal .</text:p>
          </table:table-cell>
          <table:table-cell office:value-type="string">
            <text:p>senate</text:p>
          </table:table-cell>
          <table:table-cell office:value-type="string">
            <text:p>approve</text:p>
          </table:table-cell>
          <table:table-cell office:value-type="string">
            <text:p>fiscal cliff de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nate approves budget deal to avert fiscal cliff ; House of Representatives must still vote on deal . . ALERT : U.S. Senate currently voting on bill to avert fiscal cliff .</text:p>
          </table:table-cell>
          <table:table-cell office:value-type="string">
            <text:p>senate</text:p>
          </table:table-cell>
          <table:table-cell office:value-type="string">
            <text:p>approve</text:p>
          </table:table-cell>
          <table:table-cell office:value-type="string">
            <text:p>budget de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nate approves budget deal to avert fiscal cliff ; House of Representatives must still vote on deal . . ALERT : U.S. Senate currently voting on bill to avert fiscal cliff .</text:p>
          </table:table-cell>
          <table:table-cell office:value-type="string">
            <text:p>house of representatives</text:p>
          </table:table-cell>
          <table:table-cell office:value-type="string">
            <text:p>vote on</text:p>
          </table:table-cell>
          <table:table-cell office:value-type="string">
            <text:p>de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s 2012 leaves us and 2013 is about to arrive , here is @SuzeOrmanShow 's wish for you : http ://t.co/bX108ZsC.</text:p>
          </table:table-cell>
          <table:table-cell office:value-type="string">
            <text:p>#</text:p>
          </table:table-cell>
          <table:table-cell office:value-type="string">
            <text:p>be</text:p>
          </table:table-cell>
          <table:table-cell office:value-type="string">
            <text:p>@suzeormanshow 's wish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ctors who treat Medicare patients are bracing for what could be massive cuts for their practices : http ://t.co/AXm0isOR .</text:p>
          </table:table-cell>
          <table:table-cell office:value-type="string">
            <text:p>doctors</text:p>
          </table:table-cell>
          <table:table-cell office:value-type="string">
            <text:p>treat</text:p>
          </table:table-cell>
          <table:table-cell office:value-type="string">
            <text:p>medicare patien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ctors who treat Medicare patients are bracing for what could be massive cuts for their practices : http ://t.co/AXm0isOR .</text:p>
          </table:table-cell>
          <table:table-cell office:value-type="string">
            <text:p>medicare patients</text:p>
          </table:table-cell>
          <table:table-cell office:value-type="string">
            <text:p>be cut for</text:p>
          </table:table-cell>
          <table:table-cell office:value-type="string">
            <text:p>their practic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nate Democratic aide : White House and GOP reach deal on fiscal cliff. . ALERT : Senate Democrats to hold a caucus meeting at 9:15p ET ; Vice President Biden will attend - NBC .</text:p>
          </table:table-cell>
          <table:table-cell office:value-type="string">
            <text:p>gop</text:p>
          </table:table-cell>
          <table:table-cell office:value-type="string">
            <text:p>reach deal on</text:p>
          </table:table-cell>
          <table:table-cell office:value-type="string">
            <text:p>fiscal cliff.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NBC 's @JohnJHarwood : Senate Democrats troubled by estate tax provisions in Senate 's potential fiscal cliff deal - source .</text:p>
          </table:table-cell>
          <table:table-cell office:value-type="string">
            <text:p>senate democrats</text:p>
          </table:table-cell>
          <table:table-cell office:value-type="string">
            <text:p>trouble by</text:p>
          </table:table-cell>
          <table:table-cell office:value-type="string">
            <text:p>estate tax provisio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n. Corker says 'highly likely ' that fiscal cliff bill will be brought to a vote tonight - Reuters .</text:p>
          </table:table-cell>
          <table:table-cell office:value-type="string">
            <text:p>fiscal cliff bill</text:p>
          </table:table-cell>
          <table:table-cell office:value-type="string">
            <text:p>bring to</text:p>
          </table:table-cell>
          <table:table-cell office:value-type="string">
            <text:p>a vote tonigh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. McCain says automatic spending cuts to be delayed for 2 months under deal - Reuters .</text:p>
          </table:table-cell>
          <table:table-cell office:value-type="string">
            <text:p>sen. mccain</text:p>
          </table:table-cell>
          <table:table-cell office:value-type="string">
            <text:p>say</text:p>
          </table:table-cell>
          <table:table-cell office:value-type="string">
            <text:p>automatic spending cut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ate Democrats ask Biden to come to Capitol Hill to sell deal to Democratic lawmakers - DJ. ALERT : House Republicans to caucus at 5p ET tonight - DJ. Stocks end up 1 % on 'fiscal cliff ' progress ; S&amp;amp;P soars 13 % in 2012 http ://t.co/7TtRGbDf .</text:p>
          </table:table-cell>
          <table:table-cell office:value-type="string">
            <text:p>senate democrats</text:p>
          </table:table-cell>
          <table:table-cell office:value-type="string">
            <text:p>ask</text:p>
          </table:table-cell>
          <table:table-cell office:value-type="string">
            <text:p>bide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ate Democrats ask Biden to come to Capitol Hill to sell deal to Democratic lawmakers - DJ. ALERT : House Republicans to caucus at 5p ET tonight - DJ. Stocks end up 1 % on 'fiscal cliff ' progress ; S&amp;amp;P soars 13 % in 2012 http ://t.co/7TtRGbDf .</text:p>
          </table:table-cell>
          <table:table-cell office:value-type="string">
            <text:p>dj. stocks</text:p>
          </table:table-cell>
          <table:table-cell office:value-type="string">
            <text:p>end up</text:p>
          </table:table-cell>
          <table:table-cell office:value-type="string">
            <text:p># %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ate Democrats ask Biden to come to Capitol Hill to sell deal to Democratic lawmakers - DJ. ALERT : House Republicans to caucus at 5p ET tonight - DJ. Stocks end up 1 % on 'fiscal cliff ' progress ; S&amp;amp;P soars 13 % in 2012 http ://t.co/7TtRGbDf .</text:p>
          </table:table-cell>
          <table:table-cell office:value-type="string">
            <text:p>s&amp;amp;p</text:p>
          </table:table-cell>
          <table:table-cell office:value-type="string">
            <text:p>soar</text:p>
          </table:table-cell>
          <table:table-cell office:value-type="string">
            <text:p># %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The U.S. will go over the fiscal cliff tonight. . BREAKING : CNBC 's @JohnJHarwood : No vote in the House tonight , sources say . . ALERT : Live Nation Executive Chairman Irving Azoff to step down - DJ. BREAKING : Sen. McConnell on Senate floor says talks with VP Biden were successful ; agreements reached on all tax issues . .</text:p>
          </table:table-cell>
          <table:table-cell office:value-type="string">
            <text:p>the u.s.</text:p>
          </table:table-cell>
          <table:table-cell office:value-type="string">
            <text:p>go over</text:p>
          </table:table-cell>
          <table:table-cell office:value-type="string">
            <text:p>the fiscal cliff tonight.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The U.S. will go over the fiscal cliff tonight. . BREAKING : CNBC 's @JohnJHarwood : No vote in the House tonight , sources say . . ALERT : Live Nation Executive Chairman Irving Azoff to step down - DJ. BREAKING : Sen. McConnell on Senate floor says talks with VP Biden were successful ; agreements reached on all tax issues . .</text:p>
          </table:table-cell>
          <table:table-cell office:value-type="string">
            <text:p>senate floor</text:p>
          </table:table-cell>
          <table:table-cell office:value-type="string">
            <text:p>say talk with</text:p>
          </table:table-cell>
          <table:table-cell office:value-type="string">
            <text:p>vp bide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The U.S. will go over the fiscal cliff tonight. . BREAKING : CNBC 's @JohnJHarwood : No vote in the House tonight , sources say . . ALERT : Live Nation Executive Chairman Irving Azoff to step down - DJ. BREAKING : Sen. McConnell on Senate floor says talks with VP Biden were successful ; agreements reached on all tax issues . .</text:p>
          </table:table-cell>
          <table:table-cell office:value-type="string">
            <text:p>agreements</text:p>
          </table:table-cell>
          <table:table-cell office:value-type="string">
            <text:p>reach on</text:p>
          </table:table-cell>
          <table:table-cell office:value-type="string">
            <text:p>all tax issu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. Mitch McConnell is speaking on the Senate floor now .</text:p>
          </table:table-cell>
          <table:table-cell office:value-type="string">
            <text:p>sen. mitch mcconnell</text:p>
          </table:table-cell>
          <table:table-cell office:value-type="string">
            <text:p>speak on</text:p>
          </table:table-cell>
          <table:table-cell office:value-type="string">
            <text:p>the senate floo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Potential deal would make sure taxes do n't go up on middle class families , extend unemployment insurance , other tax credits .</text:p>
          </table:table-cell>
          <table:table-cell office:value-type="string">
            <text:p>potential deal</text:p>
          </table:table-cell>
          <table:table-cell office:value-type="string">
            <text:p>make</text:p>
          </table:table-cell>
          <table:table-cell office:value-type="string">
            <text:p>sure tax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Potential deal would make sure taxes do n't go up on middle class families , extend unemployment insurance , other tax credits .</text:p>
          </table:table-cell>
          <table:table-cell office:value-type="string">
            <text:p>sure taxes</text:p>
          </table:table-cell>
          <table:table-cell office:value-type="string">
            <text:p>go up on</text:p>
          </table:table-cell>
          <table:table-cell office:value-type="string">
            <text:p>middle class famili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Potential deal would make sure taxes do n't go up on middle class families , extend unemployment insurance , other tax credits .</text:p>
          </table:table-cell>
          <table:table-cell office:value-type="string">
            <text:p>sure taxes</text:p>
          </table:table-cell>
          <table:table-cell office:value-type="string">
            <text:p>extend</text:p>
          </table:table-cell>
          <table:table-cell office:value-type="string">
            <text:p>unemployment insuranc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It appears an agreement to prevent 'fiscal cliff ' is \"within sight .</text:p>
          </table:table-cell>
          <table:table-cell office:value-type="string">
            <text:p>it</text:p>
          </table:table-cell>
          <table:table-cell office:value-type="string">
            <text:p>appear</text:p>
          </table:table-cell>
          <table:table-cell office:value-type="string">
            <text:p>an agreeme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It appears an agreement to prevent 'fiscal cliff ' is \"within sight .</text:p>
          </table:table-cell>
          <table:table-cell office:value-type="string">
            <text:p>fiscal cliff</text:p>
          </table:table-cell>
          <table:table-cell office:value-type="string">
            <text:p>be</text:p>
          </table:table-cell>
          <table:table-cell office:value-type="string">
            <text:p>\"within sigh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r . GOP aide : Biden-McConnell also reach tentative deal on 40 % tax on estates over $ 5M , 20 % cap gains/dividend tax above top rate threshold .</text:p>
          </table:table-cell>
          <table:table-cell office:value-type="string">
            <text:p>biden-mcconnell</text:p>
          </table:table-cell>
          <table:table-cell office:value-type="string">
            <text:p>reach deal on</text:p>
          </table:table-cell>
          <table:table-cell office:value-type="string">
            <text:p># % tax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ior GOP aide : Biden-McConnell agree on biggest cliff-talks issue : Clinton-era 39.6 % top rate for indiv above $ 400K , couples above $ 450K.</text:p>
          </table:table-cell>
          <table:table-cell office:value-type="string">
            <text:p>biden-mcconnell</text:p>
          </table:table-cell>
          <table:table-cell office:value-type="string">
            <text:p>agree on</text:p>
          </table:table-cell>
          <table:table-cell office:value-type="string">
            <text:p>biggest cliff-talks issu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ERT : The two sides have an agreement on middle class tax rates and thresholds .</text:p>
          </table:table-cell>
          <table:table-cell office:value-type="string">
            <text:p>the # sides</text:p>
          </table:table-cell>
          <table:table-cell office:value-type="string">
            <text:p>have agreement on</text:p>
          </table:table-cell>
          <table:table-cell office:value-type="string">
            <text:p>middle class tax rat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w , S&amp;amp;P 500 turn positive for December on word that President Obama will speak at 1:30pm ET on the fiscal cliff .</text:p>
          </table:table-cell>
          <table:table-cell office:value-type="string">
            <text:p>president obama</text:p>
          </table:table-cell>
          <table:table-cell office:value-type="string">
            <text:p>speak at</text:p>
          </table:table-cell>
          <table:table-cell office:value-type="string">
            <text:p>1:30pm e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1:30pm ET , President Obama will deliver remarks about the fiscal cliff at a White House event with middle class Americans . . RT @TomRotunno : The avg U.S. gas price in 2012 was a record-high $ 3.60 a gallon , topping the previous high of $ 3.51 in 2011 – AAA . 12 hours and counting until the U.S. falls off the fiscal cliff .</text:p>
          </table:table-cell>
          <table:table-cell office:value-type="string">
            <text:p>president obama</text:p>
          </table:table-cell>
          <table:table-cell office:value-type="string">
            <text:p>deliver</text:p>
          </table:table-cell>
          <table:table-cell office:value-type="string">
            <text:p>remark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1:30pm ET , President Obama will deliver remarks about the fiscal cliff at a White House event with middle class Americans . . RT @TomRotunno : The avg U.S. gas price in 2012 was a record-high $ 3.60 a gallon , topping the previous high of $ 3.51 in 2011 – AAA . 12 hours and counting until the U.S. falls off the fiscal cliff .</text:p>
          </table:table-cell>
          <table:table-cell office:value-type="string">
            <text:p>#</text:p>
          </table:table-cell>
          <table:table-cell office:value-type="string">
            <text:p>be</text:p>
          </table:table-cell>
          <table:table-cell office:value-type="string">
            <text:p>a record-high $ 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1:30pm ET , President Obama will deliver remarks about the fiscal cliff at a White House event with middle class Americans . . RT @TomRotunno : The avg U.S. gas price in 2012 was a record-high $ 3.60 a gallon , topping the previous high of $ 3.51 in 2011 – AAA . 12 hours and counting until the U.S. falls off the fiscal cliff .</text:p>
          </table:table-cell>
          <table:table-cell office:value-type="string">
            <text:p>the u.s.</text:p>
          </table:table-cell>
          <table:table-cell office:value-type="string">
            <text:p>fall off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.S. auto industry should close out a robust 2012 in which Americans bought 14 % more vehicles than 2011.. Due to \"dysfunction &amp;amp; polarization \ " in Washington , economy faces prolonged weak outlook , Pimco 's Mohamed El-Erian said : http ://t.co/rXVzywzT.</text:p>
          </table:table-cell>
          <table:table-cell office:value-type="string">
            <text:p>u.s. auto industry</text:p>
          </table:table-cell>
          <table:table-cell office:value-type="string">
            <text:p>close out</text:p>
          </table:table-cell>
          <table:table-cell office:value-type="string">
            <text:p>a robust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.S. auto industry should close out a robust 2012 in which Americans bought 14 % more vehicles than 2011.. Due to \"dysfunction &amp;amp; polarization \ " in Washington , economy faces prolonged weak outlook , Pimco 's Mohamed El-Erian said : http ://t.co/rXVzywzT.</text:p>
          </table:table-cell>
          <table:table-cell office:value-type="string">
            <text:p>americans</text:p>
          </table:table-cell>
          <table:table-cell office:value-type="string">
            <text:p>buy</text:p>
          </table:table-cell>
          <table:table-cell office:value-type="string">
            <text:p># %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utures higher on final trading day of 2012 after Senator Corker expressed optimism that budget deal could be reached : http ://t.co/ngncaS4s .</text:p>
          </table:table-cell>
          <table:table-cell office:value-type="string">
            <text:p>senator corker</text:p>
          </table:table-cell>
          <table:table-cell office:value-type="string">
            <text:p>express</text:p>
          </table:table-cell>
          <table:table-cell office:value-type="string">
            <text:p>optimis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stimated dollar figure for 2012 movie ticket sales in North America will be $ 10.8 billion , a 6 % increase over 2011 : http ://t.co/kalP2Eyd .</text:p>
          </table:table-cell>
          <table:table-cell office:value-type="string">
            <text:p>north america</text:p>
          </table:table-cell>
          <table:table-cell office:value-type="string">
            <text:p>be</text:p>
          </table:table-cell>
          <table:table-cell office:value-type="string">
            <text:p>$ # 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.S. Secretary of State Hillary Clinton was admitted to a N.Y .</text:p>
          </table:table-cell>
          <table:table-cell office:value-type="string">
            <text:p>u.s. secretary of state hillary clinton</text:p>
          </table:table-cell>
          <table:table-cell office:value-type="string">
            <text:p>admit to</text:p>
          </table:table-cell>
          <table:table-cell office:value-type="string">
            <text:p>a n.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fter Instagram 's mess , growing concerns may spur social media companies to rethink advertising-based revenue models : http ://t.co/Brrhzh9G.</text:p>
          </table:table-cell>
          <table:table-cell office:value-type="string">
            <text:p>concerns</text:p>
          </table:table-cell>
          <table:table-cell office:value-type="string">
            <text:p>spur</text:p>
          </table:table-cell>
          <table:table-cell office:value-type="string">
            <text:p>social media compani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y say key factors bode for more gains in 2013 : http ://t.co/WKgr1i6D.</text:p>
          </table:table-cell>
          <table:table-cell office:value-type="string">
            <text:p>they</text:p>
          </table:table-cell>
          <table:table-cell office:value-type="string">
            <text:p>say</text:p>
          </table:table-cell>
          <table:table-cell office:value-type="string">
            <text:p>key factors bod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cretary of State Hillary Clinton admitted to hospital with blood clot following concussion - AP. 10 minutes away on @CNBC : We 're LIVE with the latest on the fiscal cliff negotiations , and what it all means for your money and the economy . . BREAKING : Sen. McCain says Senate Republicans to take 'chained CPI' off the table . . Fiscal cliff talks have hit a \"major setback \" .</text:p>
          </table:table-cell>
          <table:table-cell office:value-type="string">
            <text:p>state hillary clinton</text:p>
          </table:table-cell>
          <table:table-cell office:value-type="string">
            <text:p>admit to</text:p>
          </table:table-cell>
          <table:table-cell office:value-type="string">
            <text:p>hospit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cretary of State Hillary Clinton admitted to hospital with blood clot following concussion - AP. 10 minutes away on @CNBC : We 're LIVE with the latest on the fiscal cliff negotiations , and what it all means for your money and the economy . . BREAKING : Sen. McCain says Senate Republicans to take 'chained CPI' off the table . . Fiscal cliff talks have hit a \"major setback \" .</text:p>
          </table:table-cell>
          <table:table-cell office:value-type="string">
            <text:p>we</text:p>
          </table:table-cell>
          <table:table-cell office:value-type="string">
            <text:p>be live with</text:p>
          </table:table-cell>
          <table:table-cell office:value-type="string">
            <text:p>the lates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cretary of State Hillary Clinton admitted to hospital with blood clot following concussion - AP. 10 minutes away on @CNBC : We 're LIVE with the latest on the fiscal cliff negotiations , and what it all means for your money and the economy . . BREAKING : Sen. McCain says Senate Republicans to take 'chained CPI' off the table . . Fiscal cliff talks have hit a \"major setback \" .</text:p>
          </table:table-cell>
          <table:table-cell office:value-type="string">
            <text:p>all</text:p>
          </table:table-cell>
          <table:table-cell office:value-type="string">
            <text:p>mean for</text:p>
          </table:table-cell>
          <table:table-cell office:value-type="string">
            <text:p>your mone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cretary of State Hillary Clinton admitted to hospital with blood clot following concussion - AP. 10 minutes away on @CNBC : We 're LIVE with the latest on the fiscal cliff negotiations , and what it all means for your money and the economy . . BREAKING : Sen. McCain says Senate Republicans to take 'chained CPI' off the table . . Fiscal cliff talks have hit a \"major setback \" .</text:p>
          </table:table-cell>
          <table:table-cell office:value-type="string">
            <text:p>sen. mccain</text:p>
          </table:table-cell>
          <table:table-cell office:value-type="string">
            <text:p>say</text:p>
          </table:table-cell>
          <table:table-cell office:value-type="string">
            <text:p>senate republican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Secretary of State Hillary Clinton admitted to hospital with blood clot following concussion - AP. 10 minutes away on @CNBC : We 're LIVE with the latest on the fiscal cliff negotiations , and what it all means for your money and the economy . . BREAKING : Sen. McCain says Senate Republicans to take 'chained CPI' off the table . . Fiscal cliff talks have hit a \"major setback \" .</text:p>
          </table:table-cell>
          <table:table-cell office:value-type="string">
            <text:p>fiscal cliff talks</text:p>
          </table:table-cell>
          <table:table-cell office:value-type="string">
            <text:p>hit</text:p>
          </table:table-cell>
          <table:table-cell office:value-type="string">
            <text:p>a \"major setback \"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ur special report , \" America 's Economy Held Hostage , \" is LIVE tonight at 8p ET on @CNBC.. \" Major setback \ " reported in 'fiscal cliff ' talks .</text:p>
          </table:table-cell>
          <table:table-cell office:value-type="string">
            <text:p>\"</text:p>
          </table:table-cell>
          <table:table-cell office:value-type="string">
            <text:p>be tonight at</text:p>
          </table:table-cell>
          <table:table-cell office:value-type="string">
            <text:p>8p e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ur special report , \" America 's Economy Held Hostage , \" is LIVE tonight at 8p ET on @CNBC.. \" Major setback \ " reported in 'fiscal cliff ' talks .</text:p>
          </table:table-cell>
          <table:table-cell office:value-type="string">
            <text:p>\</text:p>
          </table:table-cell>
          <table:table-cell office:value-type="string">
            <text:p>report in</text:p>
          </table:table-cell>
          <table:table-cell office:value-type="string">
            <text:p>fiscal cliff ' talk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mocrats report \"major setback \ " in fiscal cliff negotiations ; Reid to tell fellow Democrats they are in worse place than 24 hours ago - NBC .</text:p>
          </table:table-cell>
          <table:table-cell office:value-type="string">
            <text:p>democrats</text:p>
          </table:table-cell>
          <table:table-cell office:value-type="string">
            <text:p>report</text:p>
          </table:table-cell>
          <table:table-cell office:value-type="string">
            <text:p>\"major setbac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mocrats report \"major setback \ " in fiscal cliff negotiations ; Reid to tell fellow Democrats they are in worse place than 24 hours ago - NBC .</text:p>
          </table:table-cell>
          <table:table-cell office:value-type="string">
            <text:p>they</text:p>
          </table:table-cell>
          <table:table-cell office:value-type="string">
            <text:p>be in</text:p>
          </table:table-cell>
          <table:table-cell office:value-type="string">
            <text:p>worse plac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oughly 28M families would owe IRS $ 86B more than they anticipated for 2012 should country plunge off fiscal cliff : http ://t.co/zSSlRYHc.</text:p>
          </table:table-cell>
          <table:table-cell office:value-type="string">
            <text:p>roughly 28m families</text:p>
          </table:table-cell>
          <table:table-cell office:value-type="string">
            <text:p>owe</text:p>
          </table:table-cell>
          <table:table-cell office:value-type="string">
            <text:p>irs $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oughly 28M families would owe IRS $ 86B more than they anticipated for 2012 should country plunge off fiscal cliff : http ://t.co/zSSlRYHc.</text:p>
          </table:table-cell>
          <table:table-cell office:value-type="string">
            <text:p>they</text:p>
          </table:table-cell>
          <table:table-cell office:value-type="string">
            <text:p>anticipate for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oughly 28M families would owe IRS $ 86B more than they anticipated for 2012 should country plunge off fiscal cliff : http ://t.co/zSSlRYHc.</text:p>
          </table:table-cell>
          <table:table-cell office:value-type="string">
            <text:p>#</text:p>
          </table:table-cell>
          <table:table-cell office:value-type="string">
            <text:p>plunge off</text:p>
          </table:table-cell>
          <table:table-cell office:value-type="string">
            <text:p>fiscal cliff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TUS on tax rates &amp;amp; fiscal cliff : \" If taxes on middle class go up , we 'll come back with new Congress and first bill will be to cut taxes \" .</text:p>
          </table:table-cell>
          <table:table-cell office:value-type="string">
            <text:p>we</text:p>
          </table:table-cell>
          <table:table-cell office:value-type="string">
            <text:p>come with</text:p>
          </table:table-cell>
          <table:table-cell office:value-type="string">
            <text:p>new congress and first bill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TUS on tax rates &amp;amp; fiscal cliff : \" If taxes on middle class go up , we 'll come back with new Congress and first bill will be to cut taxes \" .</text:p>
          </table:table-cell>
          <table:table-cell office:value-type="string">
            <text:p>new congress and first bill</text:p>
          </table:table-cell>
          <table:table-cell office:value-type="string">
            <text:p>be to cut</text:p>
          </table:table-cell>
          <table:table-cell office:value-type="string">
            <text:p>tax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s more use mobile devices to access bank accounts , make payments and store financial data , cyber attacks on upswing : http ://t.co/zozrUQUA.</text:p>
          </table:table-cell>
          <table:table-cell office:value-type="string">
            <text:p>more use mobile devices</text:p>
          </table:table-cell>
          <table:table-cell office:value-type="string">
            <text:p>make</text:p>
          </table:table-cell>
          <table:table-cell office:value-type="string">
            <text:p>payment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57 Percent of Workers Say Let Us Choose Health Plans : http ://t.co/6nraaPSG.</text:p>
          </table:table-cell>
          <table:table-cell office:value-type="string">
            <text:p># percent of workers</text:p>
          </table:table-cell>
          <table:table-cell office:value-type="string">
            <text:p>say let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57 Percent of Workers Say Let Us Choose Health Plans : http ://t.co/6nraaPSG.</text:p>
          </table:table-cell>
          <table:table-cell office:value-type="string">
            <text:p>us</text:p>
          </table:table-cell>
          <table:table-cell office:value-type="string">
            <text:p>choose</text:p>
          </table:table-cell>
          <table:table-cell office:value-type="string">
            <text:p>health pla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ality TV is coming to @CNBC .</text:p>
          </table:table-cell>
          <table:table-cell office:value-type="string">
            <text:p>reality tv</text:p>
          </table:table-cell>
          <table:table-cell office:value-type="string">
            <text:p>come to</text:p>
          </table:table-cell>
          <table:table-cell office:value-type="string">
            <text:p>@cnbc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if an agreement ca n't be reached by Sen .</text:p>
          </table:table-cell>
          <table:table-cell office:value-type="string">
            <text:p>an agreement</text:p>
          </table:table-cell>
          <table:table-cell office:value-type="string">
            <text:p>reach by</text:p>
          </table:table-cell>
          <table:table-cell office:value-type="string">
            <text:p>se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id and McConnell I will urge Sen Reid to bring a basic package to the floor for a vote . . BREAKING : Obama : Now is the time for action ; Senator Reid &amp;amp; Senator McConnell working on a package .</text:p>
          </table:table-cell>
          <table:table-cell office:value-type="string">
            <text:p>i</text:p>
          </table:table-cell>
          <table:table-cell office:value-type="string">
            <text:p>urge</text:p>
          </table:table-cell>
          <table:table-cell office:value-type="string">
            <text:p>sen rei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id and McConnell I will urge Sen Reid to bring a basic package to the floor for a vote . . BREAKING : Obama : Now is the time for action ; Senator Reid &amp;amp; Senator McConnell working on a package .</text:p>
          </table:table-cell>
          <table:table-cell office:value-type="string">
            <text:p>obama</text:p>
          </table:table-cell>
          <table:table-cell office:value-type="string">
            <text:p>be time for</text:p>
          </table:table-cell>
          <table:table-cell office:value-type="string">
            <text:p>act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ERT : Netflix CEO Reed Hastings to receive $ 2M in salary in 2013 , up from $ 500,000 in 2012.. BREAKING : Source says President Obama not making new budget offer today .</text:p>
          </table:table-cell>
          <table:table-cell office:value-type="string">
            <text:p>source</text:p>
          </table:table-cell>
          <table:table-cell office:value-type="string">
            <text:p>say</text:p>
          </table:table-cell>
          <table:table-cell office:value-type="string">
            <text:p>president obam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ocks drop on report. . Standard &amp;amp; Poor 's does not expect negotiations over the fiscal cliff to have an impact on its 'AA+/A-1+ ' ratings on the U.S. federal govt. . ALERT : Congressional leaders head to White House for fiscal cliff meeting .</text:p>
          </table:table-cell>
          <table:table-cell office:value-type="string">
            <text:p>poor 's</text:p>
          </table:table-cell>
          <table:table-cell office:value-type="string">
            <text:p>expect</text:p>
          </table:table-cell>
          <table:table-cell office:value-type="string">
            <text:p>negotiation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pple to withdraw patent claims against new Samsung phone with high-end display after\nSamsung said it wo n't sell product in U.S. - Reuters .</text:p>
          </table:table-cell>
          <table:table-cell office:value-type="string">
            <text:p>high-end display after\nsamsung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pple to withdraw patent claims against new Samsung phone with high-end display after\nSamsung said it wo n't sell product in U.S. - Reuters .</text:p>
          </table:table-cell>
          <table:table-cell office:value-type="string">
            <text:p>it</text:p>
          </table:table-cell>
          <table:table-cell office:value-type="string">
            <text:p>sell product in</text:p>
          </table:table-cell>
          <table:table-cell office:value-type="string">
            <text:p>u.s.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CC adopts rules to help speed deployment of Internet services onboard aircraft ; broadband providers to meet increasing consumer demands . . Family Spokesman : President George H. W. Bush remains in ICU ; continues to improve , alert &amp;amp; in good spirits ; family thanks all for prayers .</text:p>
          </table:table-cell>
          <table:table-cell office:value-type="string">
            <text:p>fcc</text:p>
          </table:table-cell>
          <table:table-cell office:value-type="string">
            <text:p>adopt</text:p>
          </table:table-cell>
          <table:table-cell office:value-type="string">
            <text:p>rul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CC adopts rules to help speed deployment of Internet services onboard aircraft ; broadband providers to meet increasing consumer demands . . Family Spokesman : President George H. W. Bush remains in ICU ; continues to improve , alert &amp;amp; in good spirits ; family thanks all for prayers .</text:p>
          </table:table-cell>
          <table:table-cell office:value-type="string">
            <text:p>president george h. w. bush</text:p>
          </table:table-cell>
          <table:table-cell office:value-type="string">
            <text:p>remain in</text:p>
          </table:table-cell>
          <table:table-cell office:value-type="string">
            <text:p>icu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cebook says data from AppData is inaccurate : \" We cont .</text:p>
          </table:table-cell>
          <table:table-cell office:value-type="string">
            <text:p>facebook</text:p>
          </table:table-cell>
          <table:table-cell office:value-type="string">
            <text:p>say datum from</text:p>
          </table:table-cell>
          <table:table-cell office:value-type="string">
            <text:p>appdat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re Android &amp;amp; Apple iOS devices activated on Christmas Day than on any other day in history , says analytics firm : http ://t.co/c1SZN5AZ.</text:p>
          </table:table-cell>
          <table:table-cell office:value-type="string">
            <text:p>any other day</text:p>
          </table:table-cell>
          <table:table-cell office:value-type="string">
            <text:p>say</text:p>
          </table:table-cell>
          <table:table-cell office:value-type="string">
            <text:p>analytics fir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OP budget source : 60-90 day potential mini-deal on cliff discussed ; could include $ 400k cap , AMT patch , unemployment fix , sequester turnoff .</text:p>
          </table:table-cell>
          <table:table-cell office:value-type="string">
            <text:p>cliff</text:p>
          </table:table-cell>
          <table:table-cell office:value-type="string">
            <text:p>include</text:p>
          </table:table-cell>
          <table:table-cell office:value-type="string">
            <text:p>$ 400k ca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aby Boomers stand to gain the most from Obamacare : http ://t.co/fUrr22w7 .</text:p>
          </table:table-cell>
          <table:table-cell office:value-type="string">
            <text:p>baby boomers</text:p>
          </table:table-cell>
          <table:table-cell office:value-type="string">
            <text:p>stand to gain most from</text:p>
          </table:table-cell>
          <table:table-cell office:value-type="string">
            <text:p>obamacar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Federal mediator says Maritime Alliance , Longshoremen 's Association have reached agreement on port dispute . . 139 companies filed for an IPO in U.S. in 2012 , that ’s the lowest level since 2009 .</text:p>
          </table:table-cell>
          <table:table-cell office:value-type="string">
            <text:p>federal mediator</text:p>
          </table:table-cell>
          <table:table-cell office:value-type="string">
            <text:p>say</text:p>
          </table:table-cell>
          <table:table-cell office:value-type="string">
            <text:p>maritime allianc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Federal mediator says Maritime Alliance , Longshoremen 's Association have reached agreement on port dispute . . 139 companies filed for an IPO in U.S. in 2012 , that ’s the lowest level since 2009 .</text:p>
          </table:table-cell>
          <table:table-cell office:value-type="string">
            <text:p>longshoremen 's association</text:p>
          </table:table-cell>
          <table:table-cell office:value-type="string">
            <text:p>reach agreement on</text:p>
          </table:table-cell>
          <table:table-cell office:value-type="string">
            <text:p>port disput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nding home sales in November rose by 1.7 percent , slightly beating expectations : http ://t.co/DAnvoahr .</text:p>
          </table:table-cell>
          <table:table-cell office:value-type="string">
            <text:p>november</text:p>
          </table:table-cell>
          <table:table-cell office:value-type="string">
            <text:p>rise by</text:p>
          </table:table-cell>
          <table:table-cell office:value-type="string">
            <text:p># percen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arnes and Noble up 7 % on news from Reuters that Britain 's Pearson will invest $ 89.5M in $ BKS Nook Media : http ://t.co/vGc9lBm9 .</text:p>
          </table:table-cell>
          <table:table-cell office:value-type="string">
            <text:p>britain 's pearson</text:p>
          </table:table-cell>
          <table:table-cell office:value-type="string">
            <text:p>invest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ocks opened in negative territory across the board as the fiscal cliff deadline looms : http ://t.co/opJCU41W.</text:p>
          </table:table-cell>
          <table:table-cell office:value-type="string">
            <text:p>stocks</text:p>
          </table:table-cell>
          <table:table-cell office:value-type="string">
            <text:p>open in</text:p>
          </table:table-cell>
          <table:table-cell office:value-type="string">
            <text:p>negative territo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urger King strikes joint-venture agreement with long-time franchisee Beboca to help expand the fast-food chain in Central America .</text:p>
          </table:table-cell>
          <table:table-cell office:value-type="string">
            <text:p>burger king</text:p>
          </table:table-cell>
          <table:table-cell office:value-type="string">
            <text:p>strike agreement with</text:p>
          </table:table-cell>
          <table:table-cell office:value-type="string">
            <text:p>long-time franchisee beboc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rectTV says its service fees will rise by average of 4.5 % on Feb. 7 due to increasing programming costs .</text:p>
          </table:table-cell>
          <table:table-cell office:value-type="string">
            <text:p>directtv</text:p>
          </table:table-cell>
          <table:table-cell office:value-type="string">
            <text:p>say</text:p>
          </table:table-cell>
          <table:table-cell office:value-type="string">
            <text:p>its service fe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rectTV says its service fees will rise by average of 4.5 % on Feb. 7 due to increasing programming costs .</text:p>
          </table:table-cell>
          <table:table-cell office:value-type="string">
            <text:p>its service fees</text:p>
          </table:table-cell>
          <table:table-cell office:value-type="string">
            <text:p>rise by</text:p>
          </table:table-cell>
          <table:table-cell office:value-type="string">
            <text:p>average of # %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day 's meeting among congressional leaders &amp;amp; the pres .</text:p>
          </table:table-cell>
          <table:table-cell office:value-type="string">
            <text:p>congressional leaders</text:p>
          </table:table-cell>
          <table:table-cell office:value-type="string">
            <text:p>&amp;amp;</text:p>
          </table:table-cell>
          <table:table-cell office:value-type="string">
            <text:p>the pr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pple fined ¥1 million by Chinese court for hosting 3rd-party apps in App Store that were selling pirated electronic books .</text:p>
          </table:table-cell>
          <table:table-cell office:value-type="string">
            <text:p>apple</text:p>
          </table:table-cell>
          <table:table-cell office:value-type="string">
            <text:p>fine</text:p>
          </table:table-cell>
          <table:table-cell office:value-type="string">
            <text:p>#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f Congress reaches a deal on the fiscal cliff , it would send stocks up like a rocket , a strategist tells @CNBC : http ://t.co/IoiY4Yct .</text:p>
          </table:table-cell>
          <table:table-cell office:value-type="string">
            <text:p>congress</text:p>
          </table:table-cell>
          <table:table-cell office:value-type="string">
            <text:p>reach deal on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f Congress reaches a deal on the fiscal cliff , it would send stocks up like a rocket , a strategist tells @CNBC : http ://t.co/IoiY4Yct .</text:p>
          </table:table-cell>
          <table:table-cell office:value-type="string">
            <text:p>it</text:p>
          </table:table-cell>
          <table:table-cell office:value-type="string">
            <text:p>send</text:p>
          </table:table-cell>
          <table:table-cell office:value-type="string">
            <text:p>stock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f Congress reaches a deal on the fiscal cliff , it would send stocks up like a rocket , a strategist tells @CNBC : http ://t.co/IoiY4Yct .</text:p>
          </table:table-cell>
          <table:table-cell office:value-type="string">
            <text:p>a strategist</text:p>
          </table:table-cell>
          <table:table-cell office:value-type="string">
            <text:p>tell</text:p>
          </table:table-cell>
          <table:table-cell office:value-type="string">
            <text:p>@cnbc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creasing demand in the auto industry is leading some traders to place bets on 1 of the less familiar precious metals : http ://t.co/6AIMJX0s .</text:p>
          </table:table-cell>
          <table:table-cell office:value-type="string">
            <text:p>the auto industry</text:p>
          </table:table-cell>
          <table:table-cell office:value-type="string">
            <text:p>lead</text:p>
          </table:table-cell>
          <table:table-cell office:value-type="string">
            <text:p>some trader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th U.S. poised to go over the fiscal cliff , @OptionMonster 's Jon Najarian says he has exited all his positions : http ://t.co/iAQaesPA.</text:p>
          </table:table-cell>
          <table:table-cell office:value-type="string">
            <text:p>@optionmonster 's jon najaria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th U.S. poised to go over the fiscal cliff , @OptionMonster 's Jon Najarian says he has exited all his positions : http ://t.co/iAQaesPA.</text:p>
          </table:table-cell>
          <table:table-cell office:value-type="string">
            <text:p>he</text:p>
          </table:table-cell>
          <table:table-cell office:value-type="string">
            <text:p>exit</text:p>
          </table:table-cell>
          <table:table-cell office:value-type="string">
            <text:p>all his positio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nges we 'd like to see from @Linked In : http ://t.co/cIWsmA7C.</text:p>
          </table:table-cell>
          <table:table-cell office:value-type="string">
            <text:p>we</text:p>
          </table:table-cell>
          <table:table-cell office:value-type="string">
            <text:p>like to see from</text:p>
          </table:table-cell>
          <table:table-cell office:value-type="string">
            <text:p>@linked i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Retired General Norman Schwarzkopf has died in Tampa , Florida - AP. White House official : Obama will host fiscal cliff meeting of bipartisan Congressional leaders tomorrow afternoon .</text:p>
          </table:table-cell>
          <table:table-cell office:value-type="string">
            <text:p>retired general norman schwarzkopf</text:p>
          </table:table-cell>
          <table:table-cell office:value-type="string">
            <text:p>die in</text:p>
          </table:table-cell>
          <table:table-cell office:value-type="string">
            <text:p>tamp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Retired General Norman Schwarzkopf has died in Tampa , Florida - AP. White House official : Obama will host fiscal cliff meeting of bipartisan Congressional leaders tomorrow afternoon .</text:p>
          </table:table-cell>
          <table:table-cell office:value-type="string">
            <text:p>obama</text:p>
          </table:table-cell>
          <table:table-cell office:value-type="string">
            <text:p>host</text:p>
          </table:table-cell>
          <table:table-cell office:value-type="string">
            <text:p>fiscal cliff meeting of bipartisan congressional lead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HP says it was notified on Nov. 21 , 2012 that the Dept . of Justice had opened an investigation relating to Autonomy - filing .</text:p>
          </table:table-cell>
          <table:table-cell office:value-type="string">
            <text:p>hp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HP says it was notified on Nov. 21 , 2012 that the Dept . of Justice had opened an investigation relating to Autonomy - filing .</text:p>
          </table:table-cell>
          <table:table-cell office:value-type="string">
            <text:p>it</text:p>
          </table:table-cell>
          <table:table-cell office:value-type="string">
            <text:p>notify on</text:p>
          </table:table-cell>
          <table:table-cell office:value-type="string">
            <text:p>nov. # ,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HP says it was notified on Nov. 21 , 2012 that the Dept . of Justice had opened an investigation relating to Autonomy - filing .</text:p>
          </table:table-cell>
          <table:table-cell office:value-type="string">
            <text:p>justice</text:p>
          </table:table-cell>
          <table:table-cell office:value-type="string">
            <text:p>open</text:p>
          </table:table-cell>
          <table:table-cell office:value-type="string">
            <text:p>an investiga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ERT : Citi says experiencing interruptions in availability of some Citi websites ; company says it 's actively working to resolve situation . . Chicago soon will have the nation 's most expensive downtown parking meters .</text:p>
          </table:table-cell>
          <table:table-cell office:value-type="string">
            <text:p>citi</text:p>
          </table:table-cell>
          <table:table-cell office:value-type="string">
            <text:p>say experience</text:p>
          </table:table-cell>
          <table:table-cell office:value-type="string">
            <text:p>interruption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ERT : Citi says experiencing interruptions in availability of some Citi websites ; company says it 's actively working to resolve situation . . Chicago soon will have the nation 's most expensive downtown parking meters .</text:p>
          </table:table-cell>
          <table:table-cell office:value-type="string">
            <text:p>company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ERT : Citi says experiencing interruptions in availability of some Citi websites ; company says it 's actively working to resolve situation . . Chicago soon will have the nation 's most expensive downtown parking meters .</text:p>
          </table:table-cell>
          <table:table-cell office:value-type="string">
            <text:p>it</text:p>
          </table:table-cell>
          <table:table-cell office:value-type="string">
            <text:p>work to resolve</text:p>
          </table:table-cell>
          <table:table-cell office:value-type="string">
            <text:p>situa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ERT : Citi says experiencing interruptions in availability of some Citi websites ; company says it 's actively working to resolve situation . . Chicago soon will have the nation 's most expensive downtown parking meters .</text:p>
          </table:table-cell>
          <table:table-cell office:value-type="string">
            <text:p>chicago</text:p>
          </table:table-cell>
          <table:table-cell office:value-type="string">
            <text:p>have</text:p>
          </table:table-cell>
          <table:table-cell office:value-type="string">
            <text:p>the nation '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n New Year 's Day , meters there will charge $ 6.50 an hour. . Stocks end off their lows on news the House of Representatives will reconvene Sunday night .</text:p>
          </table:table-cell>
          <table:table-cell office:value-type="string">
            <text:p>meters</text:p>
          </table:table-cell>
          <table:table-cell office:value-type="string">
            <text:p>charge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n New Year 's Day , meters there will charge $ 6.50 an hour. . Stocks end off their lows on news the House of Representatives will reconvene Sunday night .</text:p>
          </table:table-cell>
          <table:table-cell office:value-type="string">
            <text:p>the house of representatives</text:p>
          </table:table-cell>
          <table:table-cell office:value-type="string">
            <text:p>reconvene</text:p>
          </table:table-cell>
          <table:table-cell office:value-type="string">
            <text:p>sunday nigh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r . WH official tells me that , contrary to reports from Repubs , president will NOT be sending a fiscal cliff proposal to Capitol Hill . .</text:p>
          </table:table-cell>
          <table:table-cell office:value-type="string">
            <text:p>official</text:p>
          </table:table-cell>
          <table:table-cell office:value-type="string">
            <text:p>tell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r . WH official tells me that , contrary to reports from Repubs , president will NOT be sending a fiscal cliff proposal to Capitol Hill . .</text:p>
          </table:table-cell>
          <table:table-cell office:value-type="string">
            <text:p>president</text:p>
          </table:table-cell>
          <table:table-cell office:value-type="string">
            <text:p>send</text:p>
          </table:table-cell>
          <table:table-cell office:value-type="string">
            <text:p>a fiscal cliff proposal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th the labor market still on the ropes , Americans who have jobs are hunkering down and staying at them longer : http ://t.co/yjbhYtag .</text:p>
          </table:table-cell>
          <table:table-cell office:value-type="string">
            <text:p>americans</text:p>
          </table:table-cell>
          <table:table-cell office:value-type="string">
            <text:p>have</text:p>
          </table:table-cell>
          <table:table-cell office:value-type="string">
            <text:p>job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port says hybrids offer the best value for those buying a new vehicle .</text:p>
          </table:table-cell>
          <table:table-cell office:value-type="string">
            <text:p>report</text:p>
          </table:table-cell>
          <table:table-cell office:value-type="string">
            <text:p>say</text:p>
          </table:table-cell>
          <table:table-cell office:value-type="string">
            <text:p>hybrid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port says hybrids offer the best value for those buying a new vehicle .</text:p>
          </table:table-cell>
          <table:table-cell office:value-type="string">
            <text:p>hybrids</text:p>
          </table:table-cell>
          <table:table-cell office:value-type="string">
            <text:p>offer best value for</text:p>
          </table:table-cell>
          <table:table-cell office:value-type="string">
            <text:p>those buying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nish lender Bankia will wipe out 350,000 shareholders : http ://t.co/uIJbsPQ8 .</text:p>
          </table:table-cell>
          <table:table-cell office:value-type="string">
            <text:p>spanish lender bankia</text:p>
          </table:table-cell>
          <table:table-cell office:value-type="string">
            <text:p>wipe out</text:p>
          </table:table-cell>
          <table:table-cell office:value-type="string">
            <text:p># sharehold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 home sales rise 4.4 % in November , while consumer confidence drops .</text:p>
          </table:table-cell>
          <table:table-cell office:value-type="string">
            <text:p>new home sales</text:p>
          </table:table-cell>
          <table:table-cell office:value-type="string">
            <text:p>rise</text:p>
          </table:table-cell>
          <table:table-cell office:value-type="string">
            <text:p># %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pple CEO Tim Cook will receive total compensation of $ 4.17 million in 2012 , down from a $ 378 million pay package in 2011 .</text:p>
          </table:table-cell>
          <table:table-cell office:value-type="string">
            <text:p>apple ceo tim cook</text:p>
          </table:table-cell>
          <table:table-cell office:value-type="string">
            <text:p>receive compensation of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use has passed legislation to avoid cliff .</text:p>
          </table:table-cell>
          <table:table-cell office:value-type="string">
            <text:p>house</text:p>
          </table:table-cell>
          <table:table-cell office:value-type="string">
            <text:p>pass</text:p>
          </table:table-cell>
          <table:table-cell office:value-type="string">
            <text:p>legisla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made phone calls on Wednesday from Hawaii to Congressional Leaders Reid , Boehner , McConnell , Pelosi .</text:p>
          </table:table-cell>
          <table:table-cell office:value-type="string">
            <text:p>obama</text:p>
          </table:table-cell>
          <table:table-cell office:value-type="string">
            <text:p>make phone call on</text:p>
          </table:table-cell>
          <table:table-cell office:value-type="string">
            <text:p>wednesda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ator Harry Reid says he does n't see how fiscal cliff can be avoided now : http ://t.co/YDGEsFFX .</text:p>
          </table:table-cell>
          <table:table-cell office:value-type="string">
            <text:p>senator harry reid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etna CEO tells @MariaBartiromo that Obamacare could double health care premiums : http ://t.co/G5sJzE4Y .</text:p>
          </table:table-cell>
          <table:table-cell office:value-type="string">
            <text:p>aetna ceo</text:p>
          </table:table-cell>
          <table:table-cell office:value-type="string">
            <text:p>tell</text:p>
          </table:table-cell>
          <table:table-cell office:value-type="string">
            <text:p>@mariabartiromo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etna CEO tells @MariaBartiromo that Obamacare could double health care premiums : http ://t.co/G5sJzE4Y .</text:p>
          </table:table-cell>
          <table:table-cell office:value-type="string">
            <text:p>obamacare</text:p>
          </table:table-cell>
          <table:table-cell office:value-type="string">
            <text:p>double</text:p>
          </table:table-cell>
          <table:table-cell office:value-type="string">
            <text:p>health care premium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rmer President George H.W. Bush is in the intensive care unit at a Houston hospital following a series of setbacks : http ://t.co/OAxKcPaq .</text:p>
          </table:table-cell>
          <table:table-cell office:value-type="string">
            <text:p>former president george h.w. bush</text:p>
          </table:table-cell>
          <table:table-cell office:value-type="string">
            <text:p>be in</text:p>
          </table:table-cell>
          <table:table-cell office:value-type="string">
            <text:p>the intensive care uni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easury Secretary Timothy Geithner warns that the U.S. is going to hit the debt ceiling on New Year 's Eve : http ://t.co/HxDoi7Bi .</text:p>
          </table:table-cell>
          <table:table-cell office:value-type="string">
            <text:p>the u.s.</text:p>
          </table:table-cell>
          <table:table-cell office:value-type="string">
            <text:p>go to hit</text:p>
          </table:table-cell>
          <table:table-cell office:value-type="string">
            <text:p>the debt ceil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aWorld files for IPO of up to $ 100 million ; intends to list the common stock under the symbol $ SEAS.</text:p>
          </table:table-cell>
          <table:table-cell office:value-type="string">
            <text:p>ipo of up to $ # #</text:p>
          </table:table-cell>
          <table:table-cell office:value-type="string">
            <text:p>intend to list</text:p>
          </table:table-cell>
          <table:table-cell office:value-type="string">
            <text:p>the common stock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 the Grinch steal the holiday shopping season ?</text:p>
          </table:table-cell>
          <table:table-cell office:value-type="string">
            <text:p>the grinch</text:p>
          </table:table-cell>
          <table:table-cell office:value-type="string">
            <text:p>steal</text:p>
          </table:table-cell>
          <table:table-cell office:value-type="string">
            <text:p>the holiday shopping seas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ingle-family home prices rose in October , reinforcing the view the domestic real estate market is improving : http ://t.co/p40xbAPZ.</text:p>
          </table:table-cell>
          <table:table-cell office:value-type="string">
            <text:p>single-family home prices</text:p>
          </table:table-cell>
          <table:table-cell office:value-type="string">
            <text:p>rise in</text:p>
          </table:table-cell>
          <table:table-cell office:value-type="string">
            <text:p>octob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ERT : Japan 's Nikkei rises to highest level since March 2011 .</text:p>
          </table:table-cell>
          <table:table-cell office:value-type="string">
            <text:p>japan 's nikkei</text:p>
          </table:table-cell>
          <table:table-cell office:value-type="string">
            <text:p>rise to</text:p>
          </table:table-cell>
          <table:table-cell office:value-type="string">
            <text:p>highest leve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Treasury : Government will reach $ 16.394T debt ceiling on Monday ; emergency measures will buy additional $ 200B in flexibility - WSJ. Stocks log 3-day decline on 'fiscal cliff ' fears .</text:p>
          </table:table-cell>
          <table:table-cell office:value-type="string">
            <text:p>government</text:p>
          </table:table-cell>
          <table:table-cell office:value-type="string">
            <text:p>reach</text:p>
          </table:table-cell>
          <table:table-cell office:value-type="string">
            <text:p>$ # debt ceil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Treasury : Government will reach $ 16.394T debt ceiling on Monday ; emergency measures will buy additional $ 200B in flexibility - WSJ. Stocks log 3-day decline on 'fiscal cliff ' fears .</text:p>
          </table:table-cell>
          <table:table-cell office:value-type="string">
            <text:p>emergency measures</text:p>
          </table:table-cell>
          <table:table-cell office:value-type="string">
            <text:p>buy</text:p>
          </table:table-cell>
          <table:table-cell office:value-type="string">
            <text:p>additional $ 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Treasury : Government will reach $ 16.394T debt ceiling on Monday ; emergency measures will buy additional $ 200B in flexibility - WSJ. Stocks log 3-day decline on 'fiscal cliff ' fears .</text:p>
          </table:table-cell>
          <table:table-cell office:value-type="string">
            <text:p>wsj. stocks</text:p>
          </table:table-cell>
          <table:table-cell office:value-type="string">
            <text:p>log</text:p>
          </table:table-cell>
          <table:table-cell office:value-type="string">
            <text:p>3-day declin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mco CEO Mohamed A. El-Erian has been named chairman of President Obama 's Global Development Council : http ://t.co/V1JHC9GJ.</text:p>
          </table:table-cell>
          <table:table-cell office:value-type="string">
            <text:p>pimco ceo mohamed a. el-erian</text:p>
          </table:table-cell>
          <table:table-cell office:value-type="string">
            <text:p>name chairman of</text:p>
          </table:table-cell>
          <table:table-cell office:value-type="string">
            <text:p>president obama 's global development counci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y it 's hard for Republicans &amp;amp; Democrats to compromise on matters of taxes &amp;amp; spending , and what happens if they fail : http ://t.co/DgaybspU.</text:p>
          </table:table-cell>
          <table:table-cell office:value-type="string">
            <text:p>it</text:p>
          </table:table-cell>
          <table:table-cell office:value-type="string">
            <text:p>be hard for</text:p>
          </table:table-cell>
          <table:table-cell office:value-type="string">
            <text:p>republica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apan 's Nikkei hit a 9-month high on Wednesday after the yen fell to a 20-month low as new Prime Minister takes helm : http ://t.co/kZosE2eM.</text:p>
          </table:table-cell>
          <table:table-cell office:value-type="string">
            <text:p>japan 's nikkei</text:p>
          </table:table-cell>
          <table:table-cell office:value-type="string">
            <text:p>hit 9-month high on</text:p>
          </table:table-cell>
          <table:table-cell office:value-type="string">
            <text:p>wednesda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apan 's Nikkei hit a 9-month high on Wednesday after the yen fell to a 20-month low as new Prime Minister takes helm : http ://t.co/kZosE2eM.</text:p>
          </table:table-cell>
          <table:table-cell office:value-type="string">
            <text:p>the yen</text:p>
          </table:table-cell>
          <table:table-cell office:value-type="string">
            <text:p>fall to</text:p>
          </table:table-cell>
          <table:table-cell office:value-type="string">
            <text:p>a 20-month low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apan 's Nikkei hit a 9-month high on Wednesday after the yen fell to a 20-month low as new Prime Minister takes helm : http ://t.co/kZosE2eM.</text:p>
          </table:table-cell>
          <table:table-cell office:value-type="string">
            <text:p>new prime minister</text:p>
          </table:table-cell>
          <table:table-cell office:value-type="string">
            <text:p>take</text:p>
          </table:table-cell>
          <table:table-cell office:value-type="string">
            <text:p>hel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 far , the U.S. winter storm has caused 1,176 flight cancellations to/from/within the US yesterday and today , says FlightAware . . Samsung is seeking a U.S. import ban and sales ban on some Ericsson products .</text:p>
          </table:table-cell>
          <table:table-cell office:value-type="string">
            <text:p>the u.s. winter storm</text:p>
          </table:table-cell>
          <table:table-cell office:value-type="string">
            <text:p>cause</text:p>
          </table:table-cell>
          <table:table-cell office:value-type="string">
            <text:p># flight cancellatio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 far , the U.S. winter storm has caused 1,176 flight cancellations to/from/within the US yesterday and today , says FlightAware . . Samsung is seeking a U.S. import ban and sales ban on some Ericsson products .</text:p>
          </table:table-cell>
          <table:table-cell office:value-type="string">
            <text:p># flight cancellations</text:p>
          </table:table-cell>
          <table:table-cell office:value-type="string">
            <text:p>say</text:p>
          </table:table-cell>
          <table:table-cell office:value-type="string">
            <text:p>flightawar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 far , the U.S. winter storm has caused 1,176 flight cancellations to/from/within the US yesterday and today , says FlightAware . . Samsung is seeking a U.S. import ban and sales ban on some Ericsson products .</text:p>
          </table:table-cell>
          <table:table-cell office:value-type="string">
            <text:p>samsung</text:p>
          </table:table-cell>
          <table:table-cell office:value-type="string">
            <text:p>seek</text:p>
          </table:table-cell>
          <table:table-cell office:value-type="string">
            <text:p>a u.s. import ban and sales b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rbucks is using its coffee cups to tell U.S. lawmakers to come up with a deal to avoid going over the fiscal cliff : http ://t.co/vrCwcsIg ' .</text:p>
          </table:table-cell>
          <table:table-cell office:value-type="string">
            <text:p>starbucks</text:p>
          </table:table-cell>
          <table:table-cell office:value-type="string">
            <text:p>use</text:p>
          </table:table-cell>
          <table:table-cell office:value-type="string">
            <text:p>its coffee cup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NBCnow : Report says the U.S. government is considering expanding its mortgage refinancing program : http ://t.co/VnAnVbQo .</text:p>
          </table:table-cell>
          <table:table-cell office:value-type="string">
            <text:p>report</text:p>
          </table:table-cell>
          <table:table-cell office:value-type="string">
            <text:p>say</text:p>
          </table:table-cell>
          <table:table-cell office:value-type="string">
            <text:p>the u.s. governmen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NBCnow : Report says the U.S. government is considering expanding its mortgage refinancing program : http ://t.co/VnAnVbQo .</text:p>
          </table:table-cell>
          <table:table-cell office:value-type="string">
            <text:p>the u.s. government</text:p>
          </table:table-cell>
          <table:table-cell office:value-type="string">
            <text:p>consider expand</text:p>
          </table:table-cell>
          <table:table-cell office:value-type="string">
            <text:p>its mortgage refinancing progra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th its clout diminished , Tea Party turns to narrower issues : http ://t.co/pkLQ8LPa .</text:p>
          </table:table-cell>
          <table:table-cell office:value-type="string">
            <text:p>tea party</text:p>
          </table:table-cell>
          <table:table-cell office:value-type="string">
            <text:p>turn to</text:p>
          </table:table-cell>
          <table:table-cell office:value-type="string">
            <text:p>narrower issu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.S. holiday retail sales this year were the weakest since a deep recession in 2008 , according to a report : http ://t.co/IfEzvBLY .</text:p>
          </table:table-cell>
          <table:table-cell office:value-type="string">
            <text:p>this year</text:p>
          </table:table-cell>
          <table:table-cell office:value-type="string">
            <text:p>be weakest since</text:p>
          </table:table-cell>
          <table:table-cell office:value-type="string">
            <text:p>a deep recess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tflix 's streaming video service experienced an outage on Christmas Eve .</text:p>
          </table:table-cell>
          <table:table-cell office:value-type="string">
            <text:p>netflix 's streaming video service</text:p>
          </table:table-cell>
          <table:table-cell office:value-type="string">
            <text:p>experience</text:p>
          </table:table-cell>
          <table:table-cell office:value-type="string">
            <text:p>an outag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 enormous storm system has begun punching its way toward the Northeast , slowing holiday travel : http ://t.co/gatVhzLc.</text:p>
          </table:table-cell>
          <table:table-cell office:value-type="string">
            <text:p>an enormous storm system</text:p>
          </table:table-cell>
          <table:table-cell office:value-type="string">
            <text:p>begin punch</text:p>
          </table:table-cell>
          <table:table-cell office:value-type="string">
            <text:p>its wa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ident Obama cuts short his Hawaiian holiday &amp;amp; heads to Washington to address the unfinished #fiscalcliff talks : http ://t.co/ Wh5wSc6d .</text:p>
          </table:table-cell>
          <table:table-cell office:value-type="string">
            <text:p>his hawaiian holiday</text:p>
          </table:table-cell>
          <table:table-cell office:value-type="string">
            <text:p>&amp;amp;</text:p>
          </table:table-cell>
          <table:table-cell office:value-type="string">
            <text:p>head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stalgia for the days when bikes were the primary means of transport has Chinese buying bicycles that cost $ 35,000+ : http ://t.co/7H8dM6aa .</text:p>
          </table:table-cell>
          <table:table-cell office:value-type="string">
            <text:p>bikes</text:p>
          </table:table-cell>
          <table:table-cell office:value-type="string">
            <text:p>be means of</text:p>
          </table:table-cell>
          <table:table-cell office:value-type="string">
            <text:p>transpor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stalgia for the days when bikes were the primary means of transport has Chinese buying bicycles that cost $ 35,000+ : http ://t.co/7H8dM6aa .</text:p>
          </table:table-cell>
          <table:table-cell office:value-type="string">
            <text:p>the primary means of transport</text:p>
          </table:table-cell>
          <table:table-cell office:value-type="string">
            <text:p>have</text:p>
          </table:table-cell>
          <table:table-cell office:value-type="string">
            <text:p>chinese buying bicycl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stalgia for the days when bikes were the primary means of transport has Chinese buying bicycles that cost $ 35,000+ : http ://t.co/7H8dM6aa .</text:p>
          </table:table-cell>
          <table:table-cell office:value-type="string">
            <text:p>chinese buying bicycles</text:p>
          </table:table-cell>
          <table:table-cell office:value-type="string">
            <text:p>cost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-D printing is becoming more accessible to small companies .</text:p>
          </table:table-cell>
          <table:table-cell office:value-type="string">
            <text:p>3-d printing</text:p>
          </table:table-cell>
          <table:table-cell office:value-type="string">
            <text:p>become more accessible to</text:p>
          </table:table-cell>
          <table:table-cell office:value-type="string">
            <text:p>small compani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e why the trend is a potential game changer for many : http ://t.co/qRJSpSX1 .</text:p>
          </table:table-cell>
          <table:table-cell office:value-type="string">
            <text:p>the trend</text:p>
          </table:table-cell>
          <table:table-cell office:value-type="string">
            <text:p>be</text:p>
          </table:table-cell>
          <table:table-cell office:value-type="string">
            <text:p>a potential game chang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ramer says common sense suggests the market should have detonated by now : http ://t.co/UEgUuoXD.</text:p>
          </table:table-cell>
          <table:table-cell office:value-type="string">
            <text:p>cramer</text:p>
          </table:table-cell>
          <table:table-cell office:value-type="string">
            <text:p>say</text:p>
          </table:table-cell>
          <table:table-cell office:value-type="string">
            <text:p>common sens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ramer says common sense suggests the market should have detonated by now : http ://t.co/UEgUuoXD.</text:p>
          </table:table-cell>
          <table:table-cell office:value-type="string">
            <text:p>common sense</text:p>
          </table:table-cell>
          <table:table-cell office:value-type="string">
            <text:p>suggest</text:p>
          </table:table-cell>
          <table:table-cell office:value-type="string">
            <text:p>the marke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gunman killed 2 firefighters in an ambush in Webster , NY ; 2 other firefighters &amp;amp; a police officer were injured : http ://t.co/2TLPSK9E.</text:p>
          </table:table-cell>
          <table:table-cell office:value-type="string">
            <text:p>a gunman</text:p>
          </table:table-cell>
          <table:table-cell office:value-type="string">
            <text:p>kill</text:p>
          </table:table-cell>
          <table:table-cell office:value-type="string">
            <text:p># firefight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an exclusive Christmas Eve letter to CNBC , Bernie Madoff says insider trading has gone on \"forever \" .</text:p>
          </table:table-cell>
          <table:table-cell office:value-type="string">
            <text:p>bernie madoff</text:p>
          </table:table-cell>
          <table:table-cell office:value-type="string">
            <text:p>say</text:p>
          </table:table-cell>
          <table:table-cell office:value-type="string">
            <text:p>insider trading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an exclusive Christmas Eve letter to CNBC , Bernie Madoff says insider trading has gone on \"forever \" .</text:p>
          </table:table-cell>
          <table:table-cell office:value-type="string">
            <text:p>insider trading</text:p>
          </table:table-cell>
          <table:table-cell office:value-type="string">
            <text:p>go on</text:p>
          </table:table-cell>
          <table:table-cell office:value-type="string">
            <text:p>\"forever \"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Yes ladies , you can avoid the financial impact of the fiscal cliff , but only if you 're good-looking .</text:p>
          </table:table-cell>
          <table:table-cell office:value-type="string">
            <text:p>you</text:p>
          </table:table-cell>
          <table:table-cell office:value-type="string">
            <text:p>avoid impact of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xperts have ways to fix Social Security .</text:p>
          </table:table-cell>
          <table:table-cell office:value-type="string">
            <text:p>experts</text:p>
          </table:table-cell>
          <table:table-cell office:value-type="string">
            <text:p>have way to fix</text:p>
          </table:table-cell>
          <table:table-cell office:value-type="string">
            <text:p>social securit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uth Korean defense officials say North Korea is building a missile that could reach the United States : http ://t.co/YHhLUAI9 .</text:p>
          </table:table-cell>
          <table:table-cell office:value-type="string">
            <text:p>south korean defense officials</text:p>
          </table:table-cell>
          <table:table-cell office:value-type="string">
            <text:p>say</text:p>
          </table:table-cell>
          <table:table-cell office:value-type="string">
            <text:p>north kore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uth Korean defense officials say North Korea is building a missile that could reach the United States : http ://t.co/YHhLUAI9 .</text:p>
          </table:table-cell>
          <table:table-cell office:value-type="string">
            <text:p>north korea</text:p>
          </table:table-cell>
          <table:table-cell office:value-type="string">
            <text:p>build</text:p>
          </table:table-cell>
          <table:table-cell office:value-type="string">
            <text:p>a missil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uth Korean defense officials say North Korea is building a missile that could reach the United States : http ://t.co/YHhLUAI9 .</text:p>
          </table:table-cell>
          <table:table-cell office:value-type="string">
            <text:p>a missile</text:p>
          </table:table-cell>
          <table:table-cell office:value-type="string">
            <text:p>reach</text:p>
          </table:table-cell>
          <table:table-cell office:value-type="string">
            <text:p>the united stat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SJ : Acer , the world’s fourth-largest PC maker , is planning to launch an Android tablet priced around $ 99 early next year .</text:p>
          </table:table-cell>
          <table:table-cell office:value-type="string">
            <text:p>acer</text:p>
          </table:table-cell>
          <table:table-cell office:value-type="string">
            <text:p>plan to launch</text:p>
          </table:table-cell>
          <table:table-cell office:value-type="string">
            <text:p>an android table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etBlue CEO to @MariaBartiromo : Atlanta has world 's busiest airport ; Beijing Airport is set to overtake Atlanta Hartsfield-Jackson , though . . Stocks end lower in shortened holiday trading session as 'fiscal cliff ' woes weigh DETAILS : http ://t.co/CUwIkL5O.</text:p>
          </table:table-cell>
          <table:table-cell office:value-type="string">
            <text:p>atlanta</text:p>
          </table:table-cell>
          <table:table-cell office:value-type="string">
            <text:p>have</text:p>
          </table:table-cell>
          <table:table-cell office:value-type="string">
            <text:p>world 's busiest airpor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etBlue CEO to @MariaBartiromo : Atlanta has world 's busiest airport ; Beijing Airport is set to overtake Atlanta Hartsfield-Jackson , though . . Stocks end lower in shortened holiday trading session as 'fiscal cliff ' woes weigh DETAILS : http ://t.co/CUwIkL5O.</text:p>
          </table:table-cell>
          <table:table-cell office:value-type="string">
            <text:p>fiscal cliff ' woes</text:p>
          </table:table-cell>
          <table:table-cell office:value-type="string">
            <text:p>weigh</text:p>
          </table:table-cell>
          <table:table-cell office:value-type="string">
            <text:p>detail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cost of raising a child is now up to $ 235,000 .</text:p>
          </table:table-cell>
          <table:table-cell office:value-type="string">
            <text:p>a child</text:p>
          </table:table-cell>
          <table:table-cell office:value-type="string">
            <text:p>be up to</text:p>
          </table:table-cell>
          <table:table-cell office:value-type="string">
            <text:p>$ 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rkers probably wo n't feel the full brunt of next year 's tax increases in January paychecks , but do n't be fooled : http ://t.co/uJrrXlxy .</text:p>
          </table:table-cell>
          <table:table-cell office:value-type="string">
            <text:p>workers</text:p>
          </table:table-cell>
          <table:table-cell office:value-type="string">
            <text:p>feel brunt of</text:p>
          </table:table-cell>
          <table:table-cell office:value-type="string">
            <text:p>next year 's tax increas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average price for a gallon of regular gasoline in the U.S. fell to the lowest level in more than a year : http ://t.co/PN3e55gj .</text:p>
          </table:table-cell>
          <table:table-cell office:value-type="string">
            <text:p>the u.s.</text:p>
          </table:table-cell>
          <table:table-cell office:value-type="string">
            <text:p>fall to</text:p>
          </table:table-cell>
          <table:table-cell office:value-type="string">
            <text:p>the lowest level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test edition of $ MSFT software has n't brought usual sales pop : http ://t.co/CS71GCET.</text:p>
          </table:table-cell>
          <table:table-cell office:value-type="string">
            <text:p>latest edition of $ msft software</text:p>
          </table:table-cell>
          <table:table-cell office:value-type="string">
            <text:p>bring</text:p>
          </table:table-cell>
          <table:table-cell office:value-type="string">
            <text:p>usual sales po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NBCnow : FYI : NYSE , NASDAQ closing at 1pm ET today , while NYMEX closes at 1:30pm ET.</text:p>
          </table:table-cell>
          <table:table-cell office:value-type="string">
            <text:p>nymex</text:p>
          </table:table-cell>
          <table:table-cell office:value-type="string">
            <text:p>close at</text:p>
          </table:table-cell>
          <table:table-cell table:style-name="ce1" office:value-type="string">
            <text:p>1:30p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e who knows to run away , lives to trade another day , says @JimCramer .</text:p>
          </table:table-cell>
          <table:table-cell office:value-type="string">
            <text:p>lives</text:p>
          </table:table-cell>
          <table:table-cell office:value-type="string">
            <text:p>say</text:p>
          </table:table-cell>
          <table:table-cell office:value-type="string">
            <text:p>@jimcram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pp-makers are offering holiday-themed games , treats , &amp;amp; tools for phone &amp;amp; tablet owners .</text:p>
          </table:table-cell>
          <table:table-cell office:value-type="string">
            <text:p>app-makers</text:p>
          </table:table-cell>
          <table:table-cell office:value-type="string">
            <text:p>offer</text:p>
          </table:table-cell>
          <table:table-cell office:value-type="string">
            <text:p>holiday-themed gam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alyst tells @CNBCFutures Now that gold 's sell-off is temporary &amp;amp; investors should be patient enough to ride it out : http ://t.co/rxj2ETjK.</text:p>
          </table:table-cell>
          <table:table-cell office:value-type="string">
            <text:p>analyst</text:p>
          </table:table-cell>
          <table:table-cell office:value-type="string">
            <text:p>tell</text:p>
          </table:table-cell>
          <table:table-cell office:value-type="string">
            <text:p>@cnbcfutur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alyst tells @CNBCFutures Now that gold 's sell-off is temporary &amp;amp; investors should be patient enough to ride it out : http ://t.co/rxj2ETjK.</text:p>
          </table:table-cell>
          <table:table-cell office:value-type="string">
            <text:p>gold 's sell-off</text:p>
          </table:table-cell>
          <table:table-cell office:value-type="string">
            <text:p>be</text:p>
          </table:table-cell>
          <table:table-cell office:value-type="string">
            <text:p>temporary &amp;amp; investor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uropean Union imposes rigorous new sanctions against Iran 's banking , shipping and industrial sectors : http ://t.co/dFnLPaL8 .</text:p>
          </table:table-cell>
          <table:table-cell office:value-type="string">
            <text:p>european union</text:p>
          </table:table-cell>
          <table:table-cell office:value-type="string">
            <text:p>impose sanction against</text:p>
          </table:table-cell>
          <table:table-cell office:value-type="string">
            <text:p>iran 's banking , shipping and industrial secto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th gloomy economic forecasts adding to concerns over talk of UK leaving EU , 2013 is set to be tough year for country : http ://t.co/UtgvJAuU.</text:p>
          </table:table-cell>
          <table:table-cell office:value-type="string">
            <text:p>#</text:p>
          </table:table-cell>
          <table:table-cell office:value-type="string">
            <text:p>set to be</text:p>
          </table:table-cell>
          <table:table-cell office:value-type="string">
            <text:p>tough yea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th a storm causing flight delays and cancellations , it 's a rough start to the busy holiday travel period .</text:p>
          </table:table-cell>
          <table:table-cell office:value-type="string">
            <text:p>it</text:p>
          </table:table-cell>
          <table:table-cell office:value-type="string">
            <text:p>be start to</text:p>
          </table:table-cell>
          <table:table-cell office:value-type="string">
            <text:p>the busy holiday travel perio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ast Coast is facing a devastating port strike : http ://t.co/BSkF4GXi .</text:p>
          </table:table-cell>
          <table:table-cell office:value-type="string">
            <text:p>east coast</text:p>
          </table:table-cell>
          <table:table-cell office:value-type="string">
            <text:p>face</text:p>
          </table:table-cell>
          <table:table-cell office:value-type="string">
            <text:p>a devastating port strik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I want next year to be a year of strong economic growth .</text:p>
          </table:table-cell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next yea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\" Nobody can get 100 % of what they want , and this is not a contest between parties ...\" .</text:p>
          </table:table-cell>
          <table:table-cell office:value-type="string">
            <text:p>this</text:p>
          </table:table-cell>
          <table:table-cell office:value-type="string">
            <text:p>be contest between</text:p>
          </table:table-cell>
          <table:table-cell office:value-type="string">
            <text:p>parties ...\"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Just spoke with Speaker Boehner &amp;amp; met with Sen. Reid ; have asked Congress to take action on the 'fiscal cliff ' .</text:p>
          </table:table-cell>
          <table:table-cell office:value-type="string">
            <text:p>obama</text:p>
          </table:table-cell>
          <table:table-cell office:value-type="string">
            <text:p>speak with</text:p>
          </table:table-cell>
          <table:table-cell office:value-type="string">
            <text:p>speaker boehner &amp;amp;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Just spoke with Speaker Boehner &amp;amp; met with Sen. Reid ; have asked Congress to take action on the 'fiscal cliff ' .</text:p>
          </table:table-cell>
          <table:table-cell office:value-type="string">
            <text:p>speaker boehner &amp;amp;</text:p>
          </table:table-cell>
          <table:table-cell office:value-type="string">
            <text:p>meet with</text:p>
          </table:table-cell>
          <table:table-cell office:value-type="string">
            <text:p>sen. reid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: Just spoke with Speaker Boehner &amp;amp; met with Sen. Reid ; have asked Congress to take action on the 'fiscal cliff ' .</text:p>
          </table:table-cell>
          <table:table-cell office:value-type="string">
            <text:p>sen. reid</text:p>
          </table:table-cell>
          <table:table-cell office:value-type="string">
            <text:p>ask</text:p>
          </table:table-cell>
          <table:table-cell office:value-type="string">
            <text:p>congres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President Obama to deliver a statement on the fiscal cliff at 5p ET. Stocks tumble 1 % as hopes for 'fiscal cliff ' deal diminish .</text:p>
          </table:table-cell>
          <table:table-cell office:value-type="string">
            <text:p># et. stocks</text:p>
          </table:table-cell>
          <table:table-cell office:value-type="string">
            <text:p>tumble</text:p>
          </table:table-cell>
          <table:table-cell office:value-type="string">
            <text:p># %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eve Jobs ' yacht has been impounded in Amsterdam : http ://t.co/oRIZwR8v.</text:p>
          </table:table-cell>
          <table:table-cell office:value-type="string">
            <text:p>steve jobs ' yacht</text:p>
          </table:table-cell>
          <table:table-cell office:value-type="string">
            <text:p>impound in</text:p>
          </table:table-cell>
          <table:table-cell office:value-type="string">
            <text:p>amsterda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iersmorgan : Live in 5ms , a highly-charged day on Capitol Hill re # Guns InAmerica - plus latest on cannibal cop + Jodi Arias trials .</text:p>
          </table:table-cell>
          <table:table-cell office:value-type="string">
            <text:p>capitol hill</text:p>
          </table:table-cell>
          <table:table-cell office:value-type="string">
            <text:p>re</text:p>
          </table:table-cell>
          <table:table-cell office:value-type="string">
            <text:p># guns inameric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ior White House official emailed 'you will regret doing this , ' Woodward says .</text:p>
          </table:table-cell>
          <table:table-cell office:value-type="string">
            <text:p>senior white house official</text:p>
          </table:table-cell>
          <table:table-cell office:value-type="string">
            <text:p>regret do</text:p>
          </table:table-cell>
          <table:table-cell office:value-type="string">
            <text:p>thi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 incredible story of an alleged serial child predator priest and how church officials helped him avoid law enforcement @AC360 8pm .</text:p>
          </table:table-cell>
          <table:table-cell office:value-type="string">
            <text:p>church officials</text:p>
          </table:table-cell>
          <table:table-cell office:value-type="string">
            <text:p>avoid</text:p>
          </table:table-cell>
          <table:table-cell office:value-type="string">
            <text:p>law enforcemen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7p ET : NJ Gov. Chris Christie dissed by CPAC ?</text:p>
          </table:table-cell>
          <table:table-cell office:value-type="string">
            <text:p>nj gov. chris christie</text:p>
          </table:table-cell>
          <table:table-cell office:value-type="string">
            <text:p>diss by</text:p>
          </table:table-cell>
          <table:table-cell office:value-type="string">
            <text:p>cpac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e Chris Christie and the Republican Party breaking up ? @AlCardenasACU comes # Out Front .</text:p>
          </table:table-cell>
          <table:table-cell office:value-type="string">
            <text:p>? @alcardenasacu</text:p>
          </table:table-cell>
          <table:table-cell office:value-type="string">
            <text:p>com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man in Connecticut kills her two grandsons , then herself , police say : http ://t.co/eHNDbsy7oc.</text:p>
          </table:table-cell>
          <table:table-cell office:value-type="string">
            <text:p>connecticut</text:p>
          </table:table-cell>
          <table:table-cell office:value-type="string">
            <text:p>kill</text:p>
          </table:table-cell>
          <table:table-cell office:value-type="string">
            <text:p>her # grandson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5-year-old girl in Maldives faces 100 lashes for fornication : http ://t.co/Lv5A1DkOGT.</text:p>
          </table:table-cell>
          <table:table-cell office:value-type="string">
            <text:p>maldives</text:p>
          </table:table-cell>
          <table:table-cell office:value-type="string">
            <text:p>face</text:p>
          </table:table-cell>
          <table:table-cell office:value-type="string">
            <text:p># lash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oliticalTicker : Lew confirmed as Treasury secretary - http ://t.co/MI7l5s4hdU.</text:p>
          </table:table-cell>
          <table:table-cell office:value-type="string">
            <text:p>lew</text:p>
          </table:table-cell>
          <table:table-cell office:value-type="string">
            <text:p>confirm as</text:p>
          </table:table-cell>
          <table:table-cell office:value-type="string">
            <text:p>treasury secreta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BrianToddCNN : Is Budweiser watered-down to deceive customers ?</text:p>
          </table:table-cell>
          <table:table-cell office:value-type="string">
            <text:p>rt @briantoddcnn</text:p>
          </table:table-cell>
          <table:table-cell office:value-type="string">
            <text:p>be</text:p>
          </table:table-cell>
          <table:table-cell office:value-type="string">
            <text:p>budweiser watered-dow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oup aims to send two humans on Mars mission in 2018 - would take 500+ days : http ://t.co/RvwRp9KYFq .</text:p>
          </table:table-cell>
          <table:table-cell office:value-type="string">
            <text:p>#</text:p>
          </table:table-cell>
          <table:table-cell office:value-type="string">
            <text:p>take</text:p>
          </table:table-cell>
          <table:table-cell office:value-type="string">
            <text:p>500+ day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mps use social media to recruit underage sex workers : http ://t.co/iN98Oi5A0D.</text:p>
          </table:table-cell>
          <table:table-cell office:value-type="string">
            <text:p>pimps</text:p>
          </table:table-cell>
          <table:table-cell office:value-type="string">
            <text:p>use</text:p>
          </table:table-cell>
          <table:table-cell office:value-type="string">
            <text:p>social medi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is speaking now at the unveiling of a Rosa Parks statue at the U.S. Capitol .</text:p>
          </table:table-cell>
          <table:table-cell office:value-type="string">
            <text:p>obama</text:p>
          </table:table-cell>
          <table:table-cell office:value-type="string">
            <text:p>speak at</text:p>
          </table:table-cell>
          <table:table-cell office:value-type="string">
            <text:p>the unveiling of a rosa parks statu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t airs in @CNNSitRoom 4PM ET http ://t.co/rM2rETUTGM.</text:p>
          </table:table-cell>
          <table:table-cell office:value-type="string">
            <text:p>it</text:p>
          </table:table-cell>
          <table:table-cell office:value-type="string">
            <text:p>air in</text:p>
          </table:table-cell>
          <table:table-cell office:value-type="string">
            <text:p>@cnnsitroom 4pm et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 do you think ? . Forced spending cuts : it 's about to get weird : http ://t.co/tyLrmnDV1g .</text:p>
          </table:table-cell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?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VE NOW : Pope Benedict XVI makes his way in the popemobile as he tours around St . Peter 's Square for his final general audience .</text:p>
          </table:table-cell>
          <table:table-cell office:value-type="string">
            <text:p>pope benedict xvi</text:p>
          </table:table-cell>
          <table:table-cell office:value-type="string">
            <text:p>make way in</text:p>
          </table:table-cell>
          <table:table-cell office:value-type="string">
            <text:p>the popemobil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VE NOW : Pope Benedict XVI makes his way in the popemobile as he tours around St . Peter 's Square for his final general audience .</text:p>
          </table:table-cell>
          <table:table-cell office:value-type="string">
            <text:p>he</text:p>
          </table:table-cell>
          <table:table-cell office:value-type="string">
            <text:p>tour around</text:p>
          </table:table-cell>
          <table:table-cell office:value-type="string">
            <text:p>st . peter 's squar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NNVideo : Watch as these airplanes struggle to land against 40-50 mph winds in San Antonio .</text:p>
          </table:table-cell>
          <table:table-cell office:value-type="string">
            <text:p>rt @cnnvideo</text:p>
          </table:table-cell>
          <table:table-cell office:value-type="string">
            <text:p>watch</text:p>
          </table:table-cell>
          <table:table-cell office:value-type="string">
            <text:p>these airplanes struggl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iers Tonight : The real life @BenAffleck joins @PiersMorgan now and talks about the real life drama behind # Argo. . Mexico reports more than 26,000 missing .</text:p>
          </table:table-cell>
          <table:table-cell office:value-type="string">
            <text:p>the real life @benaffleck</text:p>
          </table:table-cell>
          <table:table-cell office:value-type="string">
            <text:p>join</text:p>
          </table:table-cell>
          <table:table-cell office:value-type="string">
            <text:p>@piersmorg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iers Tonight : The real life @BenAffleck joins @PiersMorgan now and talks about the real life drama behind # Argo. . Mexico reports more than 26,000 missing .</text:p>
          </table:table-cell>
          <table:table-cell office:value-type="string">
            <text:p># argo. . mexico</text:p>
          </table:table-cell>
          <table:table-cell office:value-type="string">
            <text:p>report more than</text:p>
          </table:table-cell>
          <table:table-cell office:value-type="string">
            <text:p># miss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ast Guard suspends search for missing boaters , citing possible hoax .</text:p>
          </table:table-cell>
          <table:table-cell office:value-type="string">
            <text:p>coast guard</text:p>
          </table:table-cell>
          <table:table-cell office:value-type="string">
            <text:p>suspend search for miss</text:p>
          </table:table-cell>
          <table:table-cell office:value-type="string">
            <text:p>boat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merican couple in Peru okay ; did n't know they were considered 'missing . '</text:p>
          </table:table-cell>
          <table:table-cell office:value-type="string">
            <text:p>peru okay</text:p>
          </table:table-cell>
          <table:table-cell office:value-type="string">
            <text:p>know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anking House Dem @ChrisVanHollen joins @ErinBurnett 7p ET.</text:p>
          </table:table-cell>
          <table:table-cell office:value-type="string">
            <text:p>ranking house dem @chrisvanhollen</text:p>
          </table:table-cell>
          <table:table-cell office:value-type="string">
            <text:p>join</text:p>
          </table:table-cell>
          <table:table-cell office:value-type="string">
            <text:p>@erinburnett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uck Hagel has been confirmed by the Senate as the next Secretary of Defense .</text:p>
          </table:table-cell>
          <table:table-cell office:value-type="string">
            <text:p>chuck hagel</text:p>
          </table:table-cell>
          <table:table-cell office:value-type="string">
            <text:p>confirm by</text:p>
          </table:table-cell>
          <table:table-cell office:value-type="string">
            <text:p>the senat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tails on @CNN TV and http ://t.co/kE2PnwIjlh . . What to expect from the pope after he retires on Thursday : http ://t.co/MHpDSa2gB6 .</text:p>
          </table:table-cell>
          <table:table-cell office:value-type="string">
            <text:p>he</text:p>
          </table:table-cell>
          <table:table-cell office:value-type="string">
            <text:p>retire on</text:p>
          </table:table-cell>
          <table:table-cell office:value-type="string">
            <text:p>thursda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CYMI : Yahoo CEO : Work from the office or quit -- Do you agree w/ her decision ?</text:p>
          </table:table-cell>
          <table:table-cell office:value-type="string">
            <text:p>the office</text:p>
          </table:table-cell>
          <table:table-cell office:value-type="string">
            <text:p>agree w/</text:p>
          </table:table-cell>
          <table:table-cell office:value-type="string">
            <text:p>her decis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AC360 : All you need to know about the # JodiArias trial : sex , lies , and scandal !</text:p>
          </table:table-cell>
          <table:table-cell office:value-type="string">
            <text:p>you</text:p>
          </table:table-cell>
          <table:table-cell office:value-type="string">
            <text:p>need to know about</text:p>
          </table:table-cell>
          <table:table-cell office:value-type="string">
            <text:p>the # jodiarias tri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 do you think ? . Blizzard batters U.S. heartland - follow the CNN storm tracker : http ://t.co/ywszXJQbpJ.</text:p>
          </table:table-cell>
          <table:table-cell office:value-type="string">
            <text:p>u.s. heartland</text:p>
          </table:table-cell>
          <table:table-cell office:value-type="string">
            <text:p>follow</text:p>
          </table:table-cell>
          <table:table-cell office:value-type="string">
            <text:p>the cnn storm track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2 of hagels biggest critics , @SenJohnMcCain and @GrahamBlog just voted to break the gop filibuster and let the nomination go thru .</text:p>
          </table:table-cell>
          <table:table-cell office:value-type="string">
            <text:p>@grahamblog</text:p>
          </table:table-cell>
          <table:table-cell office:value-type="string">
            <text:p>let</text:p>
          </table:table-cell>
          <table:table-cell office:value-type="string">
            <text:p>the nominat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2 of hagels biggest critics , @SenJohnMcCain and @GrahamBlog just voted to break the gop filibuster and let the nomination go thru .</text:p>
          </table:table-cell>
          <table:table-cell office:value-type="string">
            <text:p>the nomination</text:p>
          </table:table-cell>
          <table:table-cell office:value-type="string">
            <text:p>go</text:p>
          </table:table-cell>
          <table:table-cell office:value-type="string">
            <text:p>thru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 do you think ? .</text:p>
          </table:table-cell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?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case you missed any of @PiersMorgan 's interviews on red carpet last night , you can catch them all here .</text:p>
          </table:table-cell>
          <table:table-cell office:value-type="string">
            <text:p>you</text:p>
          </table:table-cell>
          <table:table-cell office:value-type="string">
            <text:p>miss of</text:p>
          </table:table-cell>
          <table:table-cell office:value-type="string">
            <text:p>@piersmorgan 's interview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case you missed any of @PiersMorgan 's interviews on red carpet last night , you can catch them all here .</text:p>
          </table:table-cell>
          <table:table-cell office:value-type="string">
            <text:p>you</text:p>
          </table:table-cell>
          <table:table-cell office:value-type="string">
            <text:p>catc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l live . . RT @AC360 : Initially # jodiarias lied about killing her ex - now she says it 's because she was ashamed .</text:p>
          </table:table-cell>
          <table:table-cell office:value-type="string">
            <text:p>she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ur legal experts weigh in at 8 , 10p .</text:p>
          </table:table-cell>
          <table:table-cell office:value-type="string">
            <text:p>our legal experts</text:p>
          </table:table-cell>
          <table:table-cell office:value-type="string">
            <text:p>weigh in at</text:p>
          </table:table-cell>
          <table:table-cell office:value-type="string">
            <text:p># ,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l blame &amp;amp; little action in Washington on averting 'brutal ' spending cuts -- White House Econ .</text:p>
          </table:table-cell>
          <table:table-cell office:value-type="string">
            <text:p>all</text:p>
          </table:table-cell>
          <table:table-cell office:value-type="string">
            <text:p>blame</text:p>
          </table:table-cell>
          <table:table-cell office:value-type="string">
            <text:p>&amp;amp; little act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viser joins @ErinBurnett # Out Front 7p ET. \" Washington is a study in juvenile petulance , \" writes @AlexCast for @CNNOpinion .</text:p>
          </table:table-cell>
          <table:table-cell office:value-type="string">
            <text:p>front 7p et. \" washington</text:p>
          </table:table-cell>
          <table:table-cell office:value-type="string">
            <text:p>be study in</text:p>
          </table:table-cell>
          <table:table-cell office:value-type="string">
            <text:p>juvenile petulanc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viser joins @ErinBurnett # Out Front 7p ET. \" Washington is a study in juvenile petulance , \" writes @AlexCast for @CNNOpinion .</text:p>
          </table:table-cell>
          <table:table-cell office:value-type="string">
            <text:p>\"</text:p>
          </table:table-cell>
          <table:table-cell office:value-type="string">
            <text:p>write @alexcast for</text:p>
          </table:table-cell>
          <table:table-cell office:value-type="string">
            <text:p>@cnnopin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nnbrk : Former Surgeon General C. Everett # Koop dies at 96 . http ://t.co/Eeeid8J8Wq .</text:p>
          </table:table-cell>
          <table:table-cell office:value-type="string">
            <text:p>former surgeon general c. everett # koop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rijuana dealers get slammed by taxes : http ://t.co/vyBi7dOxlK.</text:p>
          </table:table-cell>
          <table:table-cell office:value-type="string">
            <text:p>marijuana dealers</text:p>
          </table:table-cell>
          <table:table-cell office:value-type="string">
            <text:p>get slam by</text:p>
          </table:table-cell>
          <table:table-cell office:value-type="string">
            <text:p>tax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ller , Griffith , Hagman - who was left out of the Oscars \" In Memoriam \ " montage this year ?</text:p>
          </table:table-cell>
          <table:table-cell office:value-type="string">
            <text:p>hagman</text:p>
          </table:table-cell>
          <table:table-cell office:value-type="string">
            <text:p>leave out of</text:p>
          </table:table-cell>
          <table:table-cell office:value-type="string">
            <text:p>the oscars \"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iers Tonight : Coming up here shortly on #CNN , @piersmorgan joins @BrookeBCNN with his first-hand # Oscars red carpet recap. . Catholic cardinal resigns amid allegations he abused four men studying to be priests in the 1980s : http ://t.co/tH4qTjdJmZ.</text:p>
          </table:table-cell>
          <table:table-cell office:value-type="string">
            <text:p>@piersmorgan</text:p>
          </table:table-cell>
          <table:table-cell office:value-type="string">
            <text:p>join</text:p>
          </table:table-cell>
          <table:table-cell office:value-type="string">
            <text:p>@brookebcn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iers Tonight : Coming up here shortly on #CNN , @piersmorgan joins @BrookeBCNN with his first-hand # Oscars red carpet recap. . Catholic cardinal resigns amid allegations he abused four men studying to be priests in the 1980s : http ://t.co/tH4qTjdJmZ.</text:p>
          </table:table-cell>
          <table:table-cell office:value-type="string">
            <text:p>he</text:p>
          </table:table-cell>
          <table:table-cell office:value-type="string">
            <text:p>abuse</text:p>
          </table:table-cell>
          <table:table-cell office:value-type="string">
            <text:p># me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ocking scandals continue to rock RC Church : http ://t.co/TJPLQPwDTh .</text:p>
          </table:table-cell>
          <table:table-cell office:value-type="string">
            <text:p>shocking scandals</text:p>
          </table:table-cell>
          <table:table-cell office:value-type="string">
            <text:p>continue to rock</text:p>
          </table:table-cell>
          <table:table-cell office:value-type="string">
            <text:p>rc churc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 do you think ? . ' Crippling ' winter storm bearing down on Great Plains region .</text:p>
          </table:table-cell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?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en the # Oscars come to an end , flip over to @CNN as @PiersMorgan hosts the post-show special . .</text:p>
          </table:table-cell>
          <table:table-cell office:value-type="string">
            <text:p>the # oscars</text:p>
          </table:table-cell>
          <table:table-cell office:value-type="string">
            <text:p>flip to</text:p>
          </table:table-cell>
          <table:table-cell office:value-type="string">
            <text:p>@cn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en the # Oscars come to an end , flip over to @CNN as @PiersMorgan hosts the post-show special . .</text:p>
          </table:table-cell>
          <table:table-cell office:value-type="string">
            <text:p>@piersmorgan</text:p>
          </table:table-cell>
          <table:table-cell office:value-type="string">
            <text:p>host</text:p>
          </table:table-cell>
          <table:table-cell office:value-type="string">
            <text:p>the post-show special .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ONLY 2 men in the world that know tonight’s # Oscars winners .</text:p>
          </table:table-cell>
          <table:table-cell office:value-type="string">
            <text:p>the world</text:p>
          </table:table-cell>
          <table:table-cell office:value-type="string">
            <text:p>know</text:p>
          </table:table-cell>
          <table:table-cell office:value-type="string">
            <text:p># oscars winner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fter a sprint out of the gates , let 's reset : @piersmorgan your host from the red carpet , w/ @AlinaChoCNN @AJHammer @nischelleturner #CNN.</text:p>
          </table:table-cell>
          <table:table-cell office:value-type="string">
            <text:p>a sprint</text:p>
          </table:table-cell>
          <table:table-cell office:value-type="string">
            <text:p>let</text:p>
          </table:table-cell>
          <table:table-cell office:value-type="string">
            <text:p>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fter a sprint out of the gates , let 's reset : @piersmorgan your host from the red carpet , w/ @AlinaChoCNN @AJHammer @nischelleturner #CNN.</text:p>
          </table:table-cell>
          <table:table-cell office:value-type="string">
            <text:p>@piersmorgan your host</text:p>
          </table:table-cell>
          <table:table-cell office:value-type="string">
            <text:p>w/</text:p>
          </table:table-cell>
          <table:table-cell office:value-type="string">
            <text:p>@alinachocnn @ajhammer @nischelleturn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otland 's archbishop contests \"inappropriate behavior \ " claim .</text:p>
          </table:table-cell>
          <table:table-cell office:value-type="string">
            <text:p>scotland 's archbishop</text:p>
          </table:table-cell>
          <table:table-cell office:value-type="string">
            <text:p>contest</text:p>
          </table:table-cell>
          <table:table-cell office:value-type="string">
            <text:p>\"inappropriate behavio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MINDER : I 'm anchoring CNN 's live Oscars red carpet coverage from 6-7.30pm ET , then again , live , for 1hr after the show ends . . Sunday on @CNNsotu : Candy @crowleyCNN talks to @SenJohnMcCain &amp;amp; \n@SenatorLeahy .</text:p>
          </table:table-cell>
          <table:table-cell office:value-type="string">
            <text:p>i</text:p>
          </table:table-cell>
          <table:table-cell office:value-type="string">
            <text:p>anchor</text:p>
          </table:table-cell>
          <table:table-cell office:value-type="string">
            <text:p>cnn 's live oscars red carpet coverag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storius ’ brother Carl accused in 2010 death .</text:p>
          </table:table-cell>
          <table:table-cell office:value-type="string">
            <text:p>’ brother carl</text:p>
          </table:table-cell>
          <table:table-cell office:value-type="string">
            <text:p>accuse in</text:p>
          </table:table-cell>
          <table:table-cell office:value-type="string">
            <text:p># deat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lice identify Las Vegas shooting suspect : http ://t.co/eECJ5X8AKR .</text:p>
          </table:table-cell>
          <table:table-cell office:value-type="string">
            <text:p>police</text:p>
          </table:table-cell>
          <table:table-cell office:value-type="string">
            <text:p>identify</text:p>
          </table:table-cell>
          <table:table-cell office:value-type="string">
            <text:p>las vegas shooting suspec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juries as debris flies into Daytona stands during fiery NASCAR crash .</text:p>
          </table:table-cell>
          <table:table-cell office:value-type="string">
            <text:p>debris</text:p>
          </table:table-cell>
          <table:table-cell office:value-type="string">
            <text:p>fly into</text:p>
          </table:table-cell>
          <table:table-cell office:value-type="string">
            <text:p>dayton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juries as debris flies into Daytona stands during fiery NASCAR crash .</text:p>
          </table:table-cell>
          <table:table-cell office:value-type="string">
            <text:p>daytona</text:p>
          </table:table-cell>
          <table:table-cell office:value-type="string">
            <text:p>stand during</text:p>
          </table:table-cell>
          <table:table-cell office:value-type="string">
            <text:p>fiery nascar crash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nations pour in for homeless man who returned diamond ring : http ://t.co/TrCr6uyf9o .</text:p>
          </table:table-cell>
          <table:table-cell office:value-type="string">
            <text:p>donations</text:p>
          </table:table-cell>
          <table:table-cell office:value-type="string">
            <text:p>pour in for</text:p>
          </table:table-cell>
          <table:table-cell office:value-type="string">
            <text:p>homeless m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nations pour in for homeless man who returned diamond ring : http ://t.co/TrCr6uyf9o .</text:p>
          </table:table-cell>
          <table:table-cell office:value-type="string">
            <text:p>homeless man</text:p>
          </table:table-cell>
          <table:table-cell office:value-type="string">
            <text:p>return</text:p>
          </table:table-cell>
          <table:table-cell office:value-type="string">
            <text:p>diamond r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ssissippi politician urges gunmakers in Connecticut , elsewhere to relocate : http ://t.co/ekQxVhPZ7u .</text:p>
          </table:table-cell>
          <table:table-cell office:value-type="string">
            <text:p>mississippi politician</text:p>
          </table:table-cell>
          <table:table-cell office:value-type="string">
            <text:p>urge</text:p>
          </table:table-cell>
          <table:table-cell office:value-type="string">
            <text:p>gunmak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chelle Obama , Jimmy Fallon show off their 'mom dancing ' : http ://t.co/sBaio3cual .</text:p>
          </table:table-cell>
          <table:table-cell office:value-type="string">
            <text:p>jimmy fallon</text:p>
          </table:table-cell>
          <table:table-cell office:value-type="string">
            <text:p>show off</text:p>
          </table:table-cell>
          <table:table-cell office:value-type="string">
            <text:p>their 'mom danc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vplus : ALERT - White House Press Secretary Jay Carney is live now on @CNN with @WolfBlitzer .</text:p>
          </table:table-cell>
          <table:table-cell office:value-type="string">
            <text:p>white house press secretary jay carney</text:p>
          </table:table-cell>
          <table:table-cell office:value-type="string">
            <text:p>be live on</text:p>
          </table:table-cell>
          <table:table-cell office:value-type="string">
            <text:p>@cn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wolfblitzer : Get ready for my interview w/ White House @PressSec Jay Carney in @CNNSitRoom during 5PM ET hour .</text:p>
          </table:table-cell>
          <table:table-cell office:value-type="string">
            <text:p>rt @wolfblitzer</text:p>
          </table:table-cell>
          <table:table-cell office:value-type="string">
            <text:p>get ready for</text:p>
          </table:table-cell>
          <table:table-cell office:value-type="string">
            <text:p>my interview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 would you ask him ? .</text:p>
          </table:table-cell>
          <table:table-cell office:value-type="string">
            <text:p>you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AC360 : Who 's profiting off your overpriced hospital bills ?</text:p>
          </table:table-cell>
          <table:table-cell office:value-type="string">
            <text:p>rt #</text:p>
          </table:table-cell>
          <table:table-cell office:value-type="string">
            <text:p>profit off</text:p>
          </table:table-cell>
          <table:table-cell office:value-type="string">
            <text:p>your overpriced hospital bill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.S. Department of Justice joins lawsuit against Lance Armstrong : http ://t.co/XgHV6GHKCb .</text:p>
          </table:table-cell>
          <table:table-cell office:value-type="string">
            <text:p>u.s. department of justice</text:p>
          </table:table-cell>
          <table:table-cell office:value-type="string">
            <text:p>join lawsuit against</text:p>
          </table:table-cell>
          <table:table-cell office:value-type="string">
            <text:p>lance armstro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BI misconduct includes \"rash of sexting cases \ " involving employees : http ://t.co/cNqy0n5Pvw .</text:p>
          </table:table-cell>
          <table:table-cell office:value-type="string">
            <text:p>fbi misconduct</text:p>
          </table:table-cell>
          <table:table-cell office:value-type="string">
            <text:p>include</text:p>
          </table:table-cell>
          <table:table-cell office:value-type="string">
            <text:p>\"rash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amanpour : # Gay Americans are being forced to choose between love and country : http ://t.co/phLfYrCD8B.</text:p>
          </table:table-cell>
          <table:table-cell office:value-type="string">
            <text:p># gay americans</text:p>
          </table:table-cell>
          <table:table-cell office:value-type="string">
            <text:p>force to choose between</text:p>
          </table:table-cell>
          <table:table-cell office:value-type="string">
            <text:p>love and count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nnhealth : It 's time !</text:p>
          </table:table-cell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tim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SuzanneMalveaux : What’s your take on the # OscarPistorius murder case ?</text:p>
          </table:table-cell>
          <table:table-cell office:value-type="string">
            <text:p>your</text:p>
          </table:table-cell>
          <table:table-cell office:value-type="string">
            <text:p>take on</text:p>
          </table:table-cell>
          <table:table-cell office:value-type="string">
            <text:p>the # oscarpistorius murder cas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 twist in case of woman found dead in hotel water tank - surveillance video of her in elevator : http ://t.co/WcD2KeuF9Q .</text:p>
          </table:table-cell>
          <table:table-cell office:value-type="string">
            <text:p>case of woman</text:p>
          </table:table-cell>
          <table:table-cell office:value-type="string">
            <text:p>find dead in</text:p>
          </table:table-cell>
          <table:table-cell office:value-type="string">
            <text:p>hotel water tan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rter on the key discrepancy in \" Argo \ " - and if he wants it to win the Oscar : http ://t.co/Hy6VeWzOHo .</text:p>
          </table:table-cell>
          <table:table-cell office:value-type="string">
            <text:p>he</text:p>
          </table:table-cell>
          <table:table-cell office:value-type="string">
            <text:p>wan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scar Pistorius has been granted bail .</text:p>
          </table:table-cell>
          <table:table-cell office:value-type="string">
            <text:p>oscar pistorius</text:p>
          </table:table-cell>
          <table:table-cell office:value-type="string">
            <text:p>grant</text:p>
          </table:table-cell>
          <table:table-cell office:value-type="string">
            <text:p>bai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tails live on @CNN TV and http ://t.co/kE2PnwIjlh . . Aspiring rapper among dead after shooting , fiery crash on Las Vegas Strip : http ://t.co/VQW2yPN3ml .</text:p>
          </table:table-cell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@cnn tv and http ://t.co/ke2pnwijl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 'll have it live on @cnn when it happens .</text:p>
          </table:table-cell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 'll have it live on @cnn when it happens .</text:p>
          </table:table-cell>
          <table:table-cell office:value-type="string">
            <text:p>it</text:p>
          </table:table-cell>
          <table:table-cell office:value-type="string">
            <text:p>live on</text:p>
          </table:table-cell>
          <table:table-cell office:value-type="string">
            <text:p>@cn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Out FrontCNN : COMING UP : Friend and roommate of Pistorius ' model girlfriend joins @ErinBurnett and tells us her story .</text:p>
          </table:table-cell>
          <table:table-cell office:value-type="string">
            <text:p>friend and roommate of pistorius ' model girlfriend</text:p>
          </table:table-cell>
          <table:table-cell office:value-type="string">
            <text:p>join</text:p>
          </table:table-cell>
          <table:table-cell office:value-type="string">
            <text:p>@erinburnet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Out FrontCNN : COMING UP : Friend and roommate of Pistorius ' model girlfriend joins @ErinBurnett and tells us her story .</text:p>
          </table:table-cell>
          <table:table-cell office:value-type="string">
            <text:p>friend and roommate of pistorius ' model girlfriend</text:p>
          </table:table-cell>
          <table:table-cell office:value-type="string">
            <text:p>tell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8 days til forced spending cuts : Obama , Congress say it will be 'brutal ' &amp;amp; painful -- but are they ?</text:p>
          </table:table-cell>
          <table:table-cell office:value-type="string">
            <text:p>congress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8 days til forced spending cuts : Obama , Congress say it will be 'brutal ' &amp;amp; painful -- but are they ?</text:p>
          </table:table-cell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brutal &amp;amp; painfu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8 days til forced spending cuts : Obama , Congress say it will be 'brutal ' &amp;amp; painful -- but are they ?</text:p>
          </table:table-cell>
          <table:table-cell office:value-type="string">
            <text:p>brutal &amp;amp; painful</text:p>
          </table:table-cell>
          <table:table-cell office:value-type="string">
            <text:p>be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rew Peterson sentenced to 38 years in prison for murder of third wife : http ://t.co/fUBWi58lQD.</text:p>
          </table:table-cell>
          <table:table-cell office:value-type="string">
            <text:p>drew peterson</text:p>
          </table:table-cell>
          <table:table-cell office:value-type="string">
            <text:p>sentence to</text:p>
          </table:table-cell>
          <table:table-cell office:value-type="string">
            <text:p># yea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oliticalTicker : Carter : Obama thanked my grandson for '47 % ' tape - http ://t.co/FchAHBYhNz .</text:p>
          </table:table-cell>
          <table:table-cell office:value-type="string">
            <text:p>obama</text:p>
          </table:table-cell>
          <table:table-cell office:value-type="string">
            <text:p>thank</text:p>
          </table:table-cell>
          <table:table-cell office:value-type="string">
            <text:p>my grands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m Tebow cancels speech at Dallas church - cites \"new information ...brought to my attention \" : http ://t.co/spuVPFlWLP.</text:p>
          </table:table-cell>
          <table:table-cell office:value-type="string">
            <text:p>tim tebow</text:p>
          </table:table-cell>
          <table:table-cell office:value-type="string">
            <text:p>cancel speech at</text:p>
          </table:table-cell>
          <table:table-cell office:value-type="string">
            <text:p>dallas churc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m Tebow cancels speech at Dallas church - cites \"new information ...brought to my attention \" : http ://t.co/spuVPFlWLP.</text:p>
          </table:table-cell>
          <table:table-cell office:value-type="string">
            <text:p>dallas church</text:p>
          </table:table-cell>
          <table:table-cell office:value-type="string">
            <text:p>cite</text:p>
          </table:table-cell>
          <table:table-cell office:value-type="string">
            <text:p>\"new information ...brough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eading the 4p hour : The latest from @DanaBashCNN on Hagel’s future , as 15 GOP Senators call for withdrawal of his nom as Defense Secy #CNN.</text:p>
          </table:table-cell>
          <table:table-cell office:value-type="string">
            <text:p># gop senators</text:p>
          </table:table-cell>
          <table:table-cell office:value-type="string">
            <text:p>call for</text:p>
          </table:table-cell>
          <table:table-cell office:value-type="string">
            <text:p>withdrawal of his no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jaketapper : Will be interviewing Columbine survivor Evan Todd tonight on @AC360 His op-ed v gun control &amp;gt ; http ://t.co/g5Inw9WNQl .</text:p>
          </table:table-cell>
          <table:table-cell office:value-type="string">
            <text:p>rt @jaketapper</text:p>
          </table:table-cell>
          <table:table-cell office:value-type="string">
            <text:p>interview</text:p>
          </table:table-cell>
          <table:table-cell office:value-type="string">
            <text:p>columbine survivor evan todd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PDATE : I 'll be anchoring CNN 's Oscars coverage on Sunday - live from the red carpet from 6-7.30pm ET , then live after show from 12-1am ET.. Join @jdsutter for a live video chat on how to save polar bears !</text:p>
          </table:table-cell>
          <table:table-cell office:value-type="string">
            <text:p>i</text:p>
          </table:table-cell>
          <table:table-cell office:value-type="string">
            <text:p>anchor</text:p>
          </table:table-cell>
          <table:table-cell office:value-type="string">
            <text:p>cnn 's oscars coverag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PDATE : I 'll be anchoring CNN 's Oscars coverage on Sunday - live from the red carpet from 6-7.30pm ET , then live after show from 12-1am ET.. Join @jdsutter for a live video chat on how to save polar bears !</text:p>
          </table:table-cell>
          <table:table-cell office:value-type="string">
            <text:p>sunday</text:p>
          </table:table-cell>
          <table:table-cell office:value-type="string">
            <text:p>live from</text:p>
          </table:table-cell>
          <table:table-cell office:value-type="string">
            <text:p>the red carpe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PDATE : I 'll be anchoring CNN 's Oscars coverage on Sunday - live from the red carpet from 6-7.30pm ET , then live after show from 12-1am ET.. Join @jdsutter for a live video chat on how to save polar bears !</text:p>
          </table:table-cell>
          <table:table-cell office:value-type="string">
            <text:p>the red carpet</text:p>
          </table:table-cell>
          <table:table-cell office:value-type="string">
            <text:p>live after</text:p>
          </table:table-cell>
          <table:table-cell office:value-type="string">
            <text:p>show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ead investigator in Pistorius case is facing attempted murder charges himself - has been replaced : http ://t.co/NpiIJ4eccK.</text:p>
          </table:table-cell>
          <table:table-cell office:value-type="string">
            <text:p>pistorius case</text:p>
          </table:table-cell>
          <table:table-cell office:value-type="string">
            <text:p>face attempt</text:p>
          </table:table-cell>
          <table:table-cell office:value-type="string">
            <text:p>murd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ead investigator in Pistorius case is facing attempted murder charges himself - has been replaced : http ://t.co/NpiIJ4eccK.</text:p>
          </table:table-cell>
          <table:table-cell office:value-type="string">
            <text:p>attempted murder</text:p>
          </table:table-cell>
          <table:table-cell office:value-type="string">
            <text:p>charge</text:p>
          </table:table-cell>
          <table:table-cell office:value-type="string">
            <text:p>himself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ree are dead in Las Vegas shooting and car crash .</text:p>
          </table:table-cell>
          <table:table-cell office:value-type="string">
            <text:p>#</text:p>
          </table:table-cell>
          <table:table-cell office:value-type="string">
            <text:p>be dead in</text:p>
          </table:table-cell>
          <table:table-cell office:value-type="string">
            <text:p>las vegas shooting and car cras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tails live on @CNN TV and http ://t.co/kE2PnwIjlh . . RT @piersmorgan : On my way to San Diego to interview former President Jimmy Carter - what would YOU ask him ? .</text:p>
          </table:table-cell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@cnn tv and http ://t.co/ke2pnwijl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tails live on @CNN TV and http ://t.co/kE2PnwIjlh . . RT @piersmorgan : On my way to San Diego to interview former President Jimmy Carter - what would YOU ask him ? .</text:p>
          </table:table-cell>
          <table:table-cell office:value-type="string">
            <text:p>former president jimmy carter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pse of young woman found in L.A. hotel 's water tank - water \"did have a funny taste , \" said one guest : http ://t.co/qBkavOWDYA.</text:p>
          </table:table-cell>
          <table:table-cell office:value-type="string">
            <text:p>corpse of young woman</text:p>
          </table:table-cell>
          <table:table-cell office:value-type="string">
            <text:p>find in</text:p>
          </table:table-cell>
          <table:table-cell office:value-type="string">
            <text:p>l.a. hotel 's water tan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pse of young woman found in L.A. hotel 's water tank - water \"did have a funny taste , \" said one guest : http ://t.co/qBkavOWDYA.</text:p>
          </table:table-cell>
          <table:table-cell office:value-type="string">
            <text:p>water \"did</text:p>
          </table:table-cell>
          <table:table-cell office:value-type="string">
            <text:p>have</text:p>
          </table:table-cell>
          <table:table-cell office:value-type="string">
            <text:p>a funny tast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pse of young woman found in L.A. hotel 's water tank - water \"did have a funny taste , \" said one guest : http ://t.co/qBkavOWDYA.</text:p>
          </table:table-cell>
          <table:table-cell office:value-type="string">
            <text:p>\"</text:p>
          </table:table-cell>
          <table:table-cell office:value-type="string">
            <text:p>say</text:p>
          </table:table-cell>
          <table:table-cell office:value-type="string">
            <text:p># gues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ead investigator in Pistorius case is facing attempted murder charges himself - has been replaced : http ://t.co/NpiIJ4eccK.</text:p>
          </table:table-cell>
          <table:table-cell office:value-type="string">
            <text:p>pistorius case</text:p>
          </table:table-cell>
          <table:table-cell office:value-type="string">
            <text:p>face attempt</text:p>
          </table:table-cell>
          <table:table-cell office:value-type="string">
            <text:p>murd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ead investigator in Pistorius case is facing attempted murder charges himself - has been replaced : http ://t.co/NpiIJ4eccK.</text:p>
          </table:table-cell>
          <table:table-cell office:value-type="string">
            <text:p>attempted murder</text:p>
          </table:table-cell>
          <table:table-cell office:value-type="string">
            <text:p>charge</text:p>
          </table:table-cell>
          <table:table-cell office:value-type="string">
            <text:p>himself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ree are dead in Las Vegas shooting and car crash .</text:p>
          </table:table-cell>
          <table:table-cell office:value-type="string">
            <text:p>#</text:p>
          </table:table-cell>
          <table:table-cell office:value-type="string">
            <text:p>be dead in</text:p>
          </table:table-cell>
          <table:table-cell office:value-type="string">
            <text:p>las vegas shooting and car cras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tails live on @CNN TV and http ://t.co/kE2PnwIjlh . . On my way to San Diego to interview former President Jimmy Carter - what would YOU ask him ? .</text:p>
          </table:table-cell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@cnn tv and http ://t.co/ke2pnwijl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tails live on @CNN TV and http ://t.co/kE2PnwIjlh . . On my way to San Diego to interview former President Jimmy Carter - what would YOU ask him ? .</text:p>
          </table:table-cell>
          <table:table-cell office:value-type="string">
            <text:p>former president jimmy carter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pse of young woman found in L.A. hotel 's water tank - water \"did have a funny taste , \" said one guest : http ://t.co/qBkavOWDYA.</text:p>
          </table:table-cell>
          <table:table-cell office:value-type="string">
            <text:p>corpse of young woman</text:p>
          </table:table-cell>
          <table:table-cell office:value-type="string">
            <text:p>find in</text:p>
          </table:table-cell>
          <table:table-cell office:value-type="string">
            <text:p>l.a. hotel 's water tan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pse of young woman found in L.A. hotel 's water tank - water \"did have a funny taste , \" said one guest : http ://t.co/qBkavOWDYA.</text:p>
          </table:table-cell>
          <table:table-cell office:value-type="string">
            <text:p>water \"did</text:p>
          </table:table-cell>
          <table:table-cell office:value-type="string">
            <text:p>have</text:p>
          </table:table-cell>
          <table:table-cell office:value-type="string">
            <text:p>a funny tast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pse of young woman found in L.A. hotel 's water tank - water \"did have a funny taste , \" said one guest : http ://t.co/qBkavOWDYA.</text:p>
          </table:table-cell>
          <table:table-cell office:value-type="string">
            <text:p>\"</text:p>
          </table:table-cell>
          <table:table-cell office:value-type="string">
            <text:p>say</text:p>
          </table:table-cell>
          <table:table-cell office:value-type="string">
            <text:p># gues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ead investigator in Oscar Pistorius ' murder case is facing attempted murder charges , from 2009 , police say .</text:p>
          </table:table-cell>
          <table:table-cell office:value-type="string">
            <text:p>murder case</text:p>
          </table:table-cell>
          <table:table-cell office:value-type="string">
            <text:p>face attempt</text:p>
          </table:table-cell>
          <table:table-cell office:value-type="string">
            <text:p>murder charg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ll this new venture help the ailing agency ? . \" My sister was a beautiful woman outwardly and even more so inwardly \ " Interview w/ # Reeva Steenkamp 's brother 8 &amp;amp;10pET.</text:p>
          </table:table-cell>
          <table:table-cell office:value-type="string">
            <text:p>the ailing agency</text:p>
          </table:table-cell>
          <table:table-cell office:value-type="string">
            <text:p>\"</text:p>
          </table:table-cell>
          <table:table-cell office:value-type="string">
            <text:p>my sist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ll this new venture help the ailing agency ? . \" My sister was a beautiful woman outwardly and even more so inwardly \ " Interview w/ # Reeva Steenkamp 's brother 8 &amp;amp;10pET.</text:p>
          </table:table-cell>
          <table:table-cell office:value-type="string">
            <text:p>my sister</text:p>
          </table:table-cell>
          <table:table-cell office:value-type="string">
            <text:p>be</text:p>
          </table:table-cell>
          <table:table-cell office:value-type="string">
            <text:p>a beautiful wom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ll this new venture help the ailing agency ? . \" My sister was a beautiful woman outwardly and even more so inwardly \ " Interview w/ # Reeva Steenkamp 's brother 8 &amp;amp;10pET.</text:p>
          </table:table-cell>
          <table:table-cell office:value-type="string">
            <text:p>interview</text:p>
          </table:table-cell>
          <table:table-cell office:value-type="string">
            <text:p>w/</text:p>
          </table:table-cell>
          <table:table-cell office:value-type="string">
            <text:p># reeva steenkamp 's brother 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iers Tonight : TOMORROW : former President Jimmy Carter sits down with @piersmorgan to talk guns , 2016 and much more .</text:p>
          </table:table-cell>
          <table:table-cell office:value-type="string">
            <text:p>former president jimmy carter</text:p>
          </table:table-cell>
          <table:table-cell office:value-type="string">
            <text:p>sit down with</text:p>
          </table:table-cell>
          <table:table-cell office:value-type="string">
            <text:p>@piersmorg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nnbrk : Cyclist Lance Armstrong says he wo n't cooperate with USADA drug probe .</text:p>
          </table:table-cell>
          <table:table-cell office:value-type="string">
            <text:p>cyclist lance armstrong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nnbrk : Cyclist Lance Armstrong says he wo n't cooperate with USADA drug probe .</text:p>
          </table:table-cell>
          <table:table-cell office:value-type="string">
            <text:p>he</text:p>
          </table:table-cell>
          <table:table-cell office:value-type="string">
            <text:p>cooperate with</text:p>
          </table:table-cell>
          <table:table-cell office:value-type="string">
            <text:p>usada drug prob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KayCNN : Mark Zuckerberg &amp;amp; Anne Wojcicki , wife of Google Founder Sergey Brin , live on @CNN right now w/@alivelshi .</text:p>
          </table:table-cell>
          <table:table-cell office:value-type="string">
            <text:p>mark zuckerberg</text:p>
          </table:table-cell>
          <table:table-cell office:value-type="string">
            <text:p>&amp;amp;</text:p>
          </table:table-cell>
          <table:table-cell office:value-type="string">
            <text:p>anne wojcicki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KayCNN : Mark Zuckerberg &amp;amp; Anne Wojcicki , wife of Google Founder Sergey Brin , live on @CNN right now w/@alivelshi .</text:p>
          </table:table-cell>
          <table:table-cell office:value-type="string">
            <text:p>anne wojcicki</text:p>
          </table:table-cell>
          <table:table-cell office:value-type="string">
            <text:p>live on</text:p>
          </table:table-cell>
          <table:table-cell office:value-type="string">
            <text:p>righ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y LIVE intvw w/ them 3pET #CNN.</text:p>
          </table:table-cell>
          <table:table-cell office:value-type="string">
            <text:p>my live intvw</text:p>
          </table:table-cell>
          <table:table-cell office:value-type="string">
            <text:p>w/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 did eight thieves steal $ 50 million in diamonds in minutes ?</text:p>
          </table:table-cell>
          <table:table-cell office:value-type="string">
            <text:p># thieves</text:p>
          </table:table-cell>
          <table:table-cell office:value-type="string">
            <text:p>steal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ti-whaling activists say they were attacked by Japanese ships : http ://t.co/RnsIuOiK.</text:p>
          </table:table-cell>
          <table:table-cell office:value-type="string">
            <text:p>anti-whaling activists</text:p>
          </table:table-cell>
          <table:table-cell office:value-type="string">
            <text:p>say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ti-whaling activists say they were attacked by Japanese ships : http ://t.co/RnsIuOiK.</text:p>
          </table:table-cell>
          <table:table-cell office:value-type="string">
            <text:p>they</text:p>
          </table:table-cell>
          <table:table-cell office:value-type="string">
            <text:p>attack by</text:p>
          </table:table-cell>
          <table:table-cell office:value-type="string">
            <text:p>japanese ship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 kills three people and himself in Southern California shooting spree , according to police : http ://t.co/H2oGUhJQ .</text:p>
          </table:table-cell>
          <table:table-cell office:value-type="string">
            <text:p>man</text:p>
          </table:table-cell>
          <table:table-cell office:value-type="string">
            <text:p>kill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ll new testimony affect # Pistorius defense arguments ?</text:p>
          </table:table-cell>
          <table:table-cell office:value-type="string">
            <text:p>new testimony</text:p>
          </table:table-cell>
          <table:table-cell office:value-type="string">
            <text:p>affect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lling back the curtain : How airports try to beat bad weather http ://t.co/AMIRRyId .</text:p>
          </table:table-cell>
          <table:table-cell office:value-type="string">
            <text:p>airports</text:p>
          </table:table-cell>
          <table:table-cell office:value-type="string">
            <text:p>try to beat</text:p>
          </table:table-cell>
          <table:table-cell office:value-type="string">
            <text:p>bad weather http ://t.co/amirryi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utrageous , outspoken and opinionated ...@Iamwandasykes live with @PiersMorgan next . .</text:p>
          </table:table-cell>
          <table:table-cell office:value-type="string">
            <text:p>outrageous , outspoken and opinionated ...@iamwandasykes</text:p>
          </table:table-cell>
          <table:table-cell office:value-type="string">
            <text:p>live with</text:p>
          </table:table-cell>
          <table:table-cell office:value-type="string">
            <text:p>@piersmorgan nex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eorgia inmate granted last-minute stay of execution : http ://t.co/j0OQve1n .</text:p>
          </table:table-cell>
          <table:table-cell office:value-type="string">
            <text:p>georgia inmate</text:p>
          </table:table-cell>
          <table:table-cell office:value-type="string">
            <text:p>grant stay of</text:p>
          </table:table-cell>
          <table:table-cell office:value-type="string">
            <text:p>execu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HEAD : \" I had no intention to kill my girlfriend , \" - Olympian Oscar Pistorius ' affidavit ; @ErinBurnett has the latest # Out Front .</text:p>
          </table:table-cell>
          <table:table-cell office:value-type="string">
            <text:p>i</text:p>
          </table:table-cell>
          <table:table-cell office:value-type="string">
            <text:p>have intention to kill</text:p>
          </table:table-cell>
          <table:table-cell office:value-type="string">
            <text:p>my girlfriend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HEAD : \" I had no intention to kill my girlfriend , \" - Olympian Oscar Pistorius ' affidavit ; @ErinBurnett has the latest # Out Front .</text:p>
          </table:table-cell>
          <table:table-cell office:value-type="string">
            <text:p>@erinburnett</text:p>
          </table:table-cell>
          <table:table-cell office:value-type="string">
            <text:p>have</text:p>
          </table:table-cell>
          <table:table-cell office:value-type="string">
            <text:p>the latest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un makers are now taking aim at a new target : Women -- Find out how NEXT -- Our @edlavaCNN has the story # Out Front w/ @ErinBurnett @CNN.</text:p>
          </table:table-cell>
          <table:table-cell office:value-type="string">
            <text:p>gun makers</text:p>
          </table:table-cell>
          <table:table-cell office:value-type="string">
            <text:p>take aim at</text:p>
          </table:table-cell>
          <table:table-cell office:value-type="string">
            <text:p>a new targe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un makers are now taking aim at a new target : Women -- Find out how NEXT -- Our @edlavaCNN has the story # Out Front w/ @ErinBurnett @CNN.</text:p>
          </table:table-cell>
          <table:table-cell office:value-type="string">
            <text:p>our @edlavacnn</text:p>
          </table:table-cell>
          <table:table-cell office:value-type="string">
            <text:p>have</text:p>
          </table:table-cell>
          <table:table-cell office:value-type="string">
            <text:p>the story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ilary Mantel is taking a lot of heat for criticizing #kate .</text:p>
          </table:table-cell>
          <table:table-cell office:value-type="string">
            <text:p>hilary mantel</text:p>
          </table:table-cell>
          <table:table-cell office:value-type="string">
            <text:p>take lot of</text:p>
          </table:table-cell>
          <table:table-cell office:value-type="string">
            <text:p>hea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ut her critics may have it wrong .</text:p>
          </table:table-cell>
          <table:table-cell office:value-type="string">
            <text:p>her critics</text:p>
          </table:table-cell>
          <table:table-cell office:value-type="string">
            <text:p>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 raped woman he met on Christian dating website , police say : http ://t.co/lVfTt8H5 .</text:p>
          </table:table-cell>
          <table:table-cell office:value-type="string">
            <text:p>man</text:p>
          </table:table-cell>
          <table:table-cell office:value-type="string">
            <text:p>rape</text:p>
          </table:table-cell>
          <table:table-cell office:value-type="string">
            <text:p>wom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 raped woman he met on Christian dating website , police say : http ://t.co/lVfTt8H5 .</text:p>
          </table:table-cell>
          <table:table-cell office:value-type="string">
            <text:p>he</text:p>
          </table:table-cell>
          <table:table-cell office:value-type="string">
            <text:p>meet on</text:p>
          </table:table-cell>
          <table:table-cell office:value-type="string">
            <text:p>christian dating websit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e called her weeks before her death : http ://t.co/YVEoaVvh .</text:p>
          </table:table-cell>
          <table:table-cell office:value-type="string">
            <text:p>he</text:p>
          </table:table-cell>
          <table:table-cell office:value-type="string">
            <text:p>call</text:p>
          </table:table-cell>
          <table:table-cell office:value-type="string">
            <text:p>h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ident Obama is speaking now about the possibility of forced spending cuts .</text:p>
          </table:table-cell>
          <table:table-cell office:value-type="string">
            <text:p>president obama</text:p>
          </table:table-cell>
          <table:table-cell office:value-type="string">
            <text:p>speak about</text:p>
          </table:table-cell>
          <table:table-cell office:value-type="string">
            <text:p>the possibility of forced spending cu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port : # Chinese army behind #cyber attacks – U.S. security firm official Grady Summers weighs in http ://t.co/8XIetnMV.</text:p>
          </table:table-cell>
          <table:table-cell office:value-type="string">
            <text:p>official grady summers</text:p>
          </table:table-cell>
          <table:table-cell office:value-type="string">
            <text:p>weigh in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ne key question in Pistorius hearing - did he put his legs on before shooting girlfriend ?</text:p>
          </table:table-cell>
          <table:table-cell office:value-type="string">
            <text:p># key question</text:p>
          </table:table-cell>
          <table:table-cell office:value-type="string">
            <text:p>put</text:p>
          </table:table-cell>
          <table:table-cell office:value-type="string">
            <text:p>his leg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obbers steal $ 50 million in diamonds in three minutes at Belgian airport : http ://t.co/CKFWNIVW.</text:p>
          </table:table-cell>
          <table:table-cell office:value-type="string">
            <text:p>robbers</text:p>
          </table:table-cell>
          <table:table-cell office:value-type="string">
            <text:p>steal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r. Drew : McCready 5'th ' Celebrity Rehab ' cast member to die , feared mental health stigma .</text:p>
          </table:table-cell>
          <table:table-cell office:value-type="string">
            <text:p>mccready 5'th celebrity rehab ' cast member</text:p>
          </table:table-cell>
          <table:table-cell office:value-type="string">
            <text:p>fear</text:p>
          </table:table-cell>
          <table:table-cell office:value-type="string">
            <text:p>mental health stigm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lice say naked scammers seduce , blackmail men on Web.</text:p>
          </table:table-cell>
          <table:table-cell office:value-type="string">
            <text:p>police</text:p>
          </table:table-cell>
          <table:table-cell office:value-type="string">
            <text:p>say</text:p>
          </table:table-cell>
          <table:table-cell office:value-type="string">
            <text:p>naked scammer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untry star Mindy McCready found dead at age 37 . @DrDrew talked to her 10 days ago .</text:p>
          </table:table-cell>
          <table:table-cell office:value-type="string">
            <text:p>country star mindy mccready</text:p>
          </table:table-cell>
          <table:table-cell office:value-type="string">
            <text:p>find dead at</text:p>
          </table:table-cell>
          <table:table-cell office:value-type="string">
            <text:p>age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untry star Mindy McCready found dead at age 37 . @DrDrew talked to her 10 days ago .</text:p>
          </table:table-cell>
          <table:table-cell office:value-type="string">
            <text:p>@drdrew</text:p>
          </table:table-cell>
          <table:table-cell office:value-type="string">
            <text:p>talk to</text:p>
          </table:table-cell>
          <table:table-cell office:value-type="string">
            <text:p>her # day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parents are speaking out on #AC360 at 8 and 10pm ET.. \" I 've never seen him show an angry side ... never seen him lose his temper \ " @VanHaywood tells @ErinBurnett # Out Front .</text:p>
          </table:table-cell>
          <table:table-cell office:value-type="string">
            <text:p>the parents</text:p>
          </table:table-cell>
          <table:table-cell office:value-type="string">
            <text:p>speak out on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parents are speaking out on #AC360 at 8 and 10pm ET.. \" I 've never seen him show an angry side ... never seen him lose his temper \ " @VanHaywood tells @ErinBurnett # Out Front .</text:p>
          </table:table-cell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hi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parents are speaking out on #AC360 at 8 and 10pm ET.. \" I 've never seen him show an angry side ... never seen him lose his temper \ " @VanHaywood tells @ErinBurnett # Out Front .</text:p>
          </table:table-cell>
          <table:table-cell office:value-type="string">
            <text:p>him</text:p>
          </table:table-cell>
          <table:table-cell office:value-type="string">
            <text:p>show</text:p>
          </table:table-cell>
          <table:table-cell office:value-type="string">
            <text:p>an angry sid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parents are speaking out on #AC360 at 8 and 10pm ET.. \" I 've never seen him show an angry side ... never seen him lose his temper \ " @VanHaywood tells @ErinBurnett # Out Front .</text:p>
          </table:table-cell>
          <table:table-cell office:value-type="string">
            <text:p>him</text:p>
          </table:table-cell>
          <table:table-cell office:value-type="string">
            <text:p>lose</text:p>
          </table:table-cell>
          <table:table-cell office:value-type="string">
            <text:p>his temp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dy McCready shot and killed dog that belonged to her late boyfriend before killing herself , sheriff says : http ://t.co/do Haa2ou .</text:p>
          </table:table-cell>
          <table:table-cell office:value-type="string">
            <text:p>dog</text:p>
          </table:table-cell>
          <table:table-cell office:value-type="string">
            <text:p>belong to</text:p>
          </table:table-cell>
          <table:table-cell office:value-type="string">
            <text:p>her late boyfrien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iend of Oscar Pistorius speaks out , saying he 's 'incredibly kind and gentle . ' @VanHaywood joins @ErinBurnett 7pE http ://t.co/4HmWxhB5 .</text:p>
          </table:table-cell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incredibly kin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iend of Oscar Pistorius speaks out , saying he 's 'incredibly kind and gentle . ' @VanHaywood joins @ErinBurnett 7pE http ://t.co/4HmWxhB5 .</text:p>
          </table:table-cell>
          <table:table-cell office:value-type="string">
            <text:p>@vanhaywood</text:p>
          </table:table-cell>
          <table:table-cell office:value-type="string">
            <text:p>join</text:p>
          </table:table-cell>
          <table:table-cell office:value-type="string">
            <text:p>@erinburnett 7p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iend of Oscar Pistorius speaks out , saying he 's 'incredibly kind and gentle . ' @VanHaywood joins @ErinBurnett 7pE http ://t.co/4HmWxhB5 .</text:p>
          </table:table-cell>
          <table:table-cell office:value-type="string">
            <text:p>@erinburnett 7pe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 do you think ? .</text:p>
          </table:table-cell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?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s Angeles Lakers owner Jerry Buss has died - he was 80 : http ://t.co/OFGi4RZa .</text:p>
          </table:table-cell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ussian lawmaker found dead in barrel of cement : http ://t.co/cumwlnJR.</text:p>
          </table:table-cell>
          <table:table-cell office:value-type="string">
            <text:p>russian lawmaker</text:p>
          </table:table-cell>
          <table:table-cell office:value-type="string">
            <text:p>find dead in</text:p>
          </table:table-cell>
          <table:table-cell office:value-type="string">
            <text:p>barrel of ceme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SuzanneMalveaux : Be sure to watch @CNNnewsroom today at 12pET and welcome my new co-anchor @holmescnn a warm welcome .</text:p>
          </table:table-cell>
          <table:table-cell office:value-type="string">
            <text:p>@cnnnewsroom today</text:p>
          </table:table-cell>
          <table:table-cell office:value-type="string">
            <text:p>welcome</text:p>
          </table:table-cell>
          <table:table-cell office:value-type="string">
            <text:p>my new co-ancho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as prices have risen for 32 days straight - average price now $ 3.73 : http ://t.co/6CGI6Pwo .</text:p>
          </table:table-cell>
          <table:table-cell office:value-type="string">
            <text:p>gas prices</text:p>
          </table:table-cell>
          <table:table-cell office:value-type="string">
            <text:p>rise for</text:p>
          </table:table-cell>
          <table:table-cell office:value-type="string">
            <text:p># day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fficial : Oscar Pistorius ' girlfriend shot 4 times through bathroom door .</text:p>
          </table:table-cell>
          <table:table-cell office:value-type="string">
            <text:p>oscar pistorius girlfriend</text:p>
          </table:table-cell>
          <table:table-cell office:value-type="string">
            <text:p>shoot</text:p>
          </table:table-cell>
          <table:table-cell office:value-type="string">
            <text:p># tim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eriff : Country singer Mindy McCready found dead of apparent self-inflicted gunshot wound .</text:p>
          </table:table-cell>
          <table:table-cell office:value-type="string">
            <text:p>country singer mindy mccready</text:p>
          </table:table-cell>
          <table:table-cell office:value-type="string">
            <text:p>find dead of</text:p>
          </table:table-cell>
          <table:table-cell office:value-type="string">
            <text:p>apparent self-inflicted gunshot woun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day she won the pole position at the # Daytona500.. My All-Star sitdown w/LeBron James : What he really thinks of those Jordan comparisons , &amp;amp; how more fun = better ball http ://t.co/L4bTRh1K.</text:p>
          </table:table-cell>
          <table:table-cell office:value-type="string">
            <text:p>she</text:p>
          </table:table-cell>
          <table:table-cell office:value-type="string">
            <text:p>win</text:p>
          </table:table-cell>
          <table:table-cell office:value-type="string">
            <text:p>the pole posi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day she won the pole position at the # Daytona500.. My All-Star sitdown w/LeBron James : What he really thinks of those Jordan comparisons , &amp;amp; how more fun = better ball http ://t.co/L4bTRh1K.</text:p>
          </table:table-cell>
          <table:table-cell office:value-type="string">
            <text:p>he</text:p>
          </table:table-cell>
          <table:table-cell office:value-type="string">
            <text:p>think of</text:p>
          </table:table-cell>
          <table:table-cell office:value-type="string">
            <text:p>those jordan compariso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/>Tears of joy to utter heartbreak : ' Teen player 's mom has stroke in stands .</text:p>
          </table:table-cell>
          <table:table-cell office:value-type="string">
            <text:p><text:s/>teen player 's mom</text:p>
          </table:table-cell>
          <table:table-cell office:value-type="string">
            <text:p>have stroke in</text:p>
          </table:table-cell>
          <table:table-cell office:value-type="string">
            <text:p>stand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lenty more where those came from -- final take in Fla . snake hunt is 68 pythons .</text:p>
          </table:table-cell>
          <table:table-cell office:value-type="string">
            <text:p>snake hunt</text:p>
          </table:table-cell>
          <table:table-cell office:value-type="string">
            <text:p>be</text:p>
          </table:table-cell>
          <table:table-cell office:value-type="string">
            <text:p># python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ody found in car belonging to suspected gunman in # Phoenix office complex shooting : http ://t.co/tJZri4qz .</text:p>
          </table:table-cell>
          <table:table-cell office:value-type="string">
            <text:p>body</text:p>
          </table:table-cell>
          <table:table-cell office:value-type="string">
            <text:p>find in</text:p>
          </table:table-cell>
          <table:table-cell office:value-type="string">
            <text:p>ca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yria and Iran vow to retaliate against Israel for an airstrike it conducted within Syrian borders : http ://t.co/2QlO80Wa .</text:p>
          </table:table-cell>
          <table:table-cell office:value-type="string">
            <text:p>it</text:p>
          </table:table-cell>
          <table:table-cell office:value-type="string">
            <text:p>conduct within</text:p>
          </table:table-cell>
          <table:table-cell office:value-type="string">
            <text:p>syrian bord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politics : At hearing , Inhofe accuses Hagel of worldview of 'appeasing our adversaries ' http ://t.co/joZ6kfV6 .</text:p>
          </table:table-cell>
          <table:table-cell office:value-type="string">
            <text:p>inhofe</text:p>
          </table:table-cell>
          <table:table-cell office:value-type="string">
            <text:p>accuse</text:p>
          </table:table-cell>
          <table:table-cell office:value-type="string">
            <text:p>hagel of worldview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 England fishermen say new regulations may lead to collapse of the industry http ://t.co/131YtaIZ.</text:p>
          </table:table-cell>
          <table:table-cell office:value-type="string">
            <text:p>new england fishermen</text:p>
          </table:table-cell>
          <table:table-cell office:value-type="string">
            <text:p>say</text:p>
          </table:table-cell>
          <table:table-cell office:value-type="string">
            <text:p>new regulation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 England fishermen say new regulations may lead to collapse of the industry http ://t.co/131YtaIZ.</text:p>
          </table:table-cell>
          <table:table-cell office:value-type="string">
            <text:p>new regulations</text:p>
          </table:table-cell>
          <table:table-cell office:value-type="string">
            <text:p>lead to</text:p>
          </table:table-cell>
          <table:table-cell office:value-type="string">
            <text:p>collapse of the industry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New York Times says its computer networks were repeatedly infiltrated by Chinese hackers http ://t.co/Oq43bdW8 .</text:p>
          </table:table-cell>
          <table:table-cell office:value-type="string">
            <text:p>the new york times</text:p>
          </table:table-cell>
          <table:table-cell office:value-type="string">
            <text:p>say</text:p>
          </table:table-cell>
          <table:table-cell office:value-type="string">
            <text:p>its computer network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New York Times says its computer networks were repeatedly infiltrated by Chinese hackers http ://t.co/Oq43bdW8 .</text:p>
          </table:table-cell>
          <table:table-cell office:value-type="string">
            <text:p>its computer networks</text:p>
          </table:table-cell>
          <table:table-cell office:value-type="string">
            <text:p>infiltrate by</text:p>
          </table:table-cell>
          <table:table-cell office:value-type="string">
            <text:p>chinese hack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New York Times says its computer networks were repeatedly infiltrated by Chinese hackers http ://t.co/Oq43bdW8 .</text:p>
          </table:table-cell>
          <table:table-cell office:value-type="string">
            <text:p>chinese hackers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PDATE : 3 shot , 1 reported dead in office shooting as # Phoenix police surround suspect 's home http ://t.co/Oirr7Wus .</text:p>
          </table:table-cell>
          <table:table-cell office:value-type="string">
            <text:p>#</text:p>
          </table:table-cell>
          <table:table-cell office:value-type="string">
            <text:p>report dead in</text:p>
          </table:table-cell>
          <table:table-cell office:value-type="string">
            <text:p>office shoot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PDATE : 3 shot , 1 reported dead in office shooting as # Phoenix police surround suspect 's home http ://t.co/Oirr7Wus .</text:p>
          </table:table-cell>
          <table:table-cell office:value-type="string">
            <text:p># phoenix police</text:p>
          </table:table-cell>
          <table:table-cell office:value-type="string">
            <text:p>surround</text:p>
          </table:table-cell>
          <table:table-cell office:value-type="string">
            <text:p>suspect 's home http ://t.co/oirr7wu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wmaker calls on State Department , # Turkey to use 'all resources necessary ' in hunt for missing American : http ://t.co/sugCMye8 .</text:p>
          </table:table-cell>
          <table:table-cell office:value-type="string">
            <text:p>lawmaker</text:p>
          </table:table-cell>
          <table:table-cell office:value-type="string">
            <text:p>call on</text:p>
          </table:table-cell>
          <table:table-cell office:value-type="string">
            <text:p>state departme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joshuarhett : My latest @FoxNews : For millionaire athletes , states with highest tax rates may not make the cut http ://t.co/jDfxJxIm .</text:p>
          </table:table-cell>
          <table:table-cell office:value-type="string">
            <text:p>states</text:p>
          </table:table-cell>
          <table:table-cell office:value-type="string">
            <text:p>make</text:p>
          </table:table-cell>
          <table:table-cell office:value-type="string">
            <text:p>the cut http ://t.co/jdfxjxi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 Live : What should America do about #gunviolence ?</text:p>
          </table:table-cell>
          <table:table-cell office:value-type="string">
            <text:p>america</text:p>
          </table:table-cell>
          <table:table-cell office:value-type="string">
            <text:p>do about</text:p>
          </table:table-cell>
          <table:table-cell office:value-type="string">
            <text:p>#gunviolenc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ClaytonMorris : Demonstrating their flow experience which lets you flow between apps .</text:p>
          </table:table-cell>
          <table:table-cell office:value-type="string">
            <text:p>their flow experience</text:p>
          </table:table-cell>
          <table:table-cell office:value-type="string">
            <text:p>flow between</text:p>
          </table:table-cell>
          <table:table-cell office:value-type="string">
            <text:p>app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x News ' Clayton Morris is livetweeting the Blackberry 10 launch - RT @ClaytonMorris : Here are the new Blackberry 's .</text:p>
          </table:table-cell>
          <table:table-cell office:value-type="string">
            <text:p>rt @claytonmorris</text:p>
          </table:table-cell>
          <table:table-cell office:value-type="string">
            <text:p>be</text:p>
          </table:table-cell>
          <table:table-cell office:value-type="string">
            <text:p>the new blackberry '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ssachusetts governor picks former aide to fill Senate seat left vacant by Secretary of State designate John # Kerry : http ://t.co/8 JwM7AgO.</text:p>
          </table:table-cell>
          <table:table-cell office:value-type="string">
            <text:p>massachusetts governor</text:p>
          </table:table-cell>
          <table:table-cell office:value-type="string">
            <text:p>pick</text:p>
          </table:table-cell>
          <table:table-cell office:value-type="string">
            <text:p>former aid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ssachusetts governor picks former aide to fill Senate seat left vacant by Secretary of State designate John # Kerry : http ://t.co/8 JwM7AgO.</text:p>
          </table:table-cell>
          <table:table-cell office:value-type="string">
            <text:p>state</text:p>
          </table:table-cell>
          <table:table-cell office:value-type="string">
            <text:p>designate</text:p>
          </table:table-cell>
          <table:table-cell office:value-type="string">
            <text:p>john # ker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politics : Gabrielle # Giffords on gun violence : ' We must do something ' http ://t.co/jQqak19Z.</text:p>
          </table:table-cell>
          <table:table-cell office:value-type="string">
            <text:p>we</text:p>
          </table:table-cell>
          <table:table-cell office:value-type="string">
            <text:p>do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PDATE : Damage reported to homes , businesses as tornadoes and strong thunderstorms roll through Mississippi Valley http ://t.co/9ksxOvsq .</text:p>
          </table:table-cell>
          <table:table-cell office:value-type="string">
            <text:p>damage</text:p>
          </table:table-cell>
          <table:table-cell office:value-type="string">
            <text:p>report to</text:p>
          </table:table-cell>
          <table:table-cell office:value-type="string">
            <text:p>hom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PDATE : Damage reported to homes , businesses as tornadoes and strong thunderstorms roll through Mississippi Valley http ://t.co/9ksxOvsq .</text:p>
          </table:table-cell>
          <table:table-cell office:value-type="string">
            <text:p>strong thunderstorms</text:p>
          </table:table-cell>
          <table:table-cell office:value-type="string">
            <text:p>roll through</text:p>
          </table:table-cell>
          <table:table-cell office:value-type="string">
            <text:p>mississippi valle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PDATE : Damage reported to homes , businesses as tornadoes and strong thunderstorms roll through Mississippi Valley http ://t.co/9ksxOvsq .</text:p>
          </table:table-cell>
          <table:table-cell office:value-type="string">
            <text:p>mississippi valley</text:p>
          </table:table-cell>
          <table:table-cell office:value-type="string">
            <text:p>http</text:p>
          </table:table-cell>
          <table:table-cell office:value-type="string">
            <text:p>://t.co/9ksxovsq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cketmaster CEO gives Super Bowl tickets to 49ers fans scammed out of $ 6,000 http ://t.co/ypyyKUK9 .</text:p>
          </table:table-cell>
          <table:table-cell office:value-type="string">
            <text:p>ticketmaster ceo</text:p>
          </table:table-cell>
          <table:table-cell office:value-type="string">
            <text:p>give</text:p>
          </table:table-cell>
          <table:table-cell office:value-type="string">
            <text:p>super bowl ticke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cketmaster CEO gives Super Bowl tickets to 49ers fans scammed out of $ 6,000 http ://t.co/ypyyKUK9 .</text:p>
          </table:table-cell>
          <table:table-cell office:value-type="string">
            <text:p>49ers fans</text:p>
          </table:table-cell>
          <table:table-cell office:value-type="string">
            <text:p>scam out of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 damage reported after tornado reportedly touches down in Mississippi , tornado warning issued for region http ://t.co/9ksxOvsq .</text:p>
          </table:table-cell>
          <table:table-cell office:value-type="string">
            <text:p>no damage</text:p>
          </table:table-cell>
          <table:table-cell office:value-type="string">
            <text:p>report after</text:p>
          </table:table-cell>
          <table:table-cell office:value-type="string">
            <text:p>tornado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 damage reported after tornado reportedly touches down in Mississippi , tornado warning issued for region http ://t.co/9ksxOvsq .</text:p>
          </table:table-cell>
          <table:table-cell office:value-type="string">
            <text:p>tornado</text:p>
          </table:table-cell>
          <table:table-cell office:value-type="string">
            <text:p>touch down in</text:p>
          </table:table-cell>
          <table:table-cell office:value-type="string">
            <text:p>mississippi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 fatally shoots school bus driver in Alabama , snatches 6-year-old child http ://t.co/sogbmuv0 .</text:p>
          </table:table-cell>
          <table:table-cell office:value-type="string">
            <text:p>man</text:p>
          </table:table-cell>
          <table:table-cell office:value-type="string">
            <text:p>shoot</text:p>
          </table:table-cell>
          <table:table-cell office:value-type="string">
            <text:p>school bus driv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 fatally shoots school bus driver in Alabama , snatches 6-year-old child http ://t.co/sogbmuv0 .</text:p>
          </table:table-cell>
          <table:table-cell office:value-type="string">
            <text:p>school bus driver</text:p>
          </table:table-cell>
          <table:table-cell office:value-type="string">
            <text:p>snatch</text:p>
          </table:table-cell>
          <table:table-cell office:value-type="string">
            <text:p>6-year-old child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 fatally shoots school bus driver in Alabama , snatches 6-year-old child http ://t.co/sogbmuv0 .</text:p>
          </table:table-cell>
          <table:table-cell office:value-type="string">
            <text:p>6-year-old child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ate panel approves Kerry nomination for secretary of state http ://t.co/geEmncUq.</text:p>
          </table:table-cell>
          <table:table-cell office:value-type="string">
            <text:p>senate panel</text:p>
          </table:table-cell>
          <table:table-cell office:value-type="string">
            <text:p>approve</text:p>
          </table:table-cell>
          <table:table-cell office:value-type="string">
            <text:p>kerry nomina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presses immigration agenda as senators draft new overhaul http ://t.co/LBQPyTzy .</text:p>
          </table:table-cell>
          <table:table-cell office:value-type="string">
            <text:p>senators</text:p>
          </table:table-cell>
          <table:table-cell office:value-type="string">
            <text:p>draft</text:p>
          </table:table-cell>
          <table:table-cell office:value-type="string">
            <text:p>new overhaul http ://t.co/lbqpytz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other arrested after Naval Academy graduate found murdered in San Diego apartment http ://t.co/MYom8pSs .</text:p>
          </table:table-cell>
          <table:table-cell office:value-type="string">
            <text:p>naval academy graduate</text:p>
          </table:table-cell>
          <table:table-cell office:value-type="string">
            <text:p>find murder in</text:p>
          </table:table-cell>
          <table:table-cell office:value-type="string">
            <text:p>san diego apartment http ://t.co/myom8ps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te Department closes office working on shutting Guantanamo Bay prison http ://t.co/jCRvooul .</text:p>
          </table:table-cell>
          <table:table-cell office:value-type="string">
            <text:p>state department</text:p>
          </table:table-cell>
          <table:table-cell office:value-type="string">
            <text:p>close</text:p>
          </table:table-cell>
          <table:table-cell office:value-type="string">
            <text:p>office work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xnscitech : Draft UN climate report shows 20 years of overestimated global warming , skeptics warn http ://t.co/q0buYnnm .</text:p>
          </table:table-cell>
          <table:table-cell office:value-type="string">
            <text:p>climate report</text:p>
          </table:table-cell>
          <table:table-cell office:value-type="string">
            <text:p>show</text:p>
          </table:table-cell>
          <table:table-cell office:value-type="string">
            <text:p># years of overestimated global warm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xnscitech : Draft UN climate report shows 20 years of overestimated global warming , skeptics warn http ://t.co/q0buYnnm .</text:p>
          </table:table-cell>
          <table:table-cell office:value-type="string">
            <text:p>skeptics</text:p>
          </table:table-cell>
          <table:table-cell office:value-type="string">
            <text:p>warn</text:p>
          </table:table-cell>
          <table:table-cell office:value-type="string">
            <text:p>http ://t.co/q0buynn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ifornia woman passes road test at the age of 105 : http ://t.co/YC7YGM8x .</text:p>
          </table:table-cell>
          <table:table-cell office:value-type="string">
            <text:p>california woman</text:p>
          </table:table-cell>
          <table:table-cell office:value-type="string">
            <text:p>pass</text:p>
          </table:table-cell>
          <table:table-cell office:value-type="string">
            <text:p>road tes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lice barred from # Vermont #gun range after city advances measure banning semi-automatic rifles : http ://t.co/gTwpBiGH.</text:p>
          </table:table-cell>
          <table:table-cell office:value-type="string">
            <text:p>police</text:p>
          </table:table-cell>
          <table:table-cell office:value-type="string">
            <text:p>bar from</text:p>
          </table:table-cell>
          <table:table-cell office:value-type="string">
            <text:p># vermont #gun rang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lice barred from # Vermont gun range over proposed semi-automatic rifle ban : http ://t.co/fPtbCjTH.</text:p>
          </table:table-cell>
          <table:table-cell office:value-type="string">
            <text:p>police</text:p>
          </table:table-cell>
          <table:table-cell office:value-type="string">
            <text:p>bar from</text:p>
          </table:table-cell>
          <table:table-cell office:value-type="string">
            <text:p># vermont gun rang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411 : Magazines airbrushing to make skinny models look fatter ?</text:p>
          </table:table-cell>
          <table:table-cell office:value-type="string">
            <text:p>skinny models</text:p>
          </table:table-cell>
          <table:table-cell office:value-type="string">
            <text:p>look</text:p>
          </table:table-cell>
          <table:table-cell office:value-type="string">
            <text:p>fatt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politics : Tennessee lawmaker wants to tie welfare benefits to good grades http ://t.co/6lRfJxuo .</text:p>
          </table:table-cell>
          <table:table-cell office:value-type="string">
            <text:p>tennessee lawmaker</text:p>
          </table:table-cell>
          <table:table-cell office:value-type="string">
            <text:p>want to tie</text:p>
          </table:table-cell>
          <table:table-cell office:value-type="string">
            <text:p>welfare benefi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 Live : LIVE - @cstirewalt – Congress pushes for tougher #gun laws , # Senate’s plans to tackle #immigration http ://t.co/hMkSTiUu.</text:p>
          </table:table-cell>
          <table:table-cell office:value-type="string">
            <text:p>congress</text:p>
          </table:table-cell>
          <table:table-cell office:value-type="string">
            <text:p>push for</text:p>
          </table:table-cell>
          <table:table-cell office:value-type="string">
            <text:p>tougher #gun law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 Live : LIVE - @cstirewalt – Congress pushes for tougher #gun laws , # Senate’s plans to tackle #immigration http ://t.co/hMkSTiUu.</text:p>
          </table:table-cell>
          <table:table-cell office:value-type="string">
            <text:p># senate’s</text:p>
          </table:table-cell>
          <table:table-cell office:value-type="string">
            <text:p>plan to tackle</text:p>
          </table:table-cell>
          <table:table-cell office:value-type="string">
            <text:p>#immigration 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lwaukee sheriff who urged residents to learn how to use firearms blasts mayor 's ' Dirty Harry ' criticism : http ://t.co/xWsMAMHA .</text:p>
          </table:table-cell>
          <table:table-cell office:value-type="string">
            <text:p>milwaukee sheriff</text:p>
          </table:table-cell>
          <table:table-cell office:value-type="string">
            <text:p>urge</text:p>
          </table:table-cell>
          <table:table-cell office:value-type="string">
            <text:p>residen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ipartisan group of 8 senators reach deal on immigration changes http ://t.co/bozIMMzT.</text:p>
          </table:table-cell>
          <table:table-cell office:value-type="string">
            <text:p>bipartisan group of # senators</text:p>
          </table:table-cell>
          <table:table-cell office:value-type="string">
            <text:p>reach deal on</text:p>
          </table:table-cell>
          <table:table-cell office:value-type="string">
            <text:p>immigration chang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S military successfully launches missile interceptor on test flight http ://t.co/zXl5xXH5 .</text:p>
          </table:table-cell>
          <table:table-cell office:value-type="string">
            <text:p>us</text:p>
          </table:table-cell>
          <table:table-cell office:value-type="string">
            <text:p>launch</text:p>
          </table:table-cell>
          <table:table-cell office:value-type="string">
            <text:p>missile intercepto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birth control mandate loosens lawsuits http ://t.co/IKt03xns .</text:p>
          </table:table-cell>
          <table:table-cell office:value-type="string">
            <text:p>obama birth control mandate</text:p>
          </table:table-cell>
          <table:table-cell office:value-type="string">
            <text:p>loosen</text:p>
          </table:table-cell>
          <table:table-cell office:value-type="string">
            <text:p>lawsui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locaust film covertly beamed into Iran by Wiesenthal Center http ://t.co/9 WhliMfQ .</text:p>
          </table:table-cell>
          <table:table-cell office:value-type="string">
            <text:p>wiesenthal center</text:p>
          </table:table-cell>
          <table:table-cell office:value-type="string">
            <text:p>http</text:p>
          </table:table-cell>
          <table:table-cell office:value-type="string">
            <text:p># whlimfq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owa Sen. Tom Harkin says he will not seek re-election in 2014 http ://t.co/eowtLd8U.</text:p>
          </table:table-cell>
          <table:table-cell office:value-type="string">
            <text:p>iowa sen. tom harki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owa Sen. Tom Harkin says he will not seek re-election in 2014 http ://t.co/eowtLd8U.</text:p>
          </table:table-cell>
          <table:table-cell office:value-type="string">
            <text:p>he</text:p>
          </table:table-cell>
          <table:table-cell office:value-type="string">
            <text:p>seek re-election in</text:p>
          </table:table-cell>
          <table:table-cell office:value-type="string">
            <text:p># htt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TCH : Miami Heat’s Lebron James celebrates big when fan wins $ 75,000 after sinking half-court shot http ://t.co/EFwTBz8C.</text:p>
          </table:table-cell>
          <table:table-cell office:value-type="string">
            <text:p>fan</text:p>
          </table:table-cell>
          <table:table-cell office:value-type="string">
            <text:p>win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atellite images reveal North Korea ready for underground nuclear test http ://t.co/P0Yz1O8N.</text:p>
          </table:table-cell>
          <table:table-cell office:value-type="string">
            <text:p>satellite images</text:p>
          </table:table-cell>
          <table:table-cell office:value-type="string">
            <text:p>reveal</text:p>
          </table:table-cell>
          <table:table-cell office:value-type="string">
            <text:p>north korea read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mily of # Christian pastor held in # Iran asks : Where is State Department ?</text:p>
          </table:table-cell>
          <table:table-cell office:value-type="string">
            <text:p># iran</text:p>
          </table:table-cell>
          <table:table-cell office:value-type="string">
            <text:p>be</text:p>
          </table:table-cell>
          <table:table-cell office:value-type="string">
            <text:p>state departmen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NEWS : Court rules # Obama appointments are #unconstitutional http ://t.co/QHVzhul2 .</text:p>
          </table:table-cell>
          <table:table-cell office:value-type="string">
            <text:p># obama appointments</text:p>
          </table:table-cell>
          <table:table-cell office:value-type="string">
            <text:p>be</text:p>
          </table:table-cell>
          <table:table-cell office:value-type="string">
            <text:p>#unconstitutional http ://t.co/qhvzhul2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upreme Court rejects atheist 's appeal over 11-story # Illinois #cross http ://t.co/QCrwgN4h .</text:p>
          </table:table-cell>
          <table:table-cell office:value-type="string">
            <text:p>supreme court</text:p>
          </table:table-cell>
          <table:table-cell office:value-type="string">
            <text:p>reject</text:p>
          </table:table-cell>
          <table:table-cell office:value-type="string">
            <text:p>atheist 's appe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m who drowned daughter released from jail after being deemed sane http ://t.co/JEmQkhLu .</text:p>
          </table:table-cell>
          <table:table-cell office:value-type="string">
            <text:p>mom</text:p>
          </table:table-cell>
          <table:table-cell office:value-type="string">
            <text:p>drown</text:p>
          </table:table-cell>
          <table:table-cell office:value-type="string">
            <text:p>daught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TSB says Boeing 787 battery shows short-circuiting http ://t.co/72gMpmWg .</text:p>
          </table:table-cell>
          <table:table-cell office:value-type="string">
            <text:p>ntsb</text:p>
          </table:table-cell>
          <table:table-cell office:value-type="string">
            <text:p>say</text:p>
          </table:table-cell>
          <table:table-cell office:value-type="string">
            <text:p>boeing # battery shows short-circuiting http ://t.co/72gmpmw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ristian #pastor held in # Iran missing from jail , says family http ://t.co/Tl3PXRKb .</text:p>
          </table:table-cell>
          <table:table-cell office:value-type="string">
            <text:p>christian #pastor</text:p>
          </table:table-cell>
          <table:table-cell office:value-type="string">
            <text:p>hold in</text:p>
          </table:table-cell>
          <table:table-cell office:value-type="string">
            <text:p># ir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ristian #pastor held in # Iran missing from jail , says family http ://t.co/Tl3PXRKb .</text:p>
          </table:table-cell>
          <table:table-cell office:value-type="string">
            <text:p># iran</text:p>
          </table:table-cell>
          <table:table-cell office:value-type="string">
            <text:p>say</text:p>
          </table:table-cell>
          <table:table-cell office:value-type="string">
            <text:p>family http ://t.co/tl3pxrkb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ther of Chandra # Levy fears secret talks about witness , latest developments in case http ://t.co/SFJA1Oaa .</text:p>
          </table:table-cell>
          <table:table-cell office:value-type="string">
            <text:p>father of chandra # levy</text:p>
          </table:table-cell>
          <table:table-cell office:value-type="string">
            <text:p>fear</text:p>
          </table:table-cell>
          <table:table-cell office:value-type="string">
            <text:p>secret talk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: I 'm all for women in combat roles if they can meet the standards .</text:p>
          </table:table-cell>
          <table:table-cell office:value-type="string">
            <text:p>i</text:p>
          </table:table-cell>
          <table:table-cell office:value-type="string">
            <text:p>be for</text:p>
          </table:table-cell>
          <table:table-cell office:value-type="string">
            <text:p>wome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: I 'm all for women in combat roles if they can meet the standards .</text:p>
          </table:table-cell>
          <table:table-cell office:value-type="string">
            <text:p>they</text:p>
          </table:table-cell>
          <table:table-cell office:value-type="string">
            <text:p>meet</text:p>
          </table:table-cell>
          <table:table-cell office:value-type="string">
            <text:p>the standard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 do u think ? .</text:p>
          </table:table-cell>
          <table:table-cell office:value-type="string">
            <text:p>u</text:p>
          </table:table-cell>
          <table:table-cell office:value-type="string">
            <text:p>think</text:p>
          </table:table-cell>
          <table:table-cell office:value-type="string">
            <text:p>?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publicans challenge claims that Secretary of State # Clinton , other Dems made during hearing on the # Benghazi attack : http ://t.co/gDo7d08A.</text:p>
          </table:table-cell>
          <table:table-cell office:value-type="string">
            <text:p>republicans</text:p>
          </table:table-cell>
          <table:table-cell office:value-type="string">
            <text:p>challenge</text:p>
          </table:table-cell>
          <table:table-cell office:value-type="string">
            <text:p>claim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eteran Los Angeles elementary school teacher accused of sex abuse of up to 20 kids http ://t.co/z4EYWZ1m .</text:p>
          </table:table-cell>
          <table:table-cell office:value-type="string">
            <text:p>veteran los angeles elementary school teacher</text:p>
          </table:table-cell>
          <table:table-cell office:value-type="string">
            <text:p>accuse of</text:p>
          </table:table-cell>
          <table:table-cell office:value-type="string">
            <text:p>sex abuse of up to # kid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rth Korea vows nuclear test , rocket launches after new UN sanctions http ://t.co/pHZ4BIMG.</text:p>
          </table:table-cell>
          <table:table-cell office:value-type="string">
            <text:p>north korea</text:p>
          </table:table-cell>
          <table:table-cell office:value-type="string">
            <text:p>vow</text:p>
          </table:table-cell>
          <table:table-cell office:value-type="string">
            <text:p>nuclear tes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/>What would you do ? ' Te 'o admits to Couric keeping quiet after learning of girlfriend hoax http ://t.co/zKpAaz0J.</text:p>
          </table:table-cell>
          <table:table-cell office:value-type="string">
            <text:p>te</text:p>
          </table:table-cell>
          <table:table-cell office:value-type="string">
            <text:p>admit to</text:p>
          </table:table-cell>
          <table:table-cell office:value-type="string">
            <text:p>couric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idents and businesses are considering leaving the state : http ://t.co/8 LjozVCN.</text:p>
          </table:table-cell>
          <table:table-cell office:value-type="string">
            <text:p>residents and businesses</text:p>
          </table:table-cell>
          <table:table-cell office:value-type="string">
            <text:p>consider leave</text:p>
          </table:table-cell>
          <table:table-cell office:value-type="string">
            <text:p>the stat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politics : Clinton lashes out at senator over Benghazi questioning http ://t.co/9WQLaAsH.</text:p>
          </table:table-cell>
          <table:table-cell office:value-type="string">
            <text:p>clinton</text:p>
          </table:table-cell>
          <table:table-cell office:value-type="string">
            <text:p>lash out at</text:p>
          </table:table-cell>
          <table:table-cell office:value-type="string">
            <text:p>senato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 Live : What do you think about # Hillary 's testimony on # Benghazi ?</text:p>
          </table:table-cell>
          <table:table-cell office:value-type="string">
            <text:p>rt @foxnews live</text:p>
          </table:table-cell>
          <table:table-cell office:value-type="string">
            <text:p>think about</text:p>
          </table:table-cell>
          <table:table-cell office:value-type="string">
            <text:p># hillary 's testimon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cretary of State # Clinton testifies before Senate committee on # Benghazi terror attack .</text:p>
          </table:table-cell>
          <table:table-cell office:value-type="string">
            <text:p># clinton</text:p>
          </table:table-cell>
          <table:table-cell office:value-type="string">
            <text:p>testify before</text:p>
          </table:table-cell>
          <table:table-cell office:value-type="string">
            <text:p>senate committe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wmaker says sale of US battery maker is the 'first test ' for the # Obama administration 's second term .</text:p>
          </table:table-cell>
          <table:table-cell office:value-type="string">
            <text:p>lawmaker</text:p>
          </table:table-cell>
          <table:table-cell office:value-type="string">
            <text:p>say sale of</text:p>
          </table:table-cell>
          <table:table-cell office:value-type="string">
            <text:p>us battery mak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wmaker says sale of US battery maker is the 'first test ' for the # Obama administration 's second term .</text:p>
          </table:table-cell>
          <table:table-cell office:value-type="string">
            <text:p>sale of us battery maker</text:p>
          </table:table-cell>
          <table:table-cell office:value-type="string">
            <text:p>be</text:p>
          </table:table-cell>
          <table:table-cell office:value-type="string">
            <text:p>the 'first tes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lege students , what national issues are affecting you ?</text:p>
          </table:table-cell>
          <table:table-cell office:value-type="string">
            <text:p>college students</text:p>
          </table:table-cell>
          <table:table-cell office:value-type="string">
            <text:p>affect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ow us in a news video and you can win great prizes .</text:p>
          </table:table-cell>
          <table:table-cell office:value-type="string">
            <text:p>you</text:p>
          </table:table-cell>
          <table:table-cell office:value-type="string">
            <text:p>win</text:p>
          </table:table-cell>
          <table:table-cell office:value-type="string">
            <text:p>great priz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xposure suspected in at least 4 deaths amid dangerously low Midwest temperatures http ://t.co/alv8de9E.</text:p>
          </table:table-cell>
          <table:table-cell office:value-type="string">
            <text:p>exposure</text:p>
          </table:table-cell>
          <table:table-cell office:value-type="string">
            <text:p>suspect in</text:p>
          </table:table-cell>
          <table:table-cell office:value-type="string">
            <text:p>at least # death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mily of Texas man killed in hostage crisis slams Algerian response http ://t.co/LKpUYofB.</text:p>
          </table:table-cell>
          <table:table-cell office:value-type="string">
            <text:p>family of texas man</text:p>
          </table:table-cell>
          <table:table-cell office:value-type="string">
            <text:p>kill in</text:p>
          </table:table-cell>
          <table:table-cell office:value-type="string">
            <text:p>hostage crisi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mily of Texas man killed in hostage crisis slams Algerian response http ://t.co/LKpUYofB.</text:p>
          </table:table-cell>
          <table:table-cell office:value-type="string">
            <text:p>hostage crisis</text:p>
          </table:table-cell>
          <table:table-cell office:value-type="string">
            <text:p>slam</text:p>
          </table:table-cell>
          <table:table-cell office:value-type="string">
            <text:p>algerian response htt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iladelphia girl scolded , searched for pulling out paper gun at school , mom says http ://t.co/7arMelNX .</text:p>
          </table:table-cell>
          <table:table-cell office:value-type="string">
            <text:p>mom</text:p>
          </table:table-cell>
          <table:table-cell office:value-type="string">
            <text:p>say http</text:p>
          </table:table-cell>
          <table:table-cell office:value-type="string">
            <text:p>://t.co/7armelnx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kistan pulls Call of Duty and Medal of Honor games off shelves for depicting country as a terrorist haven : http ://t.co/YSW44rlz .</text:p>
          </table:table-cell>
          <table:table-cell office:value-type="string">
            <text:p>pakistan</text:p>
          </table:table-cell>
          <table:table-cell office:value-type="string">
            <text:p>pull</text:p>
          </table:table-cell>
          <table:table-cell office:value-type="string">
            <text:p>call of duty and medal of honor gam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politics : Nebraska governor approves revised Keystone pipeline route http ://t.co/GjvPHZZX .</text:p>
          </table:table-cell>
          <table:table-cell office:value-type="string">
            <text:p>nebraska governor</text:p>
          </table:table-cell>
          <table:table-cell office:value-type="string">
            <text:p>approve revise</text:p>
          </table:table-cell>
          <table:table-cell office:value-type="string">
            <text:p>keystone pipeline route http ://t.co/gjvphzzx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gift of U.S. F-16 fighters are headed to Egypt , despite Morsi 's harsh comments against Obama and Jews : http ://t.co/VCxYf3c3 .</text:p>
          </table:table-cell>
          <table:table-cell office:value-type="string">
            <text:p>a gift of u.s. f-16 fighters</text:p>
          </table:table-cell>
          <table:table-cell office:value-type="string">
            <text:p>head to</text:p>
          </table:table-cell>
          <table:table-cell office:value-type="string">
            <text:p>egyp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CarReport : This is why we are careful -- Court tells auto writer to pay $ 176G for wrecked Porsche test car : http ://t.co/VApERs7w .</text:p>
          </table:table-cell>
          <table:table-cell office:value-type="string">
            <text:p>court</text:p>
          </table:table-cell>
          <table:table-cell office:value-type="string">
            <text:p>tell</text:p>
          </table:table-cell>
          <table:table-cell office:value-type="string">
            <text:p>auto writ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il Mickelson says he regrets publicly commenting on taxes after speaking out over high rate http ://t.co/mEsyxwxX .</text:p>
          </table:table-cell>
          <table:table-cell office:value-type="string">
            <text:p>phil mickelso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xnscitech : @natisangulorico : Facebook game @SafariChallenge combines gameplay w giving + helps orphans in Africa http ://t.co/vkG4hyx8 .</text:p>
          </table:table-cell>
          <table:table-cell office:value-type="float" office:value="0">
            <text:p>0</text:p>
          </table:table-cell>
          <table:table-cell office:value-type="string">
            <text:p>help orphan in</text:p>
          </table:table-cell>
          <table:table-cell office:value-type="string">
            <text:p>afric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xnscitech : @natisangulorico : Facebook game @SafariChallenge combines gameplay w giving + helps orphans in Africa http ://t.co/vkG4hyx8 .</text:p>
          </table:table-cell>
          <table:table-cell office:value-type="string">
            <text:p>africa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perrych : Iranian media 's claim American Christian pastor to be freed denounced as 'lie 'on bail , attorney says http ://t.co/PquWmq3t .</text:p>
          </table:table-cell>
          <table:table-cell office:value-type="string">
            <text:p>attorney</text:p>
          </table:table-cell>
          <table:table-cell office:value-type="string">
            <text:p>say</text:p>
          </table:table-cell>
          <table:table-cell office:value-type="string">
            <text:p>http ://t.co/pquwmq3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T SO FAST : Wife of Jailed American Pastor Says Iran Report ' All a Lie ' http ://t.co/4W2jwNpj .</text:p>
          </table:table-cell>
          <table:table-cell office:value-type="string">
            <text:p>wife of jailed american pastor</text:p>
          </table:table-cell>
          <table:table-cell office:value-type="string">
            <text:p>say</text:p>
          </table:table-cell>
          <table:table-cell office:value-type="string">
            <text:p>iran report ' all a lie ' http ://t.co/4w2jwnpj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ident Obama is sworn in for a second term , then delivers his official inaugural address .</text:p>
          </table:table-cell>
          <table:table-cell office:value-type="string">
            <text:p>president obama</text:p>
          </table:table-cell>
          <table:table-cell office:value-type="string">
            <text:p>swear in for</text:p>
          </table:table-cell>
          <table:table-cell office:value-type="string">
            <text:p>a second ter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ident Obama is sworn in for a second term , then delivers his official inaugural address .</text:p>
          </table:table-cell>
          <table:table-cell office:value-type="string">
            <text:p>president obama</text:p>
          </table:table-cell>
          <table:table-cell office:value-type="string">
            <text:p>deliver</text:p>
          </table:table-cell>
          <table:table-cell office:value-type="string">
            <text:p>his official inaugural addres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joshuarhett : Teed off : Golf star Phil Mickelson may bolt California over taxes http ://t.co/sCFKBVkI.</text:p>
          </table:table-cell>
          <table:table-cell office:value-type="string">
            <text:p>golf star phil mickelson</text:p>
          </table:table-cell>
          <table:table-cell office:value-type="string">
            <text:p>bolt</text:p>
          </table:table-cell>
          <table:table-cell office:value-type="string">
            <text:p>californi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VE : Watch the 57th Presidential Inauguration Ceremonies http ://t.co/dp1eKTBx .</text:p>
          </table:table-cell>
          <table:table-cell office:value-type="string">
            <text:p>#</text:p>
          </table:table-cell>
          <table:table-cell office:value-type="string">
            <text:p>watch</text:p>
          </table:table-cell>
          <table:table-cell office:value-type="string">
            <text:p>the 57th presidential inauguration ceremoni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VE : Watch the 57th Presidential Inauguration Ceremonies http ://t.co/dp1eKTBx .</text:p>
          </table:table-cell>
          <table:table-cell office:value-type="string">
            <text:p>the 57th presidential inauguration ceremonies</text:p>
          </table:table-cell>
          <table:table-cell office:value-type="string">
            <text:p>http</text:p>
          </table:table-cell>
          <table:table-cell office:value-type="string">
            <text:p>://t.co/dp1ektbx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least one Canadian was among the Islamist fighters who took hundreds hostage in Algeria : http ://t.co/74U6bgNM.</text:p>
          </table:table-cell>
          <table:table-cell office:value-type="string">
            <text:p># canadian</text:p>
          </table:table-cell>
          <table:table-cell office:value-type="string">
            <text:p>be among</text:p>
          </table:table-cell>
          <table:table-cell office:value-type="string">
            <text:p>the islamist fight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 least one Canadian was among the Islamist fighters who took hundreds hostage in Algeria : http ://t.co/74U6bgNM.</text:p>
          </table:table-cell>
          <table:table-cell office:value-type="string">
            <text:p>the islamist fighters</text:p>
          </table:table-cell>
          <table:table-cell office:value-type="string">
            <text:p>take</text:p>
          </table:table-cell>
          <table:table-cell office:value-type="string">
            <text:p>hundreds hostag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xas mom loses legs , fingers after contracting rare infection from minor dog bite http ://t.co/O4KzQPCy .</text:p>
          </table:table-cell>
          <table:table-cell office:value-type="string">
            <text:p>texas mom</text:p>
          </table:table-cell>
          <table:table-cell office:value-type="string">
            <text:p>lose</text:p>
          </table:table-cell>
          <table:table-cell office:value-type="string">
            <text:p>leg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OTOS : President Obama is sworn in for second term http ://t.co/uthKu9vc .</text:p>
          </table:table-cell>
          <table:table-cell office:value-type="string">
            <text:p>president obama</text:p>
          </table:table-cell>
          <table:table-cell office:value-type="string">
            <text:p>swear in for</text:p>
          </table:table-cell>
          <table:table-cell office:value-type="string">
            <text:p>second term http ://t.co/uthku9vc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 York town baffled by fruit-throwing vandal who has damaged over a dozen cars http ://t.co/uVLzZLnS.</text:p>
          </table:table-cell>
          <table:table-cell office:value-type="string">
            <text:p>fruit-throwing vandal</text:p>
          </table:table-cell>
          <table:table-cell office:value-type="string">
            <text:p>damage over</text:p>
          </table:table-cell>
          <table:table-cell office:value-type="string">
            <text:p>a dozen ca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lcons fan 's throat slashed in parking lot after NFC Championship game http ://t.co/hv7JEFGk .</text:p>
          </table:table-cell>
          <table:table-cell office:value-type="string">
            <text:p>falcons fan 's throat</text:p>
          </table:table-cell>
          <table:table-cell office:value-type="string">
            <text:p>slash in</text:p>
          </table:table-cell>
          <table:table-cell office:value-type="string">
            <text:p>parking lo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fe of Christian held in # Iran waits as trial , possible death sentence looms http ://t.co/vy9H6PhD.</text:p>
          </table:table-cell>
          <table:table-cell office:value-type="string">
            <text:p>wife of christian</text:p>
          </table:table-cell>
          <table:table-cell office:value-type="string">
            <text:p>hold in</text:p>
          </table:table-cell>
          <table:table-cell office:value-type="string">
            <text:p># iran wai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p Democrats are optimistic that Congress will pass significant new gun control laws : http ://t.co/cTvJtxyc .</text:p>
          </table:table-cell>
          <table:table-cell office:value-type="string">
            <text:p>congress</text:p>
          </table:table-cell>
          <table:table-cell office:value-type="string">
            <text:p>pass</text:p>
          </table:table-cell>
          <table:table-cell office:value-type="string">
            <text:p>significant new gun control law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latino : A big THANK YOU from the @FoxNewsLatino family to everyone who helped us reached 25,000 followers on @twitter !</text:p>
          </table:table-cell>
          <table:table-cell office:value-type="string">
            <text:p>everyone</text:p>
          </table:table-cell>
          <table:table-cell office:value-type="string">
            <text:p>help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latino : A big THANK YOU from the @FoxNewsLatino family to everyone who helped us reached 25,000 followers on @twitter !</text:p>
          </table:table-cell>
          <table:table-cell office:value-type="string">
            <text:p>us</text:p>
          </table:table-cell>
          <table:table-cell office:value-type="string">
            <text:p>reach</text:p>
          </table:table-cell>
          <table:table-cell office:value-type="string">
            <text:p># follow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rmer Penn State president Spanier attends game -- believed to be his first Penn State sporting event since fired http ://t.co/vxHIHTRB.</text:p>
          </table:table-cell>
          <table:table-cell office:value-type="string">
            <text:p>spanier</text:p>
          </table:table-cell>
          <table:table-cell office:value-type="string">
            <text:p>attend</text:p>
          </table:table-cell>
          <table:table-cell office:value-type="string">
            <text:p>gam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rmer Penn State president Spanier attends game -- believed to be his first Penn State sporting event since fired http ://t.co/vxHIHTRB.</text:p>
          </table:table-cell>
          <table:table-cell office:value-type="string">
            <text:p>game</text:p>
          </table:table-cell>
          <table:table-cell office:value-type="string">
            <text:p>believe to be</text:p>
          </table:table-cell>
          <table:table-cell office:value-type="string">
            <text:p>his first penn stat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slamists leave # Mali town of Diabaly , residents say http ://t.co/iriembYs .</text:p>
          </table:table-cell>
          <table:table-cell office:value-type="string">
            <text:p>islamists</text:p>
          </table:table-cell>
          <table:table-cell office:value-type="string">
            <text:p>leave</text:p>
          </table:table-cell>
          <table:table-cell office:value-type="string">
            <text:p># mali town of diabal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slamists leave # Mali town of Diabaly , residents say http ://t.co/iriembYs .</text:p>
          </table:table-cell>
          <table:table-cell office:value-type="string">
            <text:p>residents</text:p>
          </table:table-cell>
          <table:table-cell office:value-type="string">
            <text:p>say</text:p>
          </table:table-cell>
          <table:table-cell office:value-type="string">
            <text:p>http ://t.co/iriemby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3-D sonar provides a 'look no diver could get ' of Civil War shipwreck http ://t.co/FZ9JkE35 .</text:p>
          </table:table-cell>
          <table:table-cell office:value-type="string">
            <text:p>3-d sonar</text:p>
          </table:table-cell>
          <table:table-cell office:value-type="string">
            <text:p>provide</text:p>
          </table:table-cell>
          <table:table-cell office:value-type="string">
            <text:p>a 'look no div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ssassination Scare : Photo of the moment a gas pistol is pointed at an ethnic Turkish party leader http ://t.co/RjHlnmvj .</text:p>
          </table:table-cell>
          <table:table-cell office:value-type="string">
            <text:p>a gas pistol</text:p>
          </table:table-cell>
          <table:table-cell office:value-type="string">
            <text:p>point at</text:p>
          </table:table-cell>
          <table:table-cell office:value-type="string">
            <text:p>an ethnic turkish party leader http ://t.co/rjhlnmvj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geria hostage situation reportedly comes to violent end http ://t.co/RLs9qlHv.</text:p>
          </table:table-cell>
          <table:table-cell office:value-type="string">
            <text:p>algeria hostage situation</text:p>
          </table:table-cell>
          <table:table-cell office:value-type="string">
            <text:p>come to</text:p>
          </table:table-cell>
          <table:table-cell office:value-type="string">
            <text:p>violent en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unt for legendary WWII Spitfires comes up empty http ://t.co/tXTBauyu .</text:p>
          </table:table-cell>
          <table:table-cell office:value-type="string">
            <text:p>legendary wwii spitfires</text:p>
          </table:table-cell>
          <table:table-cell office:value-type="string">
            <text:p>come up</text:p>
          </table:table-cell>
          <table:table-cell office:value-type="string">
            <text:p>empty http ://t.co/txtbauyu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/>There is no way I could be a part of this ' -Notre Dame linebacker Manti Te 'o http ://t.co/7s0Tn0E9 .</text:p>
          </table:table-cell>
          <table:table-cell office:value-type="string">
            <text:p>i</text:p>
          </table:table-cell>
          <table:table-cell office:value-type="string">
            <text:p>be part of</text:p>
          </table:table-cell>
          <table:table-cell office:value-type="string">
            <text:p>this -notre dame linebacker manti te 'o http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health : How health officials determine the viruses used in the #flu vaccine http ://t.co/47GQ73xJ.</text:p>
          </table:table-cell>
          <table:table-cell office:value-type="string">
            <text:p>health officials</text:p>
          </table:table-cell>
          <table:table-cell office:value-type="string">
            <text:p>determine</text:p>
          </table:table-cell>
          <table:table-cell office:value-type="string">
            <text:p>the virus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nce # Armstrong said he finally cracked after he saw his son defending him http ://t.co/AinCD06G.</text:p>
          </table:table-cell>
          <table:table-cell office:value-type="string">
            <text:p>lance # armstrong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nce # Armstrong said he finally cracked after he saw his son defending him http ://t.co/AinCD06G.</text:p>
          </table:table-cell>
          <table:table-cell office:value-type="string">
            <text:p>he</text:p>
          </table:table-cell>
          <table:table-cell office:value-type="string">
            <text:p>crack after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nce # Armstrong said he finally cracked after he saw his son defending him http ://t.co/AinCD06G.</text:p>
          </table:table-cell>
          <table:table-cell office:value-type="string">
            <text:p>he</text:p>
          </table:table-cell>
          <table:table-cell office:value-type="string">
            <text:p>see</text:p>
          </table:table-cell>
          <table:table-cell office:value-type="string">
            <text:p>his s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x poll : 83 % of voters say govt spending is “out of control” - including 98 % of Rs , 91 % ind and 66 % of Ds - full poll : http ://t.co/mvB02Bls .</text:p>
          </table:table-cell>
          <table:table-cell office:value-type="string">
            <text:p># % of voters</text:p>
          </table:table-cell>
          <table:table-cell office:value-type="string">
            <text:p>say</text:p>
          </table:table-cell>
          <table:table-cell office:value-type="string">
            <text:p>govt spending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x poll : 83 % of voters say govt spending is “out of control” - including 98 % of Rs , 91 % ind and 66 % of Ds - full poll : http ://t.co/mvB02Bls .</text:p>
          </table:table-cell>
          <table:table-cell office:value-type="string">
            <text:p>full poll</text:p>
          </table:table-cell>
          <table:table-cell office:value-type="string">
            <text:p>http</text:p>
          </table:table-cell>
          <table:table-cell office:value-type="string">
            <text:p>://t.co/mvb02bl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Y paper drops gun permit database from website after outcry , says 27 days was enough http ://t.co/CviNysQO.</text:p>
          </table:table-cell>
          <table:table-cell office:value-type="string">
            <text:p>website</text:p>
          </table:table-cell>
          <table:table-cell office:value-type="string">
            <text:p>say</text:p>
          </table:table-cell>
          <table:table-cell office:value-type="string">
            <text:p># day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health : Does Manti Te 'o suffer from the 'delusional disease ' ?</text:p>
          </table:table-cell>
          <table:table-cell office:value-type="string">
            <text:p>rt @foxnewshealth</text:p>
          </table:table-cell>
          <table:table-cell office:value-type="string">
            <text:p>do</text:p>
          </table:table-cell>
          <table:table-cell office:value-type="string">
            <text:p>manti t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foxnewshealth : Does Manti Te 'o suffer from the 'delusional disease ' ?</text:p>
          </table:table-cell>
          <table:table-cell office:value-type="string">
            <text:p>manti te</text:p>
          </table:table-cell>
          <table:table-cell office:value-type="string">
            <text:p>suffer from</text:p>
          </table:table-cell>
          <table:table-cell office:value-type="string">
            <text:p>the 'delusional diseas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tacker throws woman onto subway tracks in Philadelphia http ://t.co/gbeBC9GL.</text:p>
          </table:table-cell>
          <table:table-cell office:value-type="string">
            <text:p>attacker</text:p>
          </table:table-cell>
          <table:table-cell office:value-type="string">
            <text:p>throw</text:p>
          </table:table-cell>
          <table:table-cell office:value-type="string">
            <text:p>wom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ark , NJ mayor will live on food stamps starting next week .</text:p>
          </table:table-cell>
          <table:table-cell office:value-type="string">
            <text:p>nj mayor</text:p>
          </table:table-cell>
          <table:table-cell office:value-type="string">
            <text:p>live on</text:p>
          </table:table-cell>
          <table:table-cell office:value-type="string">
            <text:p>food stamp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retirement ceremony of the USS Enterprise wo n't include the commander of the other Enterprise .</text:p>
          </table:table-cell>
          <table:table-cell office:value-type="string">
            <text:p>the retirement ceremony of the uss enterprise</text:p>
          </table:table-cell>
          <table:table-cell office:value-type="string">
            <text:p>include</text:p>
          </table:table-cell>
          <table:table-cell office:value-type="string">
            <text:p>the commander of the other enterpris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me want to cap or eliminate the tax deduction for mortgage interest as part of a \"fiscal cliff \ " compromise .</text:p>
          </table:table-cell>
          <table:table-cell office:value-type="string">
            <text:p>some</text:p>
          </table:table-cell>
          <table:table-cell office:value-type="string">
            <text:p>eliminate</text:p>
          </table:table-cell>
          <table:table-cell office:value-type="string">
            <text:p>the tax deduct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werball winners would have paid $ 17.7 million more in taxes if they won after a dive over the \"fiscal cliff \" : http ://t.co/YHkJK1if .</text:p>
          </table:table-cell>
          <table:table-cell office:value-type="string">
            <text:p>powerball winners</text:p>
          </table:table-cell>
          <table:table-cell office:value-type="string">
            <text:p>pay</text:p>
          </table:table-cell>
          <table:table-cell office:value-type="string">
            <text:p>$ # # mor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werball winners would have paid $ 17.7 million more in taxes if they won after a dive over the \"fiscal cliff \" : http ://t.co/YHkJK1if .</text:p>
          </table:table-cell>
          <table:table-cell office:value-type="string">
            <text:p>they</text:p>
          </table:table-cell>
          <table:table-cell office:value-type="string">
            <text:p>win after</text:p>
          </table:table-cell>
          <table:table-cell office:value-type="string">
            <text:p>a div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werball winners would have paid $ 17.7 million more in taxes if they won after a dive over the \"fiscal cliff \" : http ://t.co/YHkJK1if .</text:p>
          </table:table-cell>
          <table:table-cell office:value-type="string">
            <text:p>the \"fiscal cliff</text:p>
          </table:table-cell>
          <table:table-cell office:value-type="string">
            <text:p>http</text:p>
          </table:table-cell>
          <table:table-cell office:value-type="string">
            <text:p>://t.co/yhkjk1if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U.N. General Assembly voted by a more than two-thirds majority to upgrade Palestine to a \"nonmember observer state \ " http ://t.co/kteO6oIF.</text:p>
          </table:table-cell>
          <table:table-cell office:value-type="string">
            <text:p>the u.n. general assembly</text:p>
          </table:table-cell>
          <table:table-cell office:value-type="string">
            <text:p>vote by</text:p>
          </table:table-cell>
          <table:table-cell office:value-type="string">
            <text:p>a mor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OTOS : Images from NASA 's Cassini orbiter reveal monster storm raging on Saturn : http ://t.co/LS6dlDJf .</text:p>
          </table:table-cell>
          <table:table-cell office:value-type="string">
            <text:p>nasa 's cassini orbiter</text:p>
          </table:table-cell>
          <table:table-cell office:value-type="string">
            <text:p>reveal</text:p>
          </table:table-cell>
          <table:table-cell office:value-type="string">
            <text:p>monster storm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YahooNewsUK: #leveson proposing 'independent regulation of the press , organised by the press ' as 'the public would n't accept any less '.. Watch out later for Yahoo!</text:p>
          </table:table-cell>
          <table:table-cell office:value-type="string">
            <text:p>public</text:p>
          </table:table-cell>
          <table:table-cell office:value-type="string">
            <text:p>accept</text:p>
          </table:table-cell>
          <table:table-cell office:value-type="string">
            <text:p>any les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YahooNewsUK: #leveson proposing 'independent regulation of the press , organised by the press ' as 'the public would n't accept any less '.. Watch out later for Yahoo!</text:p>
          </table:table-cell>
          <table:table-cell office:value-type="string">
            <text:p>any less</text:p>
          </table:table-cell>
          <table:table-cell office:value-type="string">
            <text:p>watch out for</text:p>
          </table:table-cell>
          <table:table-cell office:value-type="string">
            <text:p>yahoo!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s tweeting live from inside the #leveson announcement : @ChrisParsons274 will be giving live updates &amp;amp; reaction .</text:p>
          </table:table-cell>
          <table:table-cell office:value-type="string">
            <text:p>#</text:p>
          </table:table-cell>
          <table:table-cell office:value-type="string">
            <text:p>give</text:p>
          </table:table-cell>
          <table:table-cell office:value-type="string">
            <text:p>live updat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K Leveson inquiry calls for press law after hacking scandal : http ://t.co/rEf9CIHw .</text:p>
          </table:table-cell>
          <table:table-cell office:value-type="string">
            <text:p>uk leveson inquiry</text:p>
          </table:table-cell>
          <table:table-cell office:value-type="string">
            <text:p>call for</text:p>
          </table:table-cell>
          <table:table-cell office:value-type="string">
            <text:p>press law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wo winning tickets were sold in the record Powerball jackpot , officials say .</text:p>
          </table:table-cell>
          <table:table-cell office:value-type="string">
            <text:p># winning tickets</text:p>
          </table:table-cell>
          <table:table-cell office:value-type="string">
            <text:p>sell in</text:p>
          </table:table-cell>
          <table:table-cell office:value-type="string">
            <text:p>the record powerball jackpo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t bills passed in two states , but that does n't mean students will be able to light up on campus : http ://t.co/Urebzwg6 .</text:p>
          </table:table-cell>
          <table:table-cell office:value-type="string">
            <text:p># states</text:p>
          </table:table-cell>
          <table:table-cell office:value-type="string">
            <text:p>mean</text:p>
          </table:table-cell>
          <table:table-cell office:value-type="string">
            <text:p>student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s Apple right to fire the manager who oversaw its new iPhone Maps application , or was the punishment too severe ?</text:p>
          </table:table-cell>
          <table:table-cell office:value-type="string">
            <text:p>the manager</text:p>
          </table:table-cell>
          <table:table-cell office:value-type="string">
            <text:p>oversee</text:p>
          </table:table-cell>
          <table:table-cell office:value-type="string">
            <text:p>its new iphone maps applica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s Apple right to fire the manager who oversaw its new iPhone Maps application , or was the punishment too severe ?</text:p>
          </table:table-cell>
          <table:table-cell office:value-type="string">
            <text:p>its new iphone maps application</text:p>
          </table:table-cell>
          <table:table-cell office:value-type="string">
            <text:p>be</text:p>
          </table:table-cell>
          <table:table-cell office:value-type="string">
            <text:p>the punishmen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y the fiscal cliff is like getting a huge paycheck cut : http ://t.co/czXGpLf0 .</text:p>
          </table:table-cell>
          <table:table-cell office:value-type="string">
            <text:p>the fiscal cliff</text:p>
          </table:table-cell>
          <table:table-cell office:value-type="string">
            <text:p>be like get</text:p>
          </table:table-cell>
          <table:table-cell office:value-type="string">
            <text:p>a huge paycheck cu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OTOS : Hawaiian lava flow creates a rare , spectacular sight : http ://t.co/1B7JEgag .</text:p>
          </table:table-cell>
          <table:table-cell office:value-type="string">
            <text:p>hawaiian lava flow</text:p>
          </table:table-cell>
          <table:table-cell office:value-type="string">
            <text:p>create</text:p>
          </table:table-cell>
          <table:table-cell office:value-type="string">
            <text:p>a rare , spectacular sigh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over Norquist says his no new taxes pledge is as relevant as ever : http ://t.co/SS4cX2YA.</text:p>
          </table:table-cell>
          <table:table-cell office:value-type="string">
            <text:p>grover norquist</text:p>
          </table:table-cell>
          <table:table-cell office:value-type="string">
            <text:p>say</text:p>
          </table:table-cell>
          <table:table-cell office:value-type="string">
            <text:p>his no new taxes pledg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efore you win the lottery , take in the wisdom and follies of previous winners : http ://t.co/yW1gbvXl .</text:p>
          </table:table-cell>
          <table:table-cell office:value-type="string">
            <text:p>you</text:p>
          </table:table-cell>
          <table:table-cell office:value-type="string">
            <text:p>win</text:p>
          </table:table-cell>
          <table:table-cell office:value-type="string">
            <text:p>the lotte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efore you win the lottery , take in the wisdom and follies of previous winners : http ://t.co/yW1gbvXl .</text:p>
          </table:table-cell>
          <table:table-cell office:value-type="string">
            <text:p>you</text:p>
          </table:table-cell>
          <table:table-cell office:value-type="string">
            <text:p>take in</text:p>
          </table:table-cell>
          <table:table-cell office:value-type="string">
            <text:p>the wisdom and follies of previous winn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tto officials expect to sell 105,000 tickets a min .</text:p>
          </table:table-cell>
          <table:table-cell office:value-type="string">
            <text:p>lotto officials</text:p>
          </table:table-cell>
          <table:table-cell office:value-type="string">
            <text:p>expect to sell</text:p>
          </table:table-cell>
          <table:table-cell office:value-type="string">
            <text:p># ticke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lice in Bangladesh arrest 3 supervisors at factory where fire killed more than 100 people .</text:p>
          </table:table-cell>
          <table:table-cell office:value-type="string">
            <text:p>fire</text:p>
          </table:table-cell>
          <table:table-cell office:value-type="string">
            <text:p>kill more than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ur female service members file lawsuit challenging Pentagon 's ban on women serving in combat : http ://t.co/TdbezCpP.</text:p>
          </table:table-cell>
          <table:table-cell office:value-type="string">
            <text:p># female service members</text:p>
          </table:table-cell>
          <table:table-cell office:value-type="string">
            <text:p>file</text:p>
          </table:table-cell>
          <table:table-cell office:value-type="string">
            <text:p>lawsui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ssing moon rocks from Apollo 11 voyage found in Minnesota storage area : http ://t.co/EnLZAovM.</text:p>
          </table:table-cell>
          <table:table-cell office:value-type="string">
            <text:p>apollo # voyage</text:p>
          </table:table-cell>
          <table:table-cell office:value-type="string">
            <text:p>find in</text:p>
          </table:table-cell>
          <table:table-cell office:value-type="string">
            <text:p>minnesota storage are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WH said Tuesday that Republicans have an ‘obsession ’ with Amb .</text:p>
          </table:table-cell>
          <table:table-cell office:value-type="string">
            <text:p>the wh</text:p>
          </table:table-cell>
          <table:table-cell office:value-type="string">
            <text:p>say</text:p>
          </table:table-cell>
          <table:table-cell office:value-type="string">
            <text:p>tuesda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WH said Tuesday that Republicans have an ‘obsession ’ with Amb .</text:p>
          </table:table-cell>
          <table:table-cell office:value-type="string">
            <text:p>republicans</text:p>
          </table:table-cell>
          <table:table-cell office:value-type="string">
            <text:p>have</text:p>
          </table:table-cell>
          <table:table-cell office:value-type="string">
            <text:p>an ‘obsession ’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gree , or is the GOP being diligent ?</text:p>
          </table:table-cell>
          <table:table-cell office:value-type="string">
            <text:p>agree</text:p>
          </table:table-cell>
          <table:table-cell office:value-type="string">
            <text:p>be</text:p>
          </table:table-cell>
          <table:table-cell office:value-type="string">
            <text:p>the go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OTOS : Scientist captures stunning images of rolling blue 'waves ' in Antarctica : http ://t.co/3m9ssD5t .</text:p>
          </table:table-cell>
          <table:table-cell office:value-type="string">
            <text:p>scientist</text:p>
          </table:table-cell>
          <table:table-cell office:value-type="string">
            <text:p>capture</text:p>
          </table:table-cell>
          <table:table-cell office:value-type="string">
            <text:p>stunning imag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om Jeff Greenfield : Lincoln had it tough , but one thing he did n't have to contend with -- modern media : http ://t.co/FwchVOtN.</text:p>
          </table:table-cell>
          <table:table-cell office:value-type="string">
            <text:p>lincoln</text:p>
          </table:table-cell>
          <table:table-cell office:value-type="string">
            <text:p>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atellite photo shows increased activity at North Korean launch site : http ://t.co/1q34E00k .</text:p>
          </table:table-cell>
          <table:table-cell office:value-type="string">
            <text:p>satellite photo</text:p>
          </table:table-cell>
          <table:table-cell office:value-type="string">
            <text:p>show increase</text:p>
          </table:table-cell>
          <table:table-cell office:value-type="string">
            <text:p>activit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vember consumer confidence hits more than four-year high : http ://t.co/BsTQc6NM.</text:p>
          </table:table-cell>
          <table:table-cell office:value-type="string">
            <text:p>november consumer confidence</text:p>
          </table:table-cell>
          <table:table-cell office:value-type="string">
            <text:p>hit more than</text:p>
          </table:table-cell>
          <table:table-cell office:value-type="string">
            <text:p>four-year high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xican beauty queen killed in shootout between soldiers and alleged drug traffickers .</text:p>
          </table:table-cell>
          <table:table-cell office:value-type="string">
            <text:p>mexican beauty queen</text:p>
          </table:table-cell>
          <table:table-cell office:value-type="string">
            <text:p>kill in</text:p>
          </table:table-cell>
          <table:table-cell office:value-type="string">
            <text:p>shootou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theft of $ 1,800 from a food-truck operator in Oregon prompted a surprisingly generous community response : http ://t.co/gIZhp9uG.</text:p>
          </table:table-cell>
          <table:table-cell office:value-type="string">
            <text:p>oregon</text:p>
          </table:table-cell>
          <table:table-cell office:value-type="string">
            <text:p>prompt</text:p>
          </table:table-cell>
          <table:table-cell office:value-type="string">
            <text:p>a surprisingly generous community respons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photo said to be of the iceberg struck by the Titanic will be sold at auction : http ://t.co/XoF5nGA7 .</text:p>
          </table:table-cell>
          <table:table-cell office:value-type="string">
            <text:p>a photo</text:p>
          </table:table-cell>
          <table:table-cell office:value-type="string">
            <text:p>say to be of</text:p>
          </table:table-cell>
          <table:table-cell office:value-type="string">
            <text:p>the iceber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photo said to be of the iceberg struck by the Titanic will be sold at auction : http ://t.co/XoF5nGA7 .</text:p>
          </table:table-cell>
          <table:table-cell office:value-type="string">
            <text:p>the titanic</text:p>
          </table:table-cell>
          <table:table-cell office:value-type="string">
            <text:p>sell at</text:p>
          </table:table-cell>
          <table:table-cell office:value-type="string">
            <text:p>auct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governors of NY and NJ estimate they 'll need at least $ 71.3 billion to recover from Superstorm Sandy .</text:p>
          </table:table-cell>
          <table:table-cell office:value-type="string">
            <text:p>the governors of ny and nj</text:p>
          </table:table-cell>
          <table:table-cell office:value-type="string">
            <text:p>estimate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governors of NY and NJ estimate they 'll need at least $ 71.3 billion to recover from Superstorm Sandy .</text:p>
          </table:table-cell>
          <table:table-cell office:value-type="string">
            <text:p>they</text:p>
          </table:table-cell>
          <table:table-cell office:value-type="string">
            <text:p>need at</text:p>
          </table:table-cell>
          <table:table-cell office:value-type="string">
            <text:p>least $ # 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oseph Murray , who performed first successful kidney transplant , dies at 93 : http ://t.co/4dSGU5ZW.</text:p>
          </table:table-cell>
          <table:table-cell office:value-type="string">
            <text:p>joseph murray</text:p>
          </table:table-cell>
          <table:table-cell office:value-type="string">
            <text:p>perform</text:p>
          </table:table-cell>
          <table:table-cell office:value-type="string">
            <text:p>successful kidney transpla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oseph Murray , who performed first successful kidney transplant , dies at 93 : http ://t.co/4dSGU5ZW.</text:p>
          </table:table-cell>
          <table:table-cell office:value-type="string">
            <text:p>joseph murray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DA flexes its new muscles , halts operations at peanut butter plant amid crackdown on salmonella poisoning : http ://t.co/Zjbajame .</text:p>
          </table:table-cell>
          <table:table-cell office:value-type="string">
            <text:p>fda</text:p>
          </table:table-cell>
          <table:table-cell office:value-type="string">
            <text:p>flex</text:p>
          </table:table-cell>
          <table:table-cell office:value-type="string">
            <text:p>its new muscl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ederal authorities have shut down more than 130 websites selling counterfeit goods on #CyberMonday : http ://t.co/FDfMpNw9 .</text:p>
          </table:table-cell>
          <table:table-cell office:value-type="string">
            <text:p>federal authorities</text:p>
          </table:table-cell>
          <table:table-cell office:value-type="string">
            <text:p>shut down</text:p>
          </table:table-cell>
          <table:table-cell office:value-type="string">
            <text:p>more than # websit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drew W.K. wo n't be heading to Bahrain to spread his party-for-peace message as a U.S. Cultural Ambassador after all :\nhttp ://t.co/ILD5xVKt .</text:p>
          </table:table-cell>
          <table:table-cell office:value-type="string">
            <text:p>andrew w.k.</text:p>
          </table:table-cell>
          <table:table-cell office:value-type="string">
            <text:p>head to</text:p>
          </table:table-cell>
          <table:table-cell office:value-type="string">
            <text:p>bahrai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black-and-white photo of the iceberg that sank the Titanic up for sale : http ://t.co/SDO5qw5p .</text:p>
          </table:table-cell>
          <table:table-cell office:value-type="string">
            <text:p>a black-and-white photo of the iceberg</text:p>
          </table:table-cell>
          <table:table-cell office:value-type="string">
            <text:p>sink</text:p>
          </table:table-cell>
          <table:table-cell office:value-type="string">
            <text:p>the titanic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care challenge : the Supreme Court said Liberty University can get a second hearing on birth control mandate\nhttp ://t.co/ZRIRZqJB.</text:p>
          </table:table-cell>
          <table:table-cell office:value-type="string">
            <text:p>the supreme court</text:p>
          </table:table-cell>
          <table:table-cell office:value-type="string">
            <text:p>say</text:p>
          </table:table-cell>
          <table:table-cell office:value-type="string">
            <text:p>liberty universit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care challenge : the Supreme Court said Liberty University can get a second hearing on birth control mandate\nhttp ://t.co/ZRIRZqJB.</text:p>
          </table:table-cell>
          <table:table-cell office:value-type="string">
            <text:p>liberty university</text:p>
          </table:table-cell>
          <table:table-cell office:value-type="string">
            <text:p>get hearing on</text:p>
          </table:table-cell>
          <table:table-cell office:value-type="string">
            <text:p>birth control mandate\nhtt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picks SEC commissioner to take over as chair of agency ; current chief to step down soon \nhttp ://t.co/2YiZhZkF .</text:p>
          </table:table-cell>
          <table:table-cell office:value-type="string">
            <text:p>obama</text:p>
          </table:table-cell>
          <table:table-cell office:value-type="string">
            <text:p>pick</text:p>
          </table:table-cell>
          <table:table-cell office:value-type="string">
            <text:p>sec commission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OTOS : Thailand marks the annual Monkey Festival Buffet : http ://t.co/uqEsaXDA.</text:p>
          </table:table-cell>
          <table:table-cell office:value-type="string">
            <text:p>thailand</text:p>
          </table:table-cell>
          <table:table-cell office:value-type="string">
            <text:p>mark</text:p>
          </table:table-cell>
          <table:table-cell office:value-type="string">
            <text:p>the annual monkey festival buffe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publican Rep. Shelley Moore Capito set to announce 2014 candidacy for U.S. Senate , puts Rockefeller on notice \nhttp ://t.co/6S6Fi1Gb .</text:p>
          </table:table-cell>
          <table:table-cell office:value-type="string">
            <text:p>republican rep. shelley moore capito</text:p>
          </table:table-cell>
          <table:table-cell office:value-type="string">
            <text:p>set to announce</text:p>
          </table:table-cell>
          <table:table-cell office:value-type="string">
            <text:p># candidac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publican Rep. Shelley Moore Capito set to announce 2014 candidacy for U.S. Senate , puts Rockefeller on notice \nhttp ://t.co/6S6Fi1Gb .</text:p>
          </table:table-cell>
          <table:table-cell office:value-type="string">
            <text:p># candidacy</text:p>
          </table:table-cell>
          <table:table-cell office:value-type="string">
            <text:p>put</text:p>
          </table:table-cell>
          <table:table-cell office:value-type="string">
            <text:p>rockefell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over Norquist : No one in GOP is actually caving in on no-raising-taxes pledge , despite apparent cooperation\nhttp ://t.co/Y2hMjdPp .</text:p>
          </table:table-cell>
          <table:table-cell office:value-type="string">
            <text:p>gop</text:p>
          </table:table-cell>
          <table:table-cell office:value-type="string">
            <text:p>cave in on</text:p>
          </table:table-cell>
          <table:table-cell office:value-type="string">
            <text:p>no-raising-taxes pledg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 confidential police information was found in shredded confetti that rained down during Macy 's T'giving parade ?</text:p>
          </table:table-cell>
          <table:table-cell office:value-type="string">
            <text:p>shredded confetti</text:p>
          </table:table-cell>
          <table:table-cell office:value-type="string">
            <text:p>rain during</text:p>
          </table:table-cell>
          <table:table-cell office:value-type="string">
            <text:p>macy 's t'giving parad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website promises to match you with a date -- from your political party .</text:p>
          </table:table-cell>
          <table:table-cell office:value-type="string">
            <text:p>a website</text:p>
          </table:table-cell>
          <table:table-cell office:value-type="string">
            <text:p>promise to match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uld you date someone with different views ?</text:p>
          </table:table-cell>
          <table:table-cell office:value-type="string">
            <text:p>you</text:p>
          </table:table-cell>
          <table:table-cell office:value-type="string">
            <text:p>date someone with</text:p>
          </table:table-cell>
          <table:table-cell office:value-type="string">
            <text:p>different view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ident Obama prepares for cabinet shuffle : http ://t.co/uXEV6S9v.</text:p>
          </table:table-cell>
          <table:table-cell office:value-type="string">
            <text:p>president obama</text:p>
          </table:table-cell>
          <table:table-cell office:value-type="string">
            <text:p>prepare for</text:p>
          </table:table-cell>
          <table:table-cell office:value-type="string">
            <text:p>cabinet shuffl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th the looming \"fiscal cliff , \" some Republicans are ready to say \"no \ " to Grover Norquist : http ://t.co/99cy79Km .</text:p>
          </table:table-cell>
          <table:table-cell office:value-type="string">
            <text:p>some republicans</text:p>
          </table:table-cell>
          <table:table-cell office:value-type="string">
            <text:p>be ready to say</text:p>
          </table:table-cell>
          <table:table-cell office:value-type="string">
            <text:p>\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standoff in Egypt poses one of the hardest tests for the nation 's liberal opposition since Hosni Mubarak 's ouster : http ://t.co/Zqw4r8h5 .</text:p>
          </table:table-cell>
          <table:table-cell office:value-type="string">
            <text:p>egypt</text:p>
          </table:table-cell>
          <table:table-cell office:value-type="string">
            <text:p>pose one of</text:p>
          </table:table-cell>
          <table:table-cell office:value-type="string">
            <text:p>the hardest test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ople who died in the Bangladesh factory fire were working overtime making clothes for U.S. retailers , a group says : http ://t.co/phnjoqgD.</text:p>
          </table:table-cell>
          <table:table-cell office:value-type="string">
            <text:p>people</text:p>
          </table:table-cell>
          <table:table-cell office:value-type="string">
            <text:p>die in</text:p>
          </table:table-cell>
          <table:table-cell office:value-type="string">
            <text:p>the bangladesh factory fir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ople who died in the Bangladesh factory fire were working overtime making clothes for U.S. retailers , a group says : http ://t.co/phnjoqgD.</text:p>
          </table:table-cell>
          <table:table-cell office:value-type="string">
            <text:p>the bangladesh factory fire</text:p>
          </table:table-cell>
          <table:table-cell office:value-type="string">
            <text:p>work make</text:p>
          </table:table-cell>
          <table:table-cell office:value-type="string">
            <text:p>cloth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lmart dies after an altercation with two store employees and a security guard : http ://t.co/PWFaEQOu .</text:p>
          </table:table-cell>
          <table:table-cell office:value-type="string">
            <text:p>walmart</text:p>
          </table:table-cell>
          <table:table-cell office:value-type="string">
            <text:p>die after</text:p>
          </table:table-cell>
          <table:table-cell office:value-type="string">
            <text:p>an alterca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/>Kill list ' will soon have formal rules : Obama reportedly did n't want to leave Romney a blank slate http ://t.co/WI3qlxjV.</text:p>
          </table:table-cell>
          <table:table-cell office:value-type="string">
            <text:p><text:s/>kill list '</text:p>
          </table:table-cell>
          <table:table-cell office:value-type="string">
            <text:p>have</text:p>
          </table:table-cell>
          <table:table-cell office:value-type="string">
            <text:p>formal rul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/>Kill list ' will soon have formal rules : Obama reportedly did n't want to leave Romney a blank slate http ://t.co/WI3qlxjV.</text:p>
          </table:table-cell>
          <table:table-cell office:value-type="string">
            <text:p>obama</text:p>
          </table:table-cell>
          <table:table-cell office:value-type="string">
            <text:p>want to leave</text:p>
          </table:table-cell>
          <table:table-cell office:value-type="string">
            <text:p>romne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ke IDs and then some : Feds say teacher test-taking fraud went on for 15 years in three states http ://t.co/JcAAuMqc .</text:p>
          </table:table-cell>
          <table:table-cell office:value-type="string">
            <text:p>feds</text:p>
          </table:table-cell>
          <table:table-cell office:value-type="string">
            <text:p>say</text:p>
          </table:table-cell>
          <table:table-cell office:value-type="string">
            <text:p>teacher test-taking fraud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ke IDs and then some : Feds say teacher test-taking fraud went on for 15 years in three states http ://t.co/JcAAuMqc .</text:p>
          </table:table-cell>
          <table:table-cell office:value-type="string">
            <text:p>teacher test-taking fraud</text:p>
          </table:table-cell>
          <table:table-cell office:value-type="string">
            <text:p>go on for</text:p>
          </table:table-cell>
          <table:table-cell office:value-type="string">
            <text:p># yea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lack Friday in-store sales slip as shoppers opt for Thursday \"doorbusters , \" online deals : http ://t.co/ezHYxsmH.</text:p>
          </table:table-cell>
          <table:table-cell office:value-type="string">
            <text:p>shoppers</text:p>
          </table:table-cell>
          <table:table-cell office:value-type="string">
            <text:p>opt for</text:p>
          </table:table-cell>
          <table:table-cell office:value-type="string">
            <text:p>thursday \"doorbust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fficials search for answers after at least 112 are killed in Bangladesh garment factory fire : http ://t.co/9elEAlfx .</text:p>
          </table:table-cell>
          <table:table-cell office:value-type="string">
            <text:p>answers</text:p>
          </table:table-cell>
          <table:table-cell office:value-type="string">
            <text:p>kill in</text:p>
          </table:table-cell>
          <table:table-cell office:value-type="string">
            <text:p>bangladesh garment factory fir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political mystery : why do male voters play a crucial role in the gender gap ? http ://t.co/jfPOLcvC.</text:p>
          </table:table-cell>
          <table:table-cell office:value-type="string">
            <text:p>a political mystery</text:p>
          </table:table-cell>
          <table:table-cell office:value-type="string">
            <text:p>do</text:p>
          </table:table-cell>
          <table:table-cell office:value-type="string">
            <text:p>male voter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political mystery : why do male voters play a crucial role in the gender gap ? http ://t.co/jfPOLcvC.</text:p>
          </table:table-cell>
          <table:table-cell office:value-type="string">
            <text:p>male voters</text:p>
          </table:table-cell>
          <table:table-cell office:value-type="string">
            <text:p>play role in</text:p>
          </table:table-cell>
          <table:table-cell office:value-type="string">
            <text:p>the gender gap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 Zealand director Peter Jackson’s movie-making empire inspires plenty of awe , and occasional disappointment : http ://t.co/wF8lGdWD.</text:p>
          </table:table-cell>
          <table:table-cell office:value-type="string">
            <text:p>new zealand director peter jackson’s movie-making empire</text:p>
          </table:table-cell>
          <table:table-cell office:value-type="string">
            <text:p>inspire</text:p>
          </table:table-cell>
          <table:table-cell office:value-type="string">
            <text:p>plenty of aw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rtisan budget battles could delay long-awaited immigration legislation : http ://t.co/St3iALYu .</text:p>
          </table:table-cell>
          <table:table-cell office:value-type="string">
            <text:p>partisan budget battles</text:p>
          </table:table-cell>
          <table:table-cell office:value-type="string">
            <text:p>delay</text:p>
          </table:table-cell>
          <table:table-cell office:value-type="string">
            <text:p>long-awaited immigration legisla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Chinese company believes it can build the world 's tallest skyscraper in 90 days : http ://t.co/Sebcsb08 .</text:p>
          </table:table-cell>
          <table:table-cell office:value-type="string">
            <text:p>a chinese company</text:p>
          </table:table-cell>
          <table:table-cell office:value-type="string">
            <text:p>believ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Chinese company believes it can build the world 's tallest skyscraper in 90 days : http ://t.co/Sebcsb08 .</text:p>
          </table:table-cell>
          <table:table-cell office:value-type="string">
            <text:p>it</text:p>
          </table:table-cell>
          <table:table-cell office:value-type="string">
            <text:p>build</text:p>
          </table:table-cell>
          <table:table-cell office:value-type="string">
            <text:p>the world 's tallest skyscrap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a bid to show support for small businesses , @barackobama takes his daughters on an early holiday shopping : http ://t.co/t3CVcUbu .</text:p>
          </table:table-cell>
          <table:table-cell office:value-type="string">
            <text:p>@barackobama</text:p>
          </table:table-cell>
          <table:table-cell office:value-type="string">
            <text:p>take daughter on</text:p>
          </table:table-cell>
          <table:table-cell office:value-type="string">
            <text:p>an early holiday shopping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Calif . man who was shot in the head makes a miraculous recovery : http ://t.co/wMrUr0cE.</text:p>
          </table:table-cell>
          <table:table-cell office:value-type="string">
            <text:p>man</text:p>
          </table:table-cell>
          <table:table-cell office:value-type="string">
            <text:p>shoot in</text:p>
          </table:table-cell>
          <table:table-cell office:value-type="string">
            <text:p>the hea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Calif . man who was shot in the head makes a miraculous recovery : http ://t.co/wMrUr0cE.</text:p>
          </table:table-cell>
          <table:table-cell office:value-type="string">
            <text:p>the head</text:p>
          </table:table-cell>
          <table:table-cell office:value-type="string">
            <text:p>make</text:p>
          </table:table-cell>
          <table:table-cell office:value-type="string">
            <text:p>a miraculous recover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monstrators gather every weekday to needle Wisconsin 's governor over his collective-bargaining law : http ://t.co/4wWyUCAj .</text:p>
          </table:table-cell>
          <table:table-cell office:value-type="string">
            <text:p>demonstrators</text:p>
          </table:table-cell>
          <table:table-cell office:value-type="string">
            <text:p>gather</text:p>
          </table:table-cell>
          <table:table-cell office:value-type="string">
            <text:p>every weekda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ot in the head and given little chance of survival , Benjamin Pessah nonetheless awoke from an almost month-long coma : http ://t.co/sIxarCGG.</text:p>
          </table:table-cell>
          <table:table-cell office:value-type="string">
            <text:p>benjamin pessah</text:p>
          </table:table-cell>
          <table:table-cell office:value-type="string">
            <text:p>awake from</text:p>
          </table:table-cell>
          <table:table-cell office:value-type="string">
            <text:p>an almost month-long com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en Kalina’s documentary ‘Shored Up’ was nearly complete when Sandy added muscle to the film’s storyline : http ://t.co/2ooEMeqf .</text:p>
          </table:table-cell>
          <table:table-cell office:value-type="string">
            <text:p>sandy</text:p>
          </table:table-cell>
          <table:table-cell office:value-type="string">
            <text:p>add muscle to</text:p>
          </table:table-cell>
          <table:table-cell office:value-type="string">
            <text:p>the film’s storylin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. Saxby Chambliss joins a small but growing group of GOP lawmakers breaking the ‘taxpayer protection pledge’ : http ://t.co/kDxRq9MI .</text:p>
          </table:table-cell>
          <table:table-cell office:value-type="string">
            <text:p>sen. saxby chambliss</text:p>
          </table:table-cell>
          <table:table-cell office:value-type="string">
            <text:p>join</text:p>
          </table:table-cell>
          <table:table-cell office:value-type="string">
            <text:p>a small but growing group of gop lawmak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usan Rice , U.S. ambassador to the UN , battles critics over style , substance , and perceptions : http ://t.co/x0z9xKJv.</text:p>
          </table:table-cell>
          <table:table-cell office:value-type="string">
            <text:p>u.s. ambassador</text:p>
          </table:table-cell>
          <table:table-cell office:value-type="string">
            <text:p>battle</text:p>
          </table:table-cell>
          <table:table-cell office:value-type="string">
            <text:p>critic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NEWS : \" Dallas \ " star Larry Hagman is dead at 81 , the Dallas Morning News reports : http ://t.co/89RM3UF7 .</text:p>
          </table:table-cell>
          <table:table-cell office:value-type="string">
            <text:p>star larry hagman</text:p>
          </table:table-cell>
          <table:table-cell office:value-type="string">
            <text:p>be dead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Yahoo : Hector \" Macho\ " Camacho 's mother says the boxer will be taken off life support on Saturday : http ://t.co/GfZHRznd .</text:p>
          </table:table-cell>
          <table:table-cell office:value-type="string">
            <text:p>camacho 's mother</text:p>
          </table:table-cell>
          <table:table-cell office:value-type="string">
            <text:p>say</text:p>
          </table:table-cell>
          <table:table-cell office:value-type="string">
            <text:p>the boxer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Yahoo : Hector \" Macho\ " Camacho 's mother says the boxer will be taken off life support on Saturday : http ://t.co/GfZHRznd .</text:p>
          </table:table-cell>
          <table:table-cell office:value-type="string">
            <text:p>the boxer</text:p>
          </table:table-cell>
          <table:table-cell office:value-type="string">
            <text:p>take off</text:p>
          </table:table-cell>
          <table:table-cell office:value-type="string">
            <text:p>life suppor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fficials say at least 18 victims were transported to local hospitals after a gas explosion in Springfield , Mass. : http ://t.co/AiZWYTMw .</text:p>
          </table:table-cell>
          <table:table-cell office:value-type="string">
            <text:p>officials</text:p>
          </table:table-cell>
          <table:table-cell office:value-type="string">
            <text:p>say at</text:p>
          </table:table-cell>
          <table:table-cell office:value-type="string">
            <text:p>least # victim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fficials say at least 18 victims were transported to local hospitals after a gas explosion in Springfield , Mass. : http ://t.co/AiZWYTMw .</text:p>
          </table:table-cell>
          <table:table-cell office:value-type="string">
            <text:p>officials</text:p>
          </table:table-cell>
          <table:table-cell office:value-type="string">
            <text:p>transport to</text:p>
          </table:table-cell>
          <table:table-cell office:value-type="string">
            <text:p>local hospital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 explosion triggered by a gas leak damages a building in downtown Springfield , Mass. , and injures at least eight : http ://t.co/L9Hd1ran .</text:p>
          </table:table-cell>
          <table:table-cell office:value-type="string">
            <text:p>an explosion</text:p>
          </table:table-cell>
          <table:table-cell office:value-type="string">
            <text:p>trigger by</text:p>
          </table:table-cell>
          <table:table-cell office:value-type="string">
            <text:p>a gas lea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 explosion triggered by a gas leak damages a building in downtown Springfield , Mass. , and injures at least eight : http ://t.co/L9Hd1ran .</text:p>
          </table:table-cell>
          <table:table-cell office:value-type="string">
            <text:p>a gas leak</text:p>
          </table:table-cell>
          <table:table-cell office:value-type="string">
            <text:p>damage building in</text:p>
          </table:table-cell>
          <table:table-cell office:value-type="string">
            <text:p>downtown springfield , mass. , and injur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Palestinian United Nations observer calls the situation in Gaza \"extremely fragile \ " despite a truce : http ://t.co/LDCJEsie .</text:p>
          </table:table-cell>
          <table:table-cell office:value-type="string">
            <text:p>a palestinian united nations observer</text:p>
          </table:table-cell>
          <table:table-cell office:value-type="string">
            <text:p>call situation in</text:p>
          </table:table-cell>
          <table:table-cell office:value-type="string">
            <text:p>gaza \"extremely fragile \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Yahoo : Clashes erupt across Egypt over Islamist president Morsi 's seizing of sweeping , new powers .</text:p>
          </table:table-cell>
          <table:table-cell office:value-type="string">
            <text:p>clashes</text:p>
          </table:table-cell>
          <table:table-cell office:value-type="string">
            <text:p>erupt across</text:p>
          </table:table-cell>
          <table:table-cell office:value-type="string">
            <text:p>egyp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ocks close up higher in an abbreviated session this afternoon , so people must be doing a lot of shopping w/confidence\nhttp ://t.co/gZ3Oveqe .</text:p>
          </table:table-cell>
          <table:table-cell office:value-type="string">
            <text:p>people</text:p>
          </table:table-cell>
          <table:table-cell office:value-type="string">
            <text:p>do lot of</text:p>
          </table:table-cell>
          <table:table-cell office:value-type="string">
            <text:p>shopping w/confidence\nhttp ://t.co/gz3oveq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YahooTicket : # Black Friday politics : Do some stores lean Democratic or Republican ? http ://t.co/vdZR42Ps .</text:p>
          </table:table-cell>
          <table:table-cell office:value-type="string">
            <text:p># black friday politics</text:p>
          </table:table-cell>
          <table:table-cell office:value-type="string">
            <text:p>do</text:p>
          </table:table-cell>
          <table:table-cell office:value-type="string">
            <text:p>some stores lean democratic or republica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Qatar man suffered from new virus , lab says : http ://t.co/Rt9iz7VY .</text:p>
          </table:table-cell>
          <table:table-cell office:value-type="string">
            <text:p>qatar man</text:p>
          </table:table-cell>
          <table:table-cell office:value-type="string">
            <text:p>suffer from</text:p>
          </table:table-cell>
          <table:table-cell office:value-type="string">
            <text:p>new viru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post office will begin testing same-day delivery for online shoppers who want instant gratification : http ://t.co/TpGgYkHu .</text:p>
          </table:table-cell>
          <table:table-cell office:value-type="string">
            <text:p>the post office</text:p>
          </table:table-cell>
          <table:table-cell office:value-type="string">
            <text:p>begin test</text:p>
          </table:table-cell>
          <table:table-cell office:value-type="string">
            <text:p>same-day delive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post office will begin testing same-day delivery for online shoppers who want instant gratification : http ://t.co/TpGgYkHu .</text:p>
          </table:table-cell>
          <table:table-cell office:value-type="string">
            <text:p>online shoppers</text:p>
          </table:table-cell>
          <table:table-cell office:value-type="string">
            <text:p>want</text:p>
          </table:table-cell>
          <table:table-cell office:value-type="string">
            <text:p>instant gratifica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ndication for a Detroit man accused of murder at age 14 : http ://t.co/xYGNgVQZ.</text:p>
          </table:table-cell>
          <table:table-cell office:value-type="string">
            <text:p>a detroit man</text:p>
          </table:table-cell>
          <table:table-cell office:value-type="string">
            <text:p>accuse of</text:p>
          </table:table-cell>
          <table:table-cell office:value-type="string">
            <text:p>murd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xican president Felipe Calderon wants to remove \" United States \ " out of his country 's official name : http ://t.co/DH2UjNgH.</text:p>
          </table:table-cell>
          <table:table-cell office:value-type="string">
            <text:p>felipe calderon</text:p>
          </table:table-cell>
          <table:table-cell office:value-type="string">
            <text:p>want to remove</text:p>
          </table:table-cell>
          <table:table-cell office:value-type="string">
            <text:p>\" united stat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ientists say Lonesome George may not be the last giant tortoise of his species after all : http ://t.co/S8tHGONE.</text:p>
          </table:table-cell>
          <table:table-cell office:value-type="string">
            <text:p>scientists</text:p>
          </table:table-cell>
          <table:table-cell office:value-type="string">
            <text:p>say</text:p>
          </table:table-cell>
          <table:table-cell office:value-type="string">
            <text:p>lonesome georg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ientists say Lonesome George may not be the last giant tortoise of his species after all : http ://t.co/S8tHGONE.</text:p>
          </table:table-cell>
          <table:table-cell office:value-type="string">
            <text:p>lonesome george</text:p>
          </table:table-cell>
          <table:table-cell office:value-type="string">
            <text:p>be</text:p>
          </table:table-cell>
          <table:table-cell office:value-type="string">
            <text:p>the last giant tortoise of his speci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complete stranger donates his beloved race car to help save a baby with a rare disease : http ://t.co/o1JhiaPS.</text:p>
          </table:table-cell>
          <table:table-cell office:value-type="string">
            <text:p>a complete stranger</text:p>
          </table:table-cell>
          <table:table-cell office:value-type="string">
            <text:p>donate</text:p>
          </table:table-cell>
          <table:table-cell office:value-type="string">
            <text:p>his beloved race ca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Post Office has a new idea for making money : Same-day delivery : http ://t.co/hqEYujOr .</text:p>
          </table:table-cell>
          <table:table-cell office:value-type="string">
            <text:p>the post office</text:p>
          </table:table-cell>
          <table:table-cell office:value-type="string">
            <text:p>have idea for make</text:p>
          </table:table-cell>
          <table:table-cell office:value-type="string">
            <text:p>mone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very photo has a story : See a selection of our readers ' Thanksgiving photos and read the stories behind them : http ://t.co/wMavk1mr .</text:p>
          </table:table-cell>
          <table:table-cell office:value-type="string">
            <text:p>every photo</text:p>
          </table:table-cell>
          <table:table-cell office:value-type="string">
            <text:p>have</text:p>
          </table:table-cell>
          <table:table-cell office:value-type="string">
            <text:p>a sto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very photo has a story : See a selection of our readers ' Thanksgiving photos and read the stories behind them : http ://t.co/wMavk1mr .</text:p>
          </table:table-cell>
          <table:table-cell office:value-type="string">
            <text:p>a story</text:p>
          </table:table-cell>
          <table:table-cell office:value-type="string">
            <text:p>see selection of</text:p>
          </table:table-cell>
          <table:table-cell office:value-type="string">
            <text:p>our readers ' thanksgiving photo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very photo has a story : See a selection of our readers ' Thanksgiving photos and read the stories behind them : http ://t.co/wMavk1mr .</text:p>
          </table:table-cell>
          <table:table-cell office:value-type="string">
            <text:p>a story</text:p>
          </table:table-cell>
          <table:table-cell office:value-type="string">
            <text:p>read story behind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Egypt 's president grants himself far-reaching powers : http ://t.co/eLwPRG3m .</text:p>
          </table:table-cell>
          <table:table-cell office:value-type="string">
            <text:p>egypt 's president</text:p>
          </table:table-cell>
          <table:table-cell office:value-type="string">
            <text:p>grant</text:p>
          </table:table-cell>
          <table:table-cell office:value-type="string">
            <text:p>himself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.S. troops in Kabul , Afghanistan , celebrate their Thanksgiving with a feast and some football : http ://t.co/zOjUTBsI.</text:p>
          </table:table-cell>
          <table:table-cell office:value-type="string">
            <text:p>kabul</text:p>
          </table:table-cell>
          <table:table-cell office:value-type="string">
            <text:p>celebrate thanksgiving with</text:p>
          </table:table-cell>
          <table:table-cell office:value-type="string">
            <text:p>a feas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’40s-era bride embraced all things turkey , causing feathers to fly on her wedding day : http ://t.co/1hyP6EF3 .</text:p>
          </table:table-cell>
          <table:table-cell office:value-type="string">
            <text:p>a ’40s-era bride</text:p>
          </table:table-cell>
          <table:table-cell office:value-type="string">
            <text:p>embrace</text:p>
          </table:table-cell>
          <table:table-cell office:value-type="string">
            <text:p>all things turke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y U.S. transport experts are thinking ‘extreme’ thoughts : http ://t.co/mRvzFw4b .</text:p>
          </table:table-cell>
          <table:table-cell office:value-type="string">
            <text:p>u.s. transport experts</text:p>
          </table:table-cell>
          <table:table-cell office:value-type="string">
            <text:p>think</text:p>
          </table:table-cell>
          <table:table-cell office:value-type="string">
            <text:p>‘extreme’ though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ternal emails reveal details on bin Laden 's secretive burial : http ://t.co/CjaGdfv2 .</text:p>
          </table:table-cell>
          <table:table-cell office:value-type="string">
            <text:p>internal emails</text:p>
          </table:table-cell>
          <table:table-cell office:value-type="string">
            <text:p>reveal detail on</text:p>
          </table:table-cell>
          <table:table-cell office:value-type="string">
            <text:p>bin laden 's secretive buri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worst U.S. drought in decades has deepened again after more than a month of encouraging reports : http ://t.co/aIZlb0P1 .</text:p>
          </table:table-cell>
          <table:table-cell office:value-type="string">
            <text:p>decades</text:p>
          </table:table-cell>
          <table:table-cell office:value-type="string">
            <text:p>deepen after</text:p>
          </table:table-cell>
          <table:table-cell office:value-type="string">
            <text:p>more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 @YahooTicket : A special election will be held to replace Jesse Jackson Jr. after he resigned from Congress today : http ://t.co/d7NGzoV6 .</text:p>
          </table:table-cell>
          <table:table-cell office:value-type="string">
            <text:p>he</text:p>
          </table:table-cell>
          <table:table-cell office:value-type="string">
            <text:p>resign from</text:p>
          </table:table-cell>
          <table:table-cell office:value-type="string">
            <text:p>congress toda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 helpful are mammograms in preventing cancer ?</text:p>
          </table:table-cell>
          <table:table-cell office:value-type="string">
            <text:p>helpful</text:p>
          </table:table-cell>
          <table:table-cell office:value-type="string">
            <text:p>be</text:p>
          </table:table-cell>
          <table:table-cell office:value-type="string">
            <text:p>mammogram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 study reignites controversy : http ://t.co/dEZKk1Mc.</text:p>
          </table:table-cell>
          <table:table-cell office:value-type="string">
            <text:p>new study</text:p>
          </table:table-cell>
          <table:table-cell office:value-type="string">
            <text:p>reignite</text:p>
          </table:table-cell>
          <table:table-cell office:value-type="string">
            <text:p>controvers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t 's the holidays , so suit up : it 's time to get in a car and fight !</text:p>
          </table:table-cell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the holiday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t 's the holidays , so suit up : it 's time to get in a car and fight !</text:p>
          </table:table-cell>
          <table:table-cell office:value-type="string">
            <text:p>it</text:p>
          </table:table-cell>
          <table:table-cell office:value-type="string">
            <text:p>be time to get in</text:p>
          </table:table-cell>
          <table:table-cell office:value-type="string">
            <text:p>a car and figh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: Egypt declares a ceasefire has been reached to end the conflict between Israel and the Palestinians : http ://t.co/MOYeghU4.</text:p>
          </table:table-cell>
          <table:table-cell office:value-type="string">
            <text:p>egypt</text:p>
          </table:table-cell>
          <table:table-cell office:value-type="string">
            <text:p>declare</text:p>
          </table:table-cell>
          <table:table-cell office:value-type="string">
            <text:p>a ceasefir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ever , with less than 150 characters , sometimes we go for the name most recognized . . RT @TPM : Palestinian death toll reaches 152 : http ://t.co/jWnp32lz .</text:p>
          </table:table-cell>
          <table:table-cell office:value-type="string">
            <text:p>we</text:p>
          </table:table-cell>
          <table:table-cell office:value-type="string">
            <text:p>go for</text:p>
          </table:table-cell>
          <table:table-cell office:value-type="string">
            <text:p>the nam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ever , with less than 150 characters , sometimes we go for the name most recognized . . RT @TPM : Palestinian death toll reaches 152 : http ://t.co/jWnp32lz .</text:p>
          </table:table-cell>
          <table:table-cell office:value-type="string">
            <text:p>palestinian death toll</text:p>
          </table:table-cell>
          <table:table-cell office:value-type="string">
            <text:p>reach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ad snowglobe expert 's views on TSA rules and do n't lose it to airport security http ://t.co/fzzwqEk0 .</text:p>
          </table:table-cell>
          <table:table-cell office:value-type="string">
            <text:p>read snowglobe expert 's views</text:p>
          </table:table-cell>
          <table:table-cell office:value-type="string">
            <text:p>los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 'm in Dayton , OH trapped on a plane ...5 hours now . . RT @rsarver : Every year , without fail .</text:p>
          </table:table-cell>
          <table:table-cell office:value-type="string">
            <text:p>i</text:p>
          </table:table-cell>
          <table:table-cell office:value-type="string">
            <text:p>be in</text:p>
          </table:table-cell>
          <table:table-cell office:value-type="string">
            <text:p>dayt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ientists have discovered a new smell : http ://t.co/atN3NXsM.</text:p>
          </table:table-cell>
          <table:table-cell office:value-type="string">
            <text:p>scientists</text:p>
          </table:table-cell>
          <table:table-cell office:value-type="string">
            <text:p>discover</text:p>
          </table:table-cell>
          <table:table-cell office:value-type="string">
            <text:p>a new smel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icago airports getting fogged in , 400 flights delayed ...are you flying through or to the Windy City ? http ://t.co/pq6wPkpn .</text:p>
          </table:table-cell>
          <table:table-cell office:value-type="string">
            <text:p>the windy city</text:p>
          </table:table-cell>
          <table:table-cell office:value-type="string">
            <text:p>http</text:p>
          </table:table-cell>
          <table:table-cell office:value-type="string">
            <text:p>://t.co/pq6wpkp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eenhouse gases hit record high http ://t.co/z7fYJyl7 .</text:p>
          </table:table-cell>
          <table:table-cell office:value-type="string">
            <text:p>greenhouse gases</text:p>
          </table:table-cell>
          <table:table-cell office:value-type="string">
            <text:p>hit</text:p>
          </table:table-cell>
          <table:table-cell office:value-type="string">
            <text:p>record high http ://t.co/z7fyjyl7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iend them , like them , but do n't poke them .</text:p>
          </table:table-cell>
          <table:table-cell office:value-type="string">
            <text:p>them</text:p>
          </table:table-cell>
          <table:table-cell office:value-type="string">
            <text:p>poke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rdoned turkeys get Facebook treatment .</text:p>
          </table:table-cell>
          <table:table-cell office:value-type="string">
            <text:p>pardoned turkeys</text:p>
          </table:table-cell>
          <table:table-cell office:value-type="string">
            <text:p>get</text:p>
          </table:table-cell>
          <table:table-cell office:value-type="string">
            <text:p>facebook treatmen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TA asks Obama to skip White House tradition of pardoning Thanksgiving turkeys .</text:p>
          </table:table-cell>
          <table:table-cell office:value-type="string">
            <text:p>peta</text:p>
          </table:table-cell>
          <table:table-cell office:value-type="string">
            <text:p>ask</text:p>
          </table:table-cell>
          <table:table-cell office:value-type="string">
            <text:p>obam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udists disappointed after San Francisco lawmakers vote to ban public nakedness : http ://t.co/mAepNuuR .</text:p>
          </table:table-cell>
          <table:table-cell office:value-type="string">
            <text:p>san francisco lawmakers</text:p>
          </table:table-cell>
          <table:table-cell office:value-type="string">
            <text:p>vote to ban</text:p>
          </table:table-cell>
          <table:table-cell office:value-type="string">
            <text:p>public nakednes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otos : Clown \"doctors \ " use laughter to aid patients : http ://t.co/Hbh8VT9u .</text:p>
          </table:table-cell>
          <table:table-cell office:value-type="string">
            <text:p>clown \"doctors</text:p>
          </table:table-cell>
          <table:table-cell office:value-type="string">
            <text:p>use</text:p>
          </table:table-cell>
          <table:table-cell office:value-type="string">
            <text:p>laughte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llinois may soon become the most populous state to grant driver 's licenses to illegal immigrants : http ://t.co/xP2TKBeY .</text:p>
          </table:table-cell>
          <table:table-cell office:value-type="string">
            <text:p>illinois</text:p>
          </table:table-cell>
          <table:table-cell office:value-type="string">
            <text:p>become</text:p>
          </table:table-cell>
          <table:table-cell office:value-type="string">
            <text:p>the most populous stat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stess , union fail to reach deal in mediation , hearing scheduled for Wednesday before bankruptcy court : http ://t.co/45nhafi2 .</text:p>
          </table:table-cell>
          <table:table-cell office:value-type="string">
            <text:p>union</text:p>
          </table:table-cell>
          <table:table-cell office:value-type="string">
            <text:p>fail to reach</text:p>
          </table:table-cell>
          <table:table-cell office:value-type="string">
            <text:p>de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ps discover new trafficking trend -- drugs disguised as tequila : http ://t.co/Pux4pQi1 .</text:p>
          </table:table-cell>
          <table:table-cell office:value-type="string">
            <text:p>cops</text:p>
          </table:table-cell>
          <table:table-cell office:value-type="string">
            <text:p>discover</text:p>
          </table:table-cell>
          <table:table-cell office:value-type="string">
            <text:p>new trafficking trend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ident Obama will pardon a Thanksgiving turkey this week .</text:p>
          </table:table-cell>
          <table:table-cell office:value-type="string">
            <text:p>president obama</text:p>
          </table:table-cell>
          <table:table-cell office:value-type="string">
            <text:p>pardon</text:p>
          </table:table-cell>
          <table:table-cell office:value-type="string">
            <text:p>a thanksgiving turke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aaretz | Lifted gag order reveals that an IDF soldier was killed in # Gaza mortar attack on the Eshkol Regional Council earlier in the day .</text:p>
          </table:table-cell>
          <table:table-cell office:value-type="string">
            <text:p>an idf soldier</text:p>
          </table:table-cell>
          <table:table-cell office:value-type="string">
            <text:p>kill in</text:p>
          </table:table-cell>
          <table:table-cell office:value-type="string">
            <text:p># gaza mortar attack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vestigators find 100 skeleton parts in Swedish woman 's apartment , arrest and accuse her of necrophilia http ://t.co/LPXulzHp .</text:p>
          </table:table-cell>
          <table:table-cell office:value-type="string">
            <text:p>investigators</text:p>
          </table:table-cell>
          <table:table-cell office:value-type="string">
            <text:p>find</text:p>
          </table:table-cell>
          <table:table-cell office:value-type="string">
            <text:p># skeleton part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vestigators find 100 skeleton parts in Swedish woman 's apartment , arrest and accuse her of necrophilia http ://t.co/LPXulzHp .</text:p>
          </table:table-cell>
          <table:table-cell office:value-type="string">
            <text:p># skeleton parts</text:p>
          </table:table-cell>
          <table:table-cell office:value-type="string">
            <text:p>accuse</text:p>
          </table:table-cell>
          <table:table-cell office:value-type="string">
            <text:p>her of necrophilia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amas publicly executes six people in Gaza whom they claim are Israeli spies http ://t.co/Kvpj1Khm .</text:p>
          </table:table-cell>
          <table:table-cell office:value-type="string">
            <text:p>hamas</text:p>
          </table:table-cell>
          <table:table-cell office:value-type="string">
            <text:p>execute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amas publicly executes six people in Gaza whom they claim are Israeli spies http ://t.co/Kvpj1Khm .</text:p>
          </table:table-cell>
          <table:table-cell office:value-type="string">
            <text:p>they</text:p>
          </table:table-cell>
          <table:table-cell office:value-type="string">
            <text:p>claim be</text:p>
          </table:table-cell>
          <table:table-cell office:value-type="string">
            <text:p>israeli spie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amas publicly executes six people in Gaza whom they claim are Israeli spies http ://t.co/Kvpj1Khm .</text:p>
          </table:table-cell>
          <table:table-cell office:value-type="string">
            <text:p>israeli spies</text:p>
          </table:table-cell>
          <table:table-cell office:value-type="string">
            <text:p>http</text:p>
          </table:table-cell>
          <table:table-cell office:value-type="string">
            <text:p>://t.co/kvpj1khm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nfusion over Gaza : Hamas says cease-fire is agreed , Israel says no , Egypt says still hopeful for tonight http ://t.co/odgRvjSJ.</text:p>
          </table:table-cell>
          <table:table-cell office:value-type="string">
            <text:p>hamas</text:p>
          </table:table-cell>
          <table:table-cell office:value-type="string">
            <text:p>say</text:p>
          </table:table-cell>
          <table:table-cell office:value-type="string">
            <text:p>cease-fir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nfusion over Gaza : Hamas says cease-fire is agreed , Israel says no , Egypt says still hopeful for tonight http ://t.co/odgRvjSJ.</text:p>
          </table:table-cell>
          <table:table-cell office:value-type="string">
            <text:p>israel</text:p>
          </table:table-cell>
          <table:table-cell office:value-type="string">
            <text:p>say</text:p>
          </table:table-cell>
          <table:table-cell office:value-type="string">
            <text:p>no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nfusion over Gaza : Hamas says cease-fire is agreed , Israel says no , Egypt says still hopeful for tonight http ://t.co/odgRvjSJ.</text:p>
          </table:table-cell>
          <table:table-cell office:value-type="string">
            <text:p>egypt</text:p>
          </table:table-cell>
          <table:table-cell office:value-type="string">
            <text:p>say hopeful for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rmer U.S. Sen. Warren Rudman dies at 82 . http ://t.co/X6o6VYxB.</text:p>
          </table:table-cell>
          <table:table-cell office:value-type="string">
            <text:p>former u.s. sen. warren rudman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NEWS : Gaza truce will be declared at 5:00 pm ET , Hamas official tells Reuters .</text:p>
          </table:table-cell>
          <table:table-cell office:value-type="string">
            <text:p>gaza truce</text:p>
          </table:table-cell>
          <table:table-cell office:value-type="string">
            <text:p>declare at</text:p>
          </table:table-cell>
          <table:table-cell office:value-type="string">
            <text:p># pm et , hamas official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EAKING NEWS : Gaza truce will be declared at 5:00 pm ET , Hamas official tells Reuters .</text:p>
          </table:table-cell>
          <table:table-cell office:value-type="string">
            <text:p># pm et , hamas official</text:p>
          </table:table-cell>
          <table:table-cell office:value-type="string">
            <text:p>tell</text:p>
          </table:table-cell>
          <table:table-cell office:value-type="string">
            <text:p>reuter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gyptian president Morsi says Israel 's \"aggression \ " against Gaza will end Tuesday : http ://t.co/y5Eg3ECj .</text:p>
          </table:table-cell>
          <table:table-cell office:value-type="string">
            <text:p>morsi</text:p>
          </table:table-cell>
          <table:table-cell office:value-type="string">
            <text:p>say</text:p>
          </table:table-cell>
          <table:table-cell office:value-type="string">
            <text:p>israel 's \"aggression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gyptian president Morsi says Israel 's \"aggression \ " against Gaza will end Tuesday : http ://t.co/y5Eg3ECj .</text:p>
          </table:table-cell>
          <table:table-cell office:value-type="string">
            <text:p>gaza</text:p>
          </table:table-cell>
          <table:table-cell office:value-type="string">
            <text:p>end</text:p>
          </table:table-cell>
          <table:table-cell office:value-type="string">
            <text:p>tuesda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2 weeks later , Allen West finally concedes his Fla .</text:p>
          </table:table-cell>
          <table:table-cell office:value-type="string">
            <text:p>allen west</text:p>
          </table:table-cell>
          <table:table-cell office:value-type="string">
            <text:p>concede</text:p>
          </table:table-cell>
          <table:table-cell office:value-type="string">
            <text:p>his fl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man hits 'like ' on Facebook , gets arrested in India : http ://t.co/ynndynex .</text:p>
          </table:table-cell>
          <table:table-cell office:value-type="string">
            <text:p>woman</text:p>
          </table:table-cell>
          <table:table-cell office:value-type="string">
            <text:p>get arrest in</text:p>
          </table:table-cell>
          <table:table-cell office:value-type="string">
            <text:p>indi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lish authorities accuse a man of plotting to blow up car loaded with four tons of explosives outside parliament .</text:p>
          </table:table-cell>
          <table:table-cell office:value-type="string">
            <text:p>polish authorities</text:p>
          </table:table-cell>
          <table:table-cell office:value-type="string">
            <text:p>accuse</text:p>
          </table:table-cell>
          <table:table-cell office:value-type="string">
            <text:p>a ma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lice now investigating a home explosion that killed an Indiana couple as a homicide .</text:p>
          </table:table-cell>
          <table:table-cell office:value-type="string">
            <text:p>a home explosion</text:p>
          </table:table-cell>
          <table:table-cell office:value-type="string">
            <text:p>kill</text:p>
          </table:table-cell>
          <table:table-cell office:value-type="string">
            <text:p>an indiana coupl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ident Obama is sending Secretary of State Hillary Clinton to the Middle East to help mediate the Gaza crisis .</text:p>
          </table:table-cell>
          <table:table-cell office:value-type="string">
            <text:p>president obama</text:p>
          </table:table-cell>
          <table:table-cell office:value-type="string">
            <text:p>send secretary of</text:p>
          </table:table-cell>
          <table:table-cell office:value-type="string">
            <text:p>state hillary clint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lice issue warrants , offer reward for info on a white van seen the day an Ind . house explosion killed 2 people : http ://t.co/8DGlhRMf .</text:p>
          </table:table-cell>
          <table:table-cell office:value-type="string">
            <text:p>house explosion</text:p>
          </table:table-cell>
          <table:table-cell office:value-type="string">
            <text:p>kill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 you have a great Thanksgiving photo w/ a cool story behind it ?</text:p>
          </table:table-cell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a great thanksgiving photo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umans are n't the only ones who go through \"midlife crises , \" apes do too , a new study finds : http ://t.co/Kv3u1FoN.</text:p>
          </table:table-cell>
          <table:table-cell office:value-type="string">
            <text:p>humans</text:p>
          </table:table-cell>
          <table:table-cell office:value-type="string">
            <text:p>be</text:p>
          </table:table-cell>
          <table:table-cell office:value-type="string">
            <text:p>the only on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umans are n't the only ones who go through \"midlife crises , \" apes do too , a new study finds : http ://t.co/Kv3u1FoN.</text:p>
          </table:table-cell>
          <table:table-cell office:value-type="string">
            <text:p>the only ones</text:p>
          </table:table-cell>
          <table:table-cell office:value-type="string">
            <text:p>go through</text:p>
          </table:table-cell>
          <table:table-cell office:value-type="string">
            <text:p>\"midlife crise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. Marco Rubio told GQ the age of the earth was a theological question .</text:p>
          </table:table-cell>
          <table:table-cell office:value-type="string">
            <text:p>the age of the earth</text:p>
          </table:table-cell>
          <table:table-cell office:value-type="string">
            <text:p>be</text:p>
          </table:table-cell>
          <table:table-cell office:value-type="string">
            <text:p>a theological question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 you care if politicians believe in scientific inquiry ?</text:p>
          </table:table-cell>
          <table:table-cell office:value-type="string">
            <text:p>politicians</text:p>
          </table:table-cell>
          <table:table-cell office:value-type="string">
            <text:p>believe in</text:p>
          </table:table-cell>
          <table:table-cell office:value-type="string">
            <text:p>scientific inquiry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ildren of Gaza struggle to cope with life under fire - see photos and read the story : http ://t.co/1Gk6k8Oc .</text:p>
          </table:table-cell>
          <table:table-cell office:value-type="string">
            <text:p>fire</text:p>
          </table:table-cell>
          <table:table-cell office:value-type="string">
            <text:p>see</text:p>
          </table:table-cell>
          <table:table-cell office:value-type="string">
            <text:p>photo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ildren of Gaza struggle to cope with life under fire - see photos and read the story : http ://t.co/1Gk6k8Oc .</text:p>
          </table:table-cell>
          <table:table-cell office:value-type="string">
            <text:p>fire</text:p>
          </table:table-cell>
          <table:table-cell office:value-type="string">
            <text:p>read</text:p>
          </table:table-cell>
          <table:table-cell office:value-type="string">
            <text:p>the story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w a 17-year-old is revolutionizing #mobile #news with @Summly Cc : @YahooNews http ://t.co/umOxhpOr .</text:p>
          </table:table-cell>
          <table:table-cell office:value-type="string">
            <text:p>a 17-year-old</text:p>
          </table:table-cell>
          <table:table-cell office:value-type="string">
            <text:p>revolutionize</text:p>
          </table:table-cell>
          <table:table-cell office:value-type="string">
            <text:p>#mobile #new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holiday season is upon us – show us your favorite holiday photo and tell the story behind it .</text:p>
          </table:table-cell>
          <table:table-cell office:value-type="string">
            <text:p>the holiday season</text:p>
          </table:table-cell>
          <table:table-cell office:value-type="string">
            <text:p>be upon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holiday season is upon us – show us your favorite holiday photo and tell the story behind it .</text:p>
          </table:table-cell>
          <table:table-cell office:value-type="string">
            <text:p>us</text:p>
          </table:table-cell>
          <table:table-cell office:value-type="string">
            <text:p>show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holiday season is upon us – show us your favorite holiday photo and tell the story behind it .</text:p>
          </table:table-cell>
          <table:table-cell office:value-type="string">
            <text:p>us</text:p>
          </table:table-cell>
          <table:table-cell office:value-type="string">
            <text:p>tell story behind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aza invasion : It 's been done before , but this is different http ://t.co/3ftu8aK6 .</text:p>
          </table:table-cell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different http ://t.co/3ftu8ak6</text:p>
          </table:table-cell>
          <table:table-cell office:value-type="string">
            <text:p>Wro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 Twinkie : Will it return as a Mexican expat ?</text:p>
          </table:table-cell>
          <table:table-cell office:value-type="string">
            <text:p>it</text:p>
          </table:table-cell>
          <table:table-cell office:value-type="string">
            <text:p>return as</text:p>
          </table:table-cell>
          <table:table-cell office:value-type="string">
            <text:p>a mexican expa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ident Obama is in Cambodia on the final leg of his three-country tour of Southeast Asia .</text:p>
          </table:table-cell>
          <table:table-cell office:value-type="string">
            <text:p>president obama</text:p>
          </table:table-cell>
          <table:table-cell office:value-type="string">
            <text:p>be in</text:p>
          </table:table-cell>
          <table:table-cell office:value-type="string">
            <text:p>cambodia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bama arrives in Myanmar , becoming first U.S. president to visit the long-isolated country .</text:p>
          </table:table-cell>
          <table:table-cell office:value-type="string">
            <text:p>obama</text:p>
          </table:table-cell>
          <table:table-cell office:value-type="string">
            <text:p>arrive in</text:p>
          </table:table-cell>
          <table:table-cell office:value-type="string">
            <text:p>myanmar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ula Broadwell tells friends she 's devastated by the fallout from her affair with former CIA chief David Petraeus .</text:p>
          </table:table-cell>
          <table:table-cell office:value-type="string">
            <text:p>paula broadwell</text:p>
          </table:table-cell>
          <table:table-cell office:value-type="string">
            <text:p>tell</text:p>
          </table:table-cell>
          <table:table-cell office:value-type="string">
            <text:p>friends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ula Broadwell tells friends she 's devastated by the fallout from her affair with former CIA chief David Petraeus .</text:p>
          </table:table-cell>
          <table:table-cell office:value-type="string">
            <text:p>she</text:p>
          </table:table-cell>
          <table:table-cell office:value-type="string">
            <text:p>devastate by</text:p>
          </table:table-cell>
          <table:table-cell office:value-type="string">
            <text:p>the fallout</text:p>
          </table:table-cell>
          <table:table-cell office:value-type="string">
            <text:p>Right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Actual relations in 1k dataset: 875</text:p>
          </table:table-cell>
          <table:table-cell/>
          <table:table-cell office:value-type="string">
            <text:p>Total relations found: 777</text:p>
          </table:table-cell>
          <table:table-cell office:value-type="string">
            <text:p>502 correct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Precision</text:p>
          </table:table-cell>
          <table:table-cell table:formula="of:=502/777" office:value-type="float" office:value="0.646074646074646">
            <text:p>0.64607464607464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Recall</text:p>
          </table:table-cell>
          <table:table-cell table:formula="of:=502/875" office:value-type="float" office:value="0.573714285714286">
            <text:p>0.57371428571428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F-Measure</text:p>
          </table:table-cell>
          <table:table-cell table:formula="of:=([.$H785]*[.H786]*2)/([.$H785]+[.$H786])" office:value-type="float" office:value="0.607748184019371">
            <text:p>0.60774818401937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23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tkarsh </meta:initial-creator>
    <meta:creation-date>2013-05-30T12:50:47</meta:creation-date>
    <dc:date>2013-07-31T23:34:54</dc:date>
    <dc:creator>Utkarsh </dc:creator>
    <meta:editing-duration>PT09H03M01S</meta:editing-duration>
    <meta:editing-cycles>301</meta:editing-cycles>
    <meta:generator>OpenOffice.org/3.2$Linux OpenOffice.org_project/320m12$Build-9483</meta:generator>
    <meta:document-statistic meta:table-count="3" meta:cell-count="3900" meta:object-count="0"/>
  </office:meta>
</office:document-meta>
</file>